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87mm"/>
    </style:style>
    <style:style style:name="co2" style:family="table-column">
      <style:table-column-properties fo:break-before="auto" style:column-width="25.15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1.84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90.05mm" svg:x="1.93mm" svg:y="280.49mm">
            <loext:p draw:notify-on-update-of-ranges="Sheet1.A1:Sheet1.A1 Sheet1.A2:Sheet1.A61 Sheet1.B1:Sheet1.B1 Sheet1.B2:Sheet1.B61 Sheet1.F1:Sheet1.F1 Sheet1.F2:Sheet1.F61 Sheet1.J1:Sheet1.J1 Sheet1.J2:Sheet1.J61 Sheet1.N1:Sheet1.N1 Sheet1.N2:Sheet1.N61 Sheet1.R1:Sheet1.R1 Sheet1.R2:Sheet1.R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mm" svg:height="90.05mm" svg:x="164.74mm" svg:y="281.02mm">
            <loext:p draw:notify-on-update-of-ranges="Sheet1.A1:Sheet1.A1 Sheet1.A2:Sheet1.A61 Sheet1.C1:Sheet1.C1 Sheet1.C2:Sheet1.C61 Sheet1.G1:Sheet1.G1 Sheet1.G2:Sheet1.G61 Sheet1.K1:Sheet1.K1 Sheet1.K2:Sheet1.K61 Sheet1.O1:Sheet1.O1 Sheet1.O2:Sheet1.O61 Sheet1.S1:Sheet1.S1 Sheet1.S2:Sheet1.S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90.05mm" svg:x="1.68mm" svg:y="374.25mm">
            <loext:p draw:notify-on-update-of-ranges="Sheet1.A1:Sheet1.A1 Sheet1.A2:Sheet1.A61 Sheet1.D1:Sheet1.D1 Sheet1.D2:Sheet1.D61 Sheet1.H1:Sheet1.H1 Sheet1.H2:Sheet1.H61 Sheet1.L1:Sheet1.L1 Sheet1.L2:Sheet1.L61 Sheet1.P1:Sheet1.P1 Sheet1.P2:Sheet1.P61 Sheet1.T1:Sheet1.T1 Sheet1.T2:Sheet1.T6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90.04mm" svg:x="165.86mm" svg:y="374.52mm">
            <loext:p draw:notify-on-update-of-ranges="Sheet1.A1:Sheet1.A1 Sheet1.A2:Sheet1.A61 Sheet1.E1:Sheet1.E1 Sheet1.E2:Sheet1.E61 Sheet1.I1:Sheet1.I1 Sheet1.I2:Sheet1.I61 Sheet1.M1:Sheet1.M1 Sheet1.M2:Sheet1.M61 Sheet1.Q1:Sheet1.Q1 Sheet1.Q2:Sheet1.Q61 Sheet1.U1:Sheet1.U1 Sheet1.U2:Sheet1.U6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number-columns-repeated="11" table:default-cell-style-name="Default"/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acc0</text:p>
          </table:table-cell>
          <table:table-cell table:style-name="ce1" office:value-type="string" calcext:value-type="string">
            <text:p>loss0</text:p>
          </table:table-cell>
          <table:table-cell table:style-name="ce1" office:value-type="string" calcext:value-type="string">
            <text:p>val_acc0</text:p>
          </table:table-cell>
          <table:table-cell table:style-name="ce1" office:value-type="string" calcext:value-type="string">
            <text:p>val_loss0</text:p>
          </table:table-cell>
          <table:table-cell table:style-name="ce1" office:value-type="string" calcext:value-type="string">
            <text:p>acc1</text:p>
          </table:table-cell>
          <table:table-cell table:style-name="ce1" office:value-type="string" calcext:value-type="string">
            <text:p>loss1</text:p>
          </table:table-cell>
          <table:table-cell table:style-name="ce1" office:value-type="string" calcext:value-type="string">
            <text:p>val_acc1</text:p>
          </table:table-cell>
          <table:table-cell table:style-name="ce1" office:value-type="string" calcext:value-type="string">
            <text:p>val_loss1</text:p>
          </table:table-cell>
          <table:table-cell office:value-type="string" calcext:value-type="string">
            <text:p>acc2</text:p>
          </table:table-cell>
          <table:table-cell office:value-type="string" calcext:value-type="string">
            <text:p>loss2</text:p>
          </table:table-cell>
          <table:table-cell office:value-type="string" calcext:value-type="string">
            <text:p>val_acc2</text:p>
          </table:table-cell>
          <table:table-cell office:value-type="string" calcext:value-type="string">
            <text:p>val_loss2</text:p>
          </table:table-cell>
          <table:table-cell office:value-type="string" calcext:value-type="string">
            <text:p>acc3</text:p>
          </table:table-cell>
          <table:table-cell office:value-type="string" calcext:value-type="string">
            <text:p>loss3</text:p>
          </table:table-cell>
          <table:table-cell office:value-type="string" calcext:value-type="string">
            <text:p>val_acc3</text:p>
          </table:table-cell>
          <table:table-cell office:value-type="string" calcext:value-type="string">
            <text:p>val_loss3</text:p>
          </table:table-cell>
          <table:table-cell office:value-type="string" calcext:value-type="string">
            <text:p>acc4</text:p>
          </table:table-cell>
          <table:table-cell office:value-type="string" calcext:value-type="string">
            <text:p>loss4</text:p>
          </table:table-cell>
          <table:table-cell office:value-type="string" calcext:value-type="string">
            <text:p>val_acc4</text:p>
          </table:table-cell>
          <table:table-cell office:value-type="string" calcext:value-type="string">
            <text:p>val_loss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7457371159805" calcext:value-type="float">
            <text:p>0,527457371159805</text:p>
          </table:table-cell>
          <table:table-cell office:value-type="float" office:value="0.727638728401008" calcext:value-type="float">
            <text:p>0,727638728401008</text:p>
          </table:table-cell>
          <table:table-cell office:value-type="float" office:value="0.527607364888572" calcext:value-type="float">
            <text:p>0,527607364888572</text:p>
          </table:table-cell>
          <table:table-cell office:value-type="float" office:value="0.692693786387063" calcext:value-type="float">
            <text:p>0,692693786387063</text:p>
          </table:table-cell>
          <table:table-cell office:value-type="float" office:value="0.538741222236197" calcext:value-type="float">
            <text:p>0,538741222236197</text:p>
          </table:table-cell>
          <table:table-cell office:value-type="float" office:value="0.727908368395228" calcext:value-type="float">
            <text:p>0,727908368395228</text:p>
          </table:table-cell>
          <table:table-cell office:value-type="float" office:value="0.506134970787844" calcext:value-type="float">
            <text:p>0,506134970787844</text:p>
          </table:table-cell>
          <table:table-cell office:value-type="float" office:value="0.691762866783727" calcext:value-type="float">
            <text:p>0,691762866783727</text:p>
          </table:table-cell>
          <table:table-cell office:value-type="float" office:value="0.527206619381307" calcext:value-type="float">
            <text:p>0,527206619381307</text:p>
          </table:table-cell>
          <table:table-cell office:value-type="float" office:value="0.711750729272932" calcext:value-type="float">
            <text:p>0,711750729272932</text:p>
          </table:table-cell>
          <table:table-cell office:value-type="float" office:value="0.500000007313453" calcext:value-type="float">
            <text:p>0,500000007313453</text:p>
          </table:table-cell>
          <table:table-cell office:value-type="float" office:value="0.694670029213092" calcext:value-type="float">
            <text:p>0,694670029213092</text:p>
          </table:table-cell>
          <table:table-cell office:value-type="float" office:value="0.509277835772293" calcext:value-type="float">
            <text:p>0,509277835772293</text:p>
          </table:table-cell>
          <table:table-cell office:value-type="float" office:value="0.734803342233331" calcext:value-type="float">
            <text:p>0,734803342233331</text:p>
          </table:table-cell>
          <table:table-cell office:value-type="float" office:value="0.490797541715616" calcext:value-type="float">
            <text:p>0,490797541715616</text:p>
          </table:table-cell>
          <table:table-cell office:value-type="float" office:value="0.696151812018061" calcext:value-type="float">
            <text:p>0,696151812018061</text:p>
          </table:table-cell>
          <table:table-cell office:value-type="float" office:value="0.495737208466353" calcext:value-type="float">
            <text:p>0,495737208466353</text:p>
          </table:table-cell>
          <table:table-cell office:value-type="float" office:value="0.743682102011582" calcext:value-type="float">
            <text:p>0,743682102011582</text:p>
          </table:table-cell>
          <table:table-cell office:value-type="float" office:value="0.48466258400057" calcext:value-type="float">
            <text:p>0,48466258400057</text:p>
          </table:table-cell>
          <table:table-cell office:value-type="float" office:value="0.695333427812424" calcext:value-type="float">
            <text:p>0,695333427812424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float" office:value="0.581243730057685" calcext:value-type="float">
            <text:p>0,581243730057685</text:p>
          </table:table-cell>
          <table:table-cell office:value-type="float" office:value="0.670091761928145" calcext:value-type="float">
            <text:p>0,670091761928145</text:p>
          </table:table-cell>
          <table:table-cell office:value-type="float" office:value="0.515337426603937" calcext:value-type="float">
            <text:p>0,515337426603937</text:p>
          </table:table-cell>
          <table:table-cell office:value-type="float" office:value="0.690313888839417" calcext:value-type="float">
            <text:p>0,690313888839417</text:p>
          </table:table-cell>
          <table:table-cell office:value-type="float" office:value="0.601303910419958" calcext:value-type="float">
            <text:p>0,601303910419958</text:p>
          </table:table-cell>
          <table:table-cell office:value-type="float" office:value="0.661328286799409" calcext:value-type="float">
            <text:p>0,661328286799409</text:p>
          </table:table-cell>
          <table:table-cell office:value-type="float" office:value="0.503067489050649" calcext:value-type="float">
            <text:p>0,503067489050649</text:p>
          </table:table-cell>
          <table:table-cell office:value-type="float" office:value="0.686100614582834" calcext:value-type="float">
            <text:p>0,686100614582834</text:p>
          </table:table-cell>
          <table:table-cell office:value-type="float" office:value="0.585757273130694" calcext:value-type="float">
            <text:p>0,585757273130694</text:p>
          </table:table-cell>
          <table:table-cell office:value-type="float" office:value="0.66476866922742" calcext:value-type="float">
            <text:p>0,66476866922742</text:p>
          </table:table-cell>
          <table:table-cell office:value-type="float" office:value="0.530674846625767" calcext:value-type="float">
            <text:p>0,530674846625767</text:p>
          </table:table-cell>
          <table:table-cell office:value-type="float" office:value="0.683964979429186" calcext:value-type="float">
            <text:p>0,683964979429186</text:p>
          </table:table-cell>
          <table:table-cell office:value-type="float" office:value="0.519558676446572" calcext:value-type="float">
            <text:p>0,519558676446572</text:p>
          </table:table-cell>
          <table:table-cell office:value-type="float" office:value="0.696569603448407" calcext:value-type="float">
            <text:p>0,696569603448407</text:p>
          </table:table-cell>
          <table:table-cell office:value-type="float" office:value="0.509202455816093" calcext:value-type="float">
            <text:p>0,509202455816093</text:p>
          </table:table-cell>
          <table:table-cell office:value-type="float" office:value="0.693231724888269" calcext:value-type="float">
            <text:p>0,693231724888269</text:p>
          </table:table-cell>
          <table:table-cell office:value-type="float" office:value="0.49849548633981" calcext:value-type="float">
            <text:p>0,49849548633981</text:p>
          </table:table-cell>
          <table:table-cell office:value-type="float" office:value="0.70004022952427" calcext:value-type="float">
            <text:p>0,70004022952427</text:p>
          </table:table-cell>
          <table:table-cell office:value-type="float" office:value="0.518404912363532" calcext:value-type="float">
            <text:p>0,518404912363532</text:p>
          </table:table-cell>
          <table:table-cell office:value-type="float" office:value="0.691473229896803" calcext:value-type="float">
            <text:p>0,691473229896803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0.62688063911593" calcext:value-type="float">
            <text:p>0,62688063911593</text:p>
          </table:table-cell>
          <table:table-cell office:value-type="float" office:value="0.638547889686515" calcext:value-type="float">
            <text:p>0,638547889686515</text:p>
          </table:table-cell>
          <table:table-cell office:value-type="float" office:value="0.628834364604365" calcext:value-type="float">
            <text:p>0,628834364604365</text:p>
          </table:table-cell>
          <table:table-cell office:value-type="float" office:value="0.666903680087599" calcext:value-type="float">
            <text:p>0,666903680087599</text:p>
          </table:table-cell>
          <table:table-cell office:value-type="float" office:value="0.645561687984581" calcext:value-type="float">
            <text:p>0,645561687984581</text:p>
          </table:table-cell>
          <table:table-cell office:value-type="float" office:value="0.630025458730451" calcext:value-type="float">
            <text:p>0,630025458730451</text:p>
          </table:table-cell>
          <table:table-cell office:value-type="float" office:value="0.668711671068624" calcext:value-type="float">
            <text:p>0,668711671068624</text:p>
          </table:table-cell>
          <table:table-cell office:value-type="float" office:value="0.652995036057899" calcext:value-type="float">
            <text:p>0,652995036057899</text:p>
          </table:table-cell>
          <table:table-cell office:value-type="float" office:value="0.63741223730797" calcext:value-type="float">
            <text:p>0,63741223730797</text:p>
          </table:table-cell>
          <table:table-cell office:value-type="float" office:value="0.632910973808113" calcext:value-type="float">
            <text:p>0,632910973808113</text:p>
          </table:table-cell>
          <table:table-cell office:value-type="float" office:value="0.552147229390642" calcext:value-type="float">
            <text:p>0,552147229390642</text:p>
          </table:table-cell>
          <table:table-cell office:value-type="float" office:value="0.671584725014271" calcext:value-type="float">
            <text:p>0,671584725014271</text:p>
          </table:table-cell>
          <table:table-cell office:value-type="float" office:value="0.608575726882625" calcext:value-type="float">
            <text:p>0,608575726882625</text:p>
          </table:table-cell>
          <table:table-cell office:value-type="float" office:value="0.65484974036365" calcext:value-type="float">
            <text:p>0,65484974036365</text:p>
          </table:table-cell>
          <table:table-cell office:value-type="float" office:value="0.567484656725924" calcext:value-type="float">
            <text:p>0,567484656725924</text:p>
          </table:table-cell>
          <table:table-cell office:value-type="float" office:value="0.671556294330059" calcext:value-type="float">
            <text:p>0,671556294330059</text:p>
          </table:table-cell>
          <table:table-cell office:value-type="float" office:value="0.507397190797532" calcext:value-type="float">
            <text:p>0,507397190797532</text:p>
          </table:table-cell>
          <table:table-cell office:value-type="float" office:value="0.695299950801023" calcext:value-type="float">
            <text:p>0,695299950801023</text:p>
          </table:table-cell>
          <table:table-cell office:value-type="float" office:value="0.521472398671636" calcext:value-type="float">
            <text:p>0,521472398671636</text:p>
          </table:table-cell>
          <table:table-cell office:value-type="float" office:value="0.693083215710576" calcext:value-type="float">
            <text:p>0,693083215710576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0.63565697318453" calcext:value-type="float">
            <text:p>0,63565697318453</text:p>
          </table:table-cell>
          <table:table-cell office:value-type="float" office:value="0.628378874619483" calcext:value-type="float">
            <text:p>0,628378874619483</text:p>
          </table:table-cell>
          <table:table-cell office:value-type="float" office:value="0.680981598017406" calcext:value-type="float">
            <text:p>0,680981598017406</text:p>
          </table:table-cell>
          <table:table-cell office:value-type="float" office:value="0.637077894313204" calcext:value-type="float">
            <text:p>0,637077894313204</text:p>
          </table:table-cell>
          <table:table-cell office:value-type="float" office:value="0.642928789766765" calcext:value-type="float">
            <text:p>0,642928789766765</text:p>
          </table:table-cell>
          <table:table-cell office:value-type="float" office:value="0.625488560560833" calcext:value-type="float">
            <text:p>0,625488560560833</text:p>
          </table:table-cell>
          <table:table-cell office:value-type="float" office:value="0.601226985088887" calcext:value-type="float">
            <text:p>0,601226985088887</text:p>
          </table:table-cell>
          <table:table-cell office:value-type="float" office:value="0.635448429116442" calcext:value-type="float">
            <text:p>0,635448429116442</text:p>
          </table:table-cell>
          <table:table-cell office:value-type="float" office:value="0.641675024716522" calcext:value-type="float">
            <text:p>0,641675024716522</text:p>
          </table:table-cell>
          <table:table-cell office:value-type="float" office:value="0.627629286547004" calcext:value-type="float">
            <text:p>0,627629286547004</text:p>
          </table:table-cell>
          <table:table-cell office:value-type="float" office:value="0.610429448218433" calcext:value-type="float">
            <text:p>0,610429448218433</text:p>
          </table:table-cell>
          <table:table-cell office:value-type="float" office:value="0.650899329434143" calcext:value-type="float">
            <text:p>0,650899329434143</text:p>
          </table:table-cell>
          <table:table-cell office:value-type="float" office:value="0.645561686489981" calcext:value-type="float">
            <text:p>0,645561686489981</text:p>
          </table:table-cell>
          <table:table-cell office:value-type="float" office:value="0.628456599195838" calcext:value-type="float">
            <text:p>0,628456599195838</text:p>
          </table:table-cell>
          <table:table-cell office:value-type="float" office:value="0.598159508836781" calcext:value-type="float">
            <text:p>0,598159508836781</text:p>
          </table:table-cell>
          <table:table-cell office:value-type="float" office:value="0.647525679845751" calcext:value-type="float">
            <text:p>0,647525679845751</text:p>
          </table:table-cell>
          <table:table-cell office:value-type="float" office:value="0.508650947956288" calcext:value-type="float">
            <text:p>0,508650947956288</text:p>
          </table:table-cell>
          <table:table-cell office:value-type="float" office:value="0.694210644232234" calcext:value-type="float">
            <text:p>0,694210644232234</text:p>
          </table:table-cell>
          <table:table-cell office:value-type="float" office:value="0.490797545646597" calcext:value-type="float">
            <text:p>0,490797545646597</text:p>
          </table:table-cell>
          <table:table-cell office:value-type="float" office:value="0.69419693215493" calcext:value-type="float">
            <text:p>0,6941969321549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0.648696087368034" calcext:value-type="float">
            <text:p>0,648696087368034</text:p>
          </table:table-cell>
          <table:table-cell office:value-type="float" office:value="0.621762385638571" calcext:value-type="float">
            <text:p>0,621762385638571</text:p>
          </table:table-cell>
          <table:table-cell office:value-type="float" office:value="0.67177915280582" calcext:value-type="float">
            <text:p>0,67177915280582</text:p>
          </table:table-cell>
          <table:table-cell office:value-type="float" office:value="0.598927310273691" calcext:value-type="float">
            <text:p>0,598927310273691</text:p>
          </table:table-cell>
          <table:table-cell office:value-type="float" office:value="0.655717154862051" calcext:value-type="float">
            <text:p>0,655717154862051</text:p>
          </table:table-cell>
          <table:table-cell office:value-type="float" office:value="0.616254490440564" calcext:value-type="float">
            <text:p>0,616254490440564</text:p>
          </table:table-cell>
          <table:table-cell office:value-type="float" office:value="0.659509211230132" calcext:value-type="float">
            <text:p>0,659509211230132</text:p>
          </table:table-cell>
          <table:table-cell office:value-type="float" office:value="0.629168439862187" calcext:value-type="float">
            <text:p>0,629168439862187</text:p>
          </table:table-cell>
          <table:table-cell office:value-type="float" office:value="0.648570713092953" calcext:value-type="float">
            <text:p>0,648570713092953</text:p>
          </table:table-cell>
          <table:table-cell office:value-type="float" office:value="0.621287510471574" calcext:value-type="float">
            <text:p>0,621287510471574</text:p>
          </table:table-cell>
          <table:table-cell office:value-type="float" office:value="0.601226990573977" calcext:value-type="float">
            <text:p>0,601226990573977</text:p>
          </table:table-cell>
          <table:table-cell office:value-type="float" office:value="0.66000945015919" calcext:value-type="float">
            <text:p>0,66000945015919</text:p>
          </table:table-cell>
          <table:table-cell office:value-type="float" office:value="0.639669006901495" calcext:value-type="float">
            <text:p>0,639669006901495</text:p>
          </table:table-cell>
          <table:table-cell office:value-type="float" office:value="0.626215050847026" calcext:value-type="float">
            <text:p>0,626215050847026</text:p>
          </table:table-cell>
          <table:table-cell office:value-type="float" office:value="0.582822083329862" calcext:value-type="float">
            <text:p>0,582822083329862</text:p>
          </table:table-cell>
          <table:table-cell office:value-type="float" office:value="0.706404327614907" calcext:value-type="float">
            <text:p>0,706404327614907</text:p>
          </table:table-cell>
          <table:table-cell office:value-type="float" office:value="0.498370109553801" calcext:value-type="float">
            <text:p>0,498370109553801</text:p>
          </table:table-cell>
          <table:table-cell office:value-type="float" office:value="0.694998351657163" calcext:value-type="float">
            <text:p>0,694998351657163</text:p>
          </table:table-cell>
          <table:table-cell office:value-type="float" office:value="0.493865038079718" calcext:value-type="float">
            <text:p>0,493865038079718</text:p>
          </table:table-cell>
          <table:table-cell office:value-type="float" office:value="0.693581545645474" calcext:value-type="float">
            <text:p>0,69358154564547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0.649699096992956" calcext:value-type="float">
            <text:p>0,649699096992956</text:p>
          </table:table-cell>
          <table:table-cell office:value-type="float" office:value="0.618061121811001" calcext:value-type="float">
            <text:p>0,618061121811001</text:p>
          </table:table-cell>
          <table:table-cell office:value-type="float" office:value="0.634969328078756" calcext:value-type="float">
            <text:p>0,634969328078756</text:p>
          </table:table-cell>
          <table:table-cell office:value-type="float" office:value="0.636057204264073" calcext:value-type="float">
            <text:p>0,636057204264073</text:p>
          </table:table-cell>
          <table:table-cell office:value-type="float" office:value="0.650075226394439" calcext:value-type="float">
            <text:p>0,650075226394439</text:p>
          </table:table-cell>
          <table:table-cell office:value-type="float" office:value="0.615854668940082" calcext:value-type="float">
            <text:p>0,615854668940082</text:p>
          </table:table-cell>
          <table:table-cell office:value-type="float" office:value="0.61349692392203" calcext:value-type="float">
            <text:p>0,61349692392203</text:p>
          </table:table-cell>
          <table:table-cell office:value-type="float" office:value="0.631988243091326" calcext:value-type="float">
            <text:p>0,631988243091326</text:p>
          </table:table-cell>
          <table:table-cell office:value-type="float" office:value="0.658475425800564" calcext:value-type="float">
            <text:p>0,658475425800564</text:p>
          </table:table-cell>
          <table:table-cell office:value-type="float" office:value="0.618985496229728" calcext:value-type="float">
            <text:p>0,618985496229728</text:p>
          </table:table-cell>
          <table:table-cell office:value-type="float" office:value="0.650306745540876" calcext:value-type="float">
            <text:p>0,650306745540876</text:p>
          </table:table-cell>
          <table:table-cell office:value-type="float" office:value="0.680577183062314" calcext:value-type="float">
            <text:p>0,680577183062314</text:p>
          </table:table-cell>
          <table:table-cell office:value-type="float" office:value="0.659102303871778" calcext:value-type="float">
            <text:p>0,659102303871778</text:p>
          </table:table-cell>
          <table:table-cell office:value-type="float" office:value="0.61974350290528" calcext:value-type="float">
            <text:p>0,61974350290528</text:p>
          </table:table-cell>
          <table:table-cell office:value-type="float" office:value="0.561349706050077" calcext:value-type="float">
            <text:p>0,561349706050077</text:p>
          </table:table-cell>
          <table:table-cell office:value-type="float" office:value="0.707793778985556" calcext:value-type="float">
            <text:p>0,707793778985556</text:p>
          </table:table-cell>
          <table:table-cell office:value-type="float" office:value="0.56594784604152" calcext:value-type="float">
            <text:p>0,56594784604152</text:p>
          </table:table-cell>
          <table:table-cell office:value-type="float" office:value="0.678189426152374" calcext:value-type="float">
            <text:p>0,678189426152374</text:p>
          </table:table-cell>
          <table:table-cell office:value-type="float" office:value="0.634969318936939" calcext:value-type="float">
            <text:p>0,634969318936939</text:p>
          </table:table-cell>
          <table:table-cell office:value-type="float" office:value="0.63373331643321" calcext:value-type="float">
            <text:p>0,63373331643321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0.653961885537403" calcext:value-type="float">
            <text:p>0,653961885537403</text:p>
          </table:table-cell>
          <table:table-cell office:value-type="float" office:value="0.616363731346494" calcext:value-type="float">
            <text:p>0,616363731346494</text:p>
          </table:table-cell>
          <table:table-cell office:value-type="float" office:value="0.687116561491797" calcext:value-type="float">
            <text:p>0,687116561491797</text:p>
          </table:table-cell>
          <table:table-cell office:value-type="float" office:value="0.608136053099954" calcext:value-type="float">
            <text:p>0,608136053099954</text:p>
          </table:table-cell>
          <table:table-cell office:value-type="float" office:value="0.660481445588463" calcext:value-type="float">
            <text:p>0,660481445588463</text:p>
          </table:table-cell>
          <table:table-cell office:value-type="float" office:value="0.616497864634725" calcext:value-type="float">
            <text:p>0,616497864634725</text:p>
          </table:table-cell>
          <table:table-cell office:value-type="float" office:value="0.570552153090026" calcext:value-type="float">
            <text:p>0,570552153090026</text:p>
          </table:table-cell>
          <table:table-cell office:value-type="float" office:value="0.666298193068592" calcext:value-type="float">
            <text:p>0,666298193068592</text:p>
          </table:table-cell>
          <table:table-cell office:value-type="float" office:value="0.659854562256257" calcext:value-type="float">
            <text:p>0,659854562256257</text:p>
          </table:table-cell>
          <table:table-cell office:value-type="float" office:value="0.614828832768868" calcext:value-type="float">
            <text:p>0,614828832768868</text:p>
          </table:table-cell>
          <table:table-cell office:value-type="float" office:value="0.582822097956769" calcext:value-type="float">
            <text:p>0,582822097956769</text:p>
          </table:table-cell>
          <table:table-cell office:value-type="float" office:value="0.718088864000297" calcext:value-type="float">
            <text:p>0,718088864000297</text:p>
          </table:table-cell>
          <table:table-cell office:value-type="float" office:value="0.654839519392643" calcext:value-type="float">
            <text:p>0,654839519392643</text:p>
          </table:table-cell>
          <table:table-cell office:value-type="float" office:value="0.61677888570841" calcext:value-type="float">
            <text:p>0,61677888570841</text:p>
          </table:table-cell>
          <table:table-cell office:value-type="float" office:value="0.564417178279783" calcext:value-type="float">
            <text:p>0,564417178279783</text:p>
          </table:table-cell>
          <table:table-cell office:value-type="float" office:value="0.733448267348705" calcext:value-type="float">
            <text:p>0,733448267348705</text:p>
          </table:table-cell>
          <table:table-cell office:value-type="float" office:value="0.593405215407805" calcext:value-type="float">
            <text:p>0,593405215407805</text:p>
          </table:table-cell>
          <table:table-cell office:value-type="float" office:value="0.657418334735193" calcext:value-type="float">
            <text:p>0,657418334735193</text:p>
          </table:table-cell>
          <table:table-cell office:value-type="float" office:value="0.500000008867562" calcext:value-type="float">
            <text:p>0,500000008867562</text:p>
          </table:table-cell>
          <table:table-cell office:value-type="float" office:value="0.692874311669473" calcext:value-type="float">
            <text:p>0,692874311669473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0.656344031976721" calcext:value-type="float">
            <text:p>0,656344031976721</text:p>
          </table:table-cell>
          <table:table-cell office:value-type="float" office:value="0.616512694533395" calcext:value-type="float">
            <text:p>0,616512694533395</text:p>
          </table:table-cell>
          <table:table-cell office:value-type="float" office:value="0.684049079754601" calcext:value-type="float">
            <text:p>0,684049079754601</text:p>
          </table:table-cell>
          <table:table-cell office:value-type="float" office:value="0.634365478907626" calcext:value-type="float">
            <text:p>0,634365478907626</text:p>
          </table:table-cell>
          <table:table-cell office:value-type="float" office:value="0.659603812928903" calcext:value-type="float">
            <text:p>0,659603812928903</text:p>
          </table:table-cell>
          <table:table-cell office:value-type="float" office:value="0.613251286679309" calcext:value-type="float">
            <text:p>0,613251286679309</text:p>
          </table:table-cell>
          <table:table-cell office:value-type="float" office:value="0.616564423028677" calcext:value-type="float">
            <text:p>0,616564423028677</text:p>
          </table:table-cell>
          <table:table-cell office:value-type="float" office:value="0.718308509858839" calcext:value-type="float">
            <text:p>0,718308509858839</text:p>
          </table:table-cell>
          <table:table-cell office:value-type="float" office:value="0.662988967378974" calcext:value-type="float">
            <text:p>0,662988967378974</text:p>
          </table:table-cell>
          <table:table-cell office:value-type="float" office:value="0.610372340726996" calcext:value-type="float">
            <text:p>0,610372340726996</text:p>
          </table:table-cell>
          <table:table-cell office:value-type="float" office:value="0.625766877016407" calcext:value-type="float">
            <text:p>0,625766877016407</text:p>
          </table:table-cell>
          <table:table-cell office:value-type="float" office:value="0.722586622998758" calcext:value-type="float">
            <text:p>0,722586622998758</text:p>
          </table:table-cell>
          <table:table-cell office:value-type="float" office:value="0.655717150019547" calcext:value-type="float">
            <text:p>0,655717150019547</text:p>
          </table:table-cell>
          <table:table-cell office:value-type="float" office:value="0.615201351575651" calcext:value-type="float">
            <text:p>0,615201351575651</text:p>
          </table:table-cell>
          <table:table-cell office:value-type="float" office:value="0.582822092837351" calcext:value-type="float">
            <text:p>0,582822092837351</text:p>
          </table:table-cell>
          <table:table-cell office:value-type="float" office:value="0.700582092159365" calcext:value-type="float">
            <text:p>0,700582092159365</text:p>
          </table:table-cell>
          <table:table-cell office:value-type="float" office:value="0.615095285558653" calcext:value-type="float">
            <text:p>0,615095285558653</text:p>
          </table:table-cell>
          <table:table-cell office:value-type="float" office:value="0.651182745500218" calcext:value-type="float">
            <text:p>0,651182745500218</text:p>
          </table:table-cell>
          <table:table-cell office:value-type="float" office:value="0.564417180473819" calcext:value-type="float">
            <text:p>0,564417180473819</text:p>
          </table:table-cell>
          <table:table-cell office:value-type="float" office:value="0.667698858705766" calcext:value-type="float">
            <text:p>0,667698858705766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0.653711131845817" calcext:value-type="float">
            <text:p>0,653711131845817</text:p>
          </table:table-cell>
          <table:table-cell office:value-type="float" office:value="0.615349580495503" calcext:value-type="float">
            <text:p>0,615349580495503</text:p>
          </table:table-cell>
          <table:table-cell office:value-type="float" office:value="0.677914101653304" calcext:value-type="float">
            <text:p>0,677914101653304</text:p>
          </table:table-cell>
          <table:table-cell office:value-type="float" office:value="0.616544577973021" calcext:value-type="float">
            <text:p>0,616544577973021</text:p>
          </table:table-cell>
          <table:table-cell office:value-type="float" office:value="0.654964895521028" calcext:value-type="float">
            <text:p>0,654964895521028</text:p>
          </table:table-cell>
          <table:table-cell office:value-type="float" office:value="0.612812881065587" calcext:value-type="float">
            <text:p>0,612812881065587</text:p>
          </table:table-cell>
          <table:table-cell office:value-type="float" office:value="0.61349692392203" calcext:value-type="float">
            <text:p>0,61349692392203</text:p>
          </table:table-cell>
          <table:table-cell office:value-type="float" office:value="0.669656829965627" calcext:value-type="float">
            <text:p>0,669656829965627</text:p>
          </table:table-cell>
          <table:table-cell office:value-type="float" office:value="0.663615849993772" calcext:value-type="float">
            <text:p>0,663615849993772</text:p>
          </table:table-cell>
          <table:table-cell office:value-type="float" office:value="0.61029776467483" calcext:value-type="float">
            <text:p>0,61029776467483</text:p>
          </table:table-cell>
          <table:table-cell office:value-type="float" office:value="0.616564411692824" calcext:value-type="float">
            <text:p>0,616564411692824</text:p>
          </table:table-cell>
          <table:table-cell office:value-type="float" office:value="0.696598589420319" calcext:value-type="float">
            <text:p>0,696598589420319</text:p>
          </table:table-cell>
          <table:table-cell office:value-type="float" office:value="0.660857572239882" calcext:value-type="float">
            <text:p>0,660857572239882</text:p>
          </table:table-cell>
          <table:table-cell office:value-type="float" office:value="0.609064354521102" calcext:value-type="float">
            <text:p>0,609064354521102</text:p>
          </table:table-cell>
          <table:table-cell office:value-type="float" office:value="0.628834353268512" calcext:value-type="float">
            <text:p>0,628834353268512</text:p>
          </table:table-cell>
          <table:table-cell office:value-type="float" office:value="0.679039552899226" calcext:value-type="float">
            <text:p>0,679039552899226</text:p>
          </table:table-cell>
          <table:table-cell office:value-type="float" office:value="0.623620862169275" calcext:value-type="float">
            <text:p>0,623620862169275</text:p>
          </table:table-cell>
          <table:table-cell office:value-type="float" office:value="0.644895893102185" calcext:value-type="float">
            <text:p>0,644895893102185</text:p>
          </table:table-cell>
          <table:table-cell office:value-type="float" office:value="0.518404903221715" calcext:value-type="float">
            <text:p>0,518404903221715</text:p>
          </table:table-cell>
          <table:table-cell office:value-type="float" office:value="0.696046461722602" calcext:value-type="float">
            <text:p>0,696046461722602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0.662111333404166" calcext:value-type="float">
            <text:p>0,662111333404166</text:p>
          </table:table-cell>
          <table:table-cell office:value-type="float" office:value="0.611823480729473" calcext:value-type="float">
            <text:p>0,611823480729473</text:p>
          </table:table-cell>
          <table:table-cell office:value-type="float" office:value="0.647239255027537" calcext:value-type="float">
            <text:p>0,647239255027537</text:p>
          </table:table-cell>
          <table:table-cell office:value-type="float" office:value="0.621793179789935" calcext:value-type="float">
            <text:p>0,621793179789935</text:p>
          </table:table-cell>
          <table:table-cell office:value-type="float" office:value="0.662612837738355" calcext:value-type="float">
            <text:p>0,662612837738355</text:p>
          </table:table-cell>
          <table:table-cell office:value-type="float" office:value="0.604857094428963" calcext:value-type="float">
            <text:p>0,604857094428963</text:p>
          </table:table-cell>
          <table:table-cell office:value-type="float" office:value="0.601226985088887" calcext:value-type="float">
            <text:p>0,601226985088887</text:p>
          </table:table-cell>
          <table:table-cell office:value-type="float" office:value="0.712138064799865" calcext:value-type="float">
            <text:p>0,712138064799865</text:p>
          </table:table-cell>
          <table:table-cell office:value-type="float" office:value="0.664744232518742" calcext:value-type="float">
            <text:p>0,664744232518742</text:p>
          </table:table-cell>
          <table:table-cell office:value-type="float" office:value="0.607611770914455" calcext:value-type="float">
            <text:p>0,607611770914455</text:p>
          </table:table-cell>
          <table:table-cell office:value-type="float" office:value="0.588957058140105" calcext:value-type="float">
            <text:p>0,588957058140105</text:p>
          </table:table-cell>
          <table:table-cell office:value-type="float" office:value="0.725854395540214" calcext:value-type="float">
            <text:p>0,725854395540214</text:p>
          </table:table-cell>
          <table:table-cell office:value-type="float" office:value="0.663490470756619" calcext:value-type="float">
            <text:p>0,663490470756619</text:p>
          </table:table-cell>
          <table:table-cell office:value-type="float" office:value="0.606242154581975" calcext:value-type="float">
            <text:p>0,606242154581975</text:p>
          </table:table-cell>
          <table:table-cell office:value-type="float" office:value="0.582822076016409" calcext:value-type="float">
            <text:p>0,582822076016409</text:p>
          </table:table-cell>
          <table:table-cell office:value-type="float" office:value="0.818532032103626" calcext:value-type="float">
            <text:p>0,818532032103626</text:p>
          </table:table-cell>
          <table:table-cell office:value-type="float" office:value="0.629638918782907" calcext:value-type="float">
            <text:p>0,629638918782907</text:p>
          </table:table-cell>
          <table:table-cell office:value-type="float" office:value="0.642478969116268" calcext:value-type="float">
            <text:p>0,642478969116268</text:p>
          </table:table-cell>
          <table:table-cell office:value-type="float" office:value="0.644171764148525" calcext:value-type="float">
            <text:p>0,644171764148525</text:p>
          </table:table-cell>
          <table:table-cell office:value-type="float" office:value="0.622278976476997" calcext:value-type="float">
            <text:p>0,622278976476997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0.642803410170908" calcext:value-type="float">
            <text:p>0,642803410170908</text:p>
          </table:table-cell>
          <table:table-cell office:value-type="float" office:value="0.619609379840112" calcext:value-type="float">
            <text:p>0,619609379840112</text:p>
          </table:table-cell>
          <table:table-cell office:value-type="float" office:value="0.650306756876729" calcext:value-type="float">
            <text:p>0,650306756876729</text:p>
          </table:table-cell>
          <table:table-cell office:value-type="float" office:value="0.640480622740611" calcext:value-type="float">
            <text:p>0,640480622740611</text:p>
          </table:table-cell>
          <table:table-cell office:value-type="float" office:value="0.655717152111987" calcext:value-type="float">
            <text:p>0,655717152111987</text:p>
          </table:table-cell>
          <table:table-cell office:value-type="float" office:value="0.617839715366019" calcext:value-type="float">
            <text:p>0,617839715366019</text:p>
          </table:table-cell>
          <table:table-cell office:value-type="float" office:value="0.619631878803113" calcext:value-type="float">
            <text:p>0,619631878803113</text:p>
          </table:table-cell>
          <table:table-cell office:value-type="float" office:value="0.649428619563214" calcext:value-type="float">
            <text:p>0,649428619563214</text:p>
          </table:table-cell>
          <table:table-cell office:value-type="float" office:value="0.664618853640293" calcext:value-type="float">
            <text:p>0,664618853640293</text:p>
          </table:table-cell>
          <table:table-cell office:value-type="float" office:value="0.610485698000239" calcext:value-type="float">
            <text:p>0,610485698000239</text:p>
          </table:table-cell>
          <table:table-cell office:value-type="float" office:value="0.613496917522758" calcext:value-type="float">
            <text:p>0,613496917522758</text:p>
          </table:table-cell>
          <table:table-cell office:value-type="float" office:value="0.701486233004763" calcext:value-type="float">
            <text:p>0,701486233004763</text:p>
          </table:table-cell>
          <table:table-cell office:value-type="float" office:value="0.658851553647664" calcext:value-type="float">
            <text:p>0,658851553647664</text:p>
          </table:table-cell>
          <table:table-cell office:value-type="float" office:value="0.611865521971895" calcext:value-type="float">
            <text:p>0,611865521971895</text:p>
          </table:table-cell>
          <table:table-cell office:value-type="float" office:value="0.613496929955629" calcext:value-type="float">
            <text:p>0,613496929955629</text:p>
          </table:table-cell>
          <table:table-cell office:value-type="float" office:value="0.739073010310074" calcext:value-type="float">
            <text:p>0,739073010310074</text:p>
          </table:table-cell>
          <table:table-cell office:value-type="float" office:value="0.632397192889972" calcext:value-type="float">
            <text:p>0,632397192889972</text:p>
          </table:table-cell>
          <table:table-cell office:value-type="float" office:value="0.641461718046558" calcext:value-type="float">
            <text:p>0,641461718046558</text:p>
          </table:table-cell>
          <table:table-cell office:value-type="float" office:value="0.653374233128834" calcext:value-type="float">
            <text:p>0,653374233128834</text:p>
          </table:table-cell>
          <table:table-cell office:value-type="float" office:value="0.608248692714363" calcext:value-type="float">
            <text:p>0,608248692714363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0.652206622011803" calcext:value-type="float">
            <text:p>0,652206622011803</text:p>
          </table:table-cell>
          <table:table-cell office:value-type="float" office:value="0.613923107011388" calcext:value-type="float">
            <text:p>0,613923107011388</text:p>
          </table:table-cell>
          <table:table-cell office:value-type="float" office:value="0.610429439076617" calcext:value-type="float">
            <text:p>0,610429439076617</text:p>
          </table:table-cell>
          <table:table-cell office:value-type="float" office:value="0.672158655030596" calcext:value-type="float">
            <text:p>0,672158655030596</text:p>
          </table:table-cell>
          <table:table-cell office:value-type="float" office:value="0.648946841059621" calcext:value-type="float">
            <text:p>0,648946841059621</text:p>
          </table:table-cell>
          <table:table-cell office:value-type="float" office:value="0.615897727227857" calcext:value-type="float">
            <text:p>0,615897727227857</text:p>
          </table:table-cell>
          <table:table-cell office:value-type="float" office:value="0.592024543168355" calcext:value-type="float">
            <text:p>0,592024543168355</text:p>
          </table:table-cell>
          <table:table-cell office:value-type="float" office:value="0.670220261336836" calcext:value-type="float">
            <text:p>0,670220261336836</text:p>
          </table:table-cell>
          <table:table-cell office:value-type="float" office:value="0.670887664124863" calcext:value-type="float">
            <text:p>0,670887664124863</text:p>
          </table:table-cell>
          <table:table-cell office:value-type="float" office:value="0.602877767059724" calcext:value-type="float">
            <text:p>0,602877767059724</text:p>
          </table:table-cell>
          <table:table-cell office:value-type="float" office:value="0.585889565067057" calcext:value-type="float">
            <text:p>0,585889565067057</text:p>
          </table:table-cell>
          <table:table-cell office:value-type="float" office:value="0.799378592178134" calcext:value-type="float">
            <text:p>0,799378592178134</text:p>
          </table:table-cell>
          <table:table-cell office:value-type="float" office:value="0.667251755206013" calcext:value-type="float">
            <text:p>0,667251755206013</text:p>
          </table:table-cell>
          <table:table-cell office:value-type="float" office:value="0.608129640878622" calcext:value-type="float">
            <text:p>0,608129640878622</text:p>
          </table:table-cell>
          <table:table-cell office:value-type="float" office:value="0.601226988379941" calcext:value-type="float">
            <text:p>0,601226988379941</text:p>
          </table:table-cell>
          <table:table-cell office:value-type="float" office:value="0.682067151084268" calcext:value-type="float">
            <text:p>0,682067151084268</text:p>
          </table:table-cell>
          <table:table-cell office:value-type="float" office:value="0.627256771925101" calcext:value-type="float">
            <text:p>0,627256771925101</text:p>
          </table:table-cell>
          <table:table-cell office:value-type="float" office:value="0.642167413784723" calcext:value-type="float">
            <text:p>0,642167413784723</text:p>
          </table:table-cell>
          <table:table-cell office:value-type="float" office:value="0.625766868240263" calcext:value-type="float">
            <text:p>0,625766868240263</text:p>
          </table:table-cell>
          <table:table-cell office:value-type="float" office:value="0.619717073952494" calcext:value-type="float">
            <text:p>0,619717073952494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0.656970914053463" calcext:value-type="float">
            <text:p>0,656970914053463</text:p>
          </table:table-cell>
          <table:table-cell office:value-type="float" office:value="0.610993931621104" calcext:value-type="float">
            <text:p>0,610993931621104</text:p>
          </table:table-cell>
          <table:table-cell office:value-type="float" office:value="0.684049073903839" calcext:value-type="float">
            <text:p>0,684049073903839</text:p>
          </table:table-cell>
          <table:table-cell office:value-type="float" office:value="0.649921398404186" calcext:value-type="float">
            <text:p>0,649921398404186</text:p>
          </table:table-cell>
          <table:table-cell office:value-type="float" office:value="0.656469409838842" calcext:value-type="float">
            <text:p>0,656469409838842</text:p>
          </table:table-cell>
          <table:table-cell office:value-type="float" office:value="0.610926964876047" calcext:value-type="float">
            <text:p>0,610926964876047</text:p>
          </table:table-cell>
          <table:table-cell office:value-type="float" office:value="0.641104291553146" calcext:value-type="float">
            <text:p>0,641104291553146</text:p>
          </table:table-cell>
          <table:table-cell office:value-type="float" office:value="0.641737762404366" calcext:value-type="float">
            <text:p>0,641737762404366</text:p>
          </table:table-cell>
          <table:table-cell office:value-type="float" office:value="0.676153461158335" calcext:value-type="float">
            <text:p>0,676153461158335</text:p>
          </table:table-cell>
          <table:table-cell office:value-type="float" office:value="0.595929843611799" calcext:value-type="float">
            <text:p>0,595929843611799</text:p>
          </table:table-cell>
          <table:table-cell office:value-type="float" office:value="0.619631908056926" calcext:value-type="float">
            <text:p>0,619631908056926</text:p>
          </table:table-cell>
          <table:table-cell office:value-type="float" office:value="0.690478808492239" calcext:value-type="float">
            <text:p>0,690478808492239</text:p>
          </table:table-cell>
          <table:table-cell office:value-type="float" office:value="0.664618856928413" calcext:value-type="float">
            <text:p>0,664618856928413</text:p>
          </table:table-cell>
          <table:table-cell office:value-type="float" office:value="0.596655909132694" calcext:value-type="float">
            <text:p>0,596655909132694</text:p>
          </table:table-cell>
          <table:table-cell office:value-type="float" office:value="0.558282204200885" calcext:value-type="float">
            <text:p>0,558282204200885</text:p>
          </table:table-cell>
          <table:table-cell office:value-type="float" office:value="0.721545207719861" calcext:value-type="float">
            <text:p>0,721545207719861</text:p>
          </table:table-cell>
          <table:table-cell office:value-type="float" office:value="0.628134401475893" calcext:value-type="float">
            <text:p>0,628134401475893</text:p>
          </table:table-cell>
          <table:table-cell office:value-type="float" office:value="0.638135194718658" calcext:value-type="float">
            <text:p>0,638135194718658</text:p>
          </table:table-cell>
          <table:table-cell office:value-type="float" office:value="0.518404912363532" calcext:value-type="float">
            <text:p>0,518404912363532</text:p>
          </table:table-cell>
          <table:table-cell office:value-type="float" office:value="0.964681441067187" calcext:value-type="float">
            <text:p>0,964681441067187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0.657472416653915" calcext:value-type="float">
            <text:p>0,657472416653915</text:p>
          </table:table-cell>
          <table:table-cell office:value-type="float" office:value="0.611907634476841" calcext:value-type="float">
            <text:p>0,611907634476841</text:p>
          </table:table-cell>
          <table:table-cell office:value-type="float" office:value="0.653374227278072" calcext:value-type="float">
            <text:p>0,653374227278072</text:p>
          </table:table-cell>
          <table:table-cell office:value-type="float" office:value="0.713876880933902" calcext:value-type="float">
            <text:p>0,713876880933902</text:p>
          </table:table-cell>
          <table:table-cell office:value-type="float" office:value="0.659227684902451" calcext:value-type="float">
            <text:p>0,659227684902451</text:p>
          </table:table-cell>
          <table:table-cell office:value-type="float" office:value="0.613727916685963" calcext:value-type="float">
            <text:p>0,613727916685963</text:p>
          </table:table-cell>
          <table:table-cell office:value-type="float" office:value="0.647239258318591" calcext:value-type="float">
            <text:p>0,647239258318591</text:p>
          </table:table-cell>
          <table:table-cell office:value-type="float" office:value="0.662094053315239" calcext:value-type="float">
            <text:p>0,662094053315239</text:p>
          </table:table-cell>
          <table:table-cell office:value-type="float" office:value="0.669884654679294" calcext:value-type="float">
            <text:p>0,669884654679294</text:p>
          </table:table-cell>
          <table:table-cell office:value-type="float" office:value="0.595005636468694" calcext:value-type="float">
            <text:p>0,595005636468694</text:p>
          </table:table-cell>
          <table:table-cell office:value-type="float" office:value="0.567484660016978" calcext:value-type="float">
            <text:p>0,567484660016978</text:p>
          </table:table-cell>
          <table:table-cell office:value-type="float" office:value="0.753516512962938" calcext:value-type="float">
            <text:p>0,753516512962938</text:p>
          </table:table-cell>
          <table:table-cell office:value-type="float" office:value="0.668254765368991" calcext:value-type="float">
            <text:p>0,668254765368991</text:p>
          </table:table-cell>
          <table:table-cell office:value-type="float" office:value="0.596774793257087" calcext:value-type="float">
            <text:p>0,596774793257087</text:p>
          </table:table-cell>
          <table:table-cell office:value-type="float" office:value="0.582822080038808" calcext:value-type="float">
            <text:p>0,582822080038808</text:p>
          </table:table-cell>
          <table:table-cell office:value-type="float" office:value="0.686511889922838" calcext:value-type="float">
            <text:p>0,686511889922838</text:p>
          </table:table-cell>
          <table:table-cell office:value-type="float" office:value="0.630391173699914" calcext:value-type="float">
            <text:p>0,630391173699914</text:p>
          </table:table-cell>
          <table:table-cell office:value-type="float" office:value="0.638980450398226" calcext:value-type="float">
            <text:p>0,638980450398226</text:p>
          </table:table-cell>
          <table:table-cell office:value-type="float" office:value="0.662576690224782" calcext:value-type="float">
            <text:p>0,662576690224782</text:p>
          </table:table-cell>
          <table:table-cell office:value-type="float" office:value="0.610232684875558" calcext:value-type="float">
            <text:p>0,610232684875558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0.663114342730167" calcext:value-type="float">
            <text:p>0,663114342730167</text:p>
          </table:table-cell>
          <table:table-cell office:value-type="float" office:value="0.610623236226223" calcext:value-type="float">
            <text:p>0,610623236226223</text:p>
          </table:table-cell>
          <table:table-cell office:value-type="float" office:value="0.680981592166643" calcext:value-type="float">
            <text:p>0,680981592166643</text:p>
          </table:table-cell>
          <table:table-cell office:value-type="float" office:value="0.6653995065967" calcext:value-type="float">
            <text:p>0,6653995065967</text:p>
          </table:table-cell>
          <table:table-cell office:value-type="float" office:value="0.653961886792867" calcext:value-type="float">
            <text:p>0,653961886792867</text:p>
          </table:table-cell>
          <table:table-cell office:value-type="float" office:value="0.611785912884394" calcext:value-type="float">
            <text:p>0,611785912884394</text:p>
          </table:table-cell>
          <table:table-cell office:value-type="float" office:value="0.582822097956769" calcext:value-type="float">
            <text:p>0,582822097956769</text:p>
          </table:table-cell>
          <table:table-cell office:value-type="float" office:value="0.694281365608145" calcext:value-type="float">
            <text:p>0,694281365608145</text:p>
          </table:table-cell>
          <table:table-cell office:value-type="float" office:value="0.681544631271209" calcext:value-type="float">
            <text:p>0,681544631271209</text:p>
          </table:table-cell>
          <table:table-cell office:value-type="float" office:value="0.588012209507742" calcext:value-type="float">
            <text:p>0,588012209507742</text:p>
          </table:table-cell>
          <table:table-cell office:value-type="float" office:value="0.57055215638108" calcext:value-type="float">
            <text:p>0,57055215638108</text:p>
          </table:table-cell>
          <table:table-cell office:value-type="float" office:value="0.726922704763939" calcext:value-type="float">
            <text:p>0,726922704763939</text:p>
          </table:table-cell>
          <table:table-cell office:value-type="float" office:value="0.675275826107415" calcext:value-type="float">
            <text:p>0,675275826107415</text:p>
          </table:table-cell>
          <table:table-cell office:value-type="float" office:value="0.591624692246811" calcext:value-type="float">
            <text:p>0,591624692246811</text:p>
          </table:table-cell>
          <table:table-cell office:value-type="float" office:value="0.628834353268512" calcext:value-type="float">
            <text:p>0,628834353268512</text:p>
          </table:table-cell>
          <table:table-cell office:value-type="float" office:value="0.708891284612059" calcext:value-type="float">
            <text:p>0,708891284612059</text:p>
          </table:table-cell>
          <table:table-cell office:value-type="float" office:value="0.632146440035362" calcext:value-type="float">
            <text:p>0,632146440035362</text:p>
          </table:table-cell>
          <table:table-cell office:value-type="float" office:value="0.635386547628592" calcext:value-type="float">
            <text:p>0,635386547628592</text:p>
          </table:table-cell>
          <table:table-cell office:value-type="float" office:value="0.619631908056926" calcext:value-type="float">
            <text:p>0,619631908056926</text:p>
          </table:table-cell>
          <table:table-cell office:value-type="float" office:value="0.662346600023515" calcext:value-type="float">
            <text:p>0,662346600023515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0.667251754548389" calcext:value-type="float">
            <text:p>0,667251754548389</text:p>
          </table:table-cell>
          <table:table-cell office:value-type="float" office:value="0.606586315208596" calcext:value-type="float">
            <text:p>0,606586315208596</text:p>
          </table:table-cell>
          <table:table-cell office:value-type="float" office:value="0.631901840490798" calcext:value-type="float">
            <text:p>0,631901840490798</text:p>
          </table:table-cell>
          <table:table-cell office:value-type="float" office:value="0.658484618539459" calcext:value-type="float">
            <text:p>0,658484618539459</text:p>
          </table:table-cell>
          <table:table-cell office:value-type="float" office:value="0.664117352594224" calcext:value-type="float">
            <text:p>0,664117352594224</text:p>
          </table:table-cell>
          <table:table-cell office:value-type="float" office:value="0.604422211647034" calcext:value-type="float">
            <text:p>0,604422211647034</text:p>
          </table:table-cell>
          <table:table-cell office:value-type="float" office:value="0.592024539877301" calcext:value-type="float">
            <text:p>0,592024539877301</text:p>
          </table:table-cell>
          <table:table-cell office:value-type="float" office:value="0.714121874124726" calcext:value-type="float">
            <text:p>0,714121874124726</text:p>
          </table:table-cell>
          <table:table-cell office:value-type="float" office:value="0.67577732978398" calcext:value-type="float">
            <text:p>0,67577732978398</text:p>
          </table:table-cell>
          <table:table-cell office:value-type="float" office:value="0.584507449639358" calcext:value-type="float">
            <text:p>0,584507449639358</text:p>
          </table:table-cell>
          <table:table-cell office:value-type="float" office:value="0.5490797549669" calcext:value-type="float">
            <text:p>0,5490797549669</text:p>
          </table:table-cell>
          <table:table-cell office:value-type="float" office:value="0.738993388743488" calcext:value-type="float">
            <text:p>0,738993388743488</text:p>
          </table:table-cell>
          <table:table-cell office:value-type="float" office:value="0.67728184643337" calcext:value-type="float">
            <text:p>0,67728184643337</text:p>
          </table:table-cell>
          <table:table-cell office:value-type="float" office:value="0.590579220500131" calcext:value-type="float">
            <text:p>0,590579220500131</text:p>
          </table:table-cell>
          <table:table-cell office:value-type="float" office:value="0.558282194144887" calcext:value-type="float">
            <text:p>0,558282194144887</text:p>
          </table:table-cell>
          <table:table-cell office:value-type="float" office:value="0.734765426878549" calcext:value-type="float">
            <text:p>0,734765426878549</text:p>
          </table:table-cell>
          <table:table-cell office:value-type="float" office:value="0.642176530605094" calcext:value-type="float">
            <text:p>0,642176530605094</text:p>
          </table:table-cell>
          <table:table-cell office:value-type="float" office:value="0.632138975644662" calcext:value-type="float">
            <text:p>0,632138975644662</text:p>
          </table:table-cell>
          <table:table-cell office:value-type="float" office:value="0.680981598017406" calcext:value-type="float">
            <text:p>0,680981598017406</text:p>
          </table:table-cell>
          <table:table-cell office:value-type="float" office:value="0.631781870602099" calcext:value-type="float">
            <text:p>0,631781870602099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0.675651954911059" calcext:value-type="float">
            <text:p>0,675651954911059</text:p>
          </table:table-cell>
          <table:table-cell office:value-type="float" office:value="0.602706248865443" calcext:value-type="float">
            <text:p>0,602706248865443</text:p>
          </table:table-cell>
          <table:table-cell office:value-type="float" office:value="0.680981592166643" calcext:value-type="float">
            <text:p>0,680981592166643</text:p>
          </table:table-cell>
          <table:table-cell office:value-type="float" office:value="0.668651603299416" calcext:value-type="float">
            <text:p>0,668651603299416</text:p>
          </table:table-cell>
          <table:table-cell office:value-type="float" office:value="0.667001002949243" calcext:value-type="float">
            <text:p>0,667001002949243</text:p>
          </table:table-cell>
          <table:table-cell office:value-type="float" office:value="0.605121356912458" calcext:value-type="float">
            <text:p>0,605121356912458</text:p>
          </table:table-cell>
          <table:table-cell office:value-type="float" office:value="0.579754616219573" calcext:value-type="float">
            <text:p>0,579754616219573</text:p>
          </table:table-cell>
          <table:table-cell office:value-type="float" office:value="0.676080845250674" calcext:value-type="float">
            <text:p>0,676080845250674</text:p>
          </table:table-cell>
          <table:table-cell office:value-type="float" office:value="0.683550651955868" calcext:value-type="float">
            <text:p>0,683550651955868</text:p>
          </table:table-cell>
          <table:table-cell office:value-type="float" office:value="0.582714889269535" calcext:value-type="float">
            <text:p>0,582714889269535</text:p>
          </table:table-cell>
          <table:table-cell office:value-type="float" office:value="0.573619638118276" calcext:value-type="float">
            <text:p>0,573619638118276</text:p>
          </table:table-cell>
          <table:table-cell office:value-type="float" office:value="0.838007631660239" calcext:value-type="float">
            <text:p>0,838007631660239</text:p>
          </table:table-cell>
          <table:table-cell office:value-type="float" office:value="0.680416245697255" calcext:value-type="float">
            <text:p>0,680416245697255</text:p>
          </table:table-cell>
          <table:table-cell office:value-type="float" office:value="0.589292641568447" calcext:value-type="float">
            <text:p>0,589292641568447</text:p>
          </table:table-cell>
          <table:table-cell office:value-type="float" office:value="0.576687109250964" calcext:value-type="float">
            <text:p>0,576687109250964</text:p>
          </table:table-cell>
          <table:table-cell office:value-type="float" office:value="0.83924960139339" calcext:value-type="float">
            <text:p>0,83924960139339</text:p>
          </table:table-cell>
          <table:table-cell office:value-type="float" office:value="0.639167504599962" calcext:value-type="float">
            <text:p>0,639167504599962</text:p>
          </table:table-cell>
          <table:table-cell office:value-type="float" office:value="0.631172930225805" calcext:value-type="float">
            <text:p>0,631172930225805</text:p>
          </table:table-cell>
          <table:table-cell office:value-type="float" office:value="0.674846619916108" calcext:value-type="float">
            <text:p>0,674846619916108</text:p>
          </table:table-cell>
          <table:table-cell office:value-type="float" office:value="0.618735129847848" calcext:value-type="float">
            <text:p>0,618735129847848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0.672893680385505" calcext:value-type="float">
            <text:p>0,672893680385505</text:p>
          </table:table-cell>
          <table:table-cell office:value-type="float" office:value="0.60021044850469" calcext:value-type="float">
            <text:p>0,60021044850469</text:p>
          </table:table-cell>
          <table:table-cell office:value-type="float" office:value="0.564417187787272" calcext:value-type="float">
            <text:p>0,564417187787272</text:p>
          </table:table-cell>
          <table:table-cell office:value-type="float" office:value="0.69852333291908" calcext:value-type="float">
            <text:p>0,69852333291908</text:p>
          </table:table-cell>
          <table:table-cell office:value-type="float" office:value="0.659102306801194" calcext:value-type="float">
            <text:p>0,659102306801194</text:p>
          </table:table-cell>
          <table:table-cell office:value-type="float" office:value="0.603033743387718" calcext:value-type="float">
            <text:p>0,603033743387718</text:p>
          </table:table-cell>
          <table:table-cell office:value-type="float" office:value="0.588957058140105" calcext:value-type="float">
            <text:p>0,588957058140105</text:p>
          </table:table-cell>
          <table:table-cell office:value-type="float" office:value="0.69605020547937" calcext:value-type="float">
            <text:p>0,69605020547937</text:p>
          </table:table-cell>
          <table:table-cell office:value-type="float" office:value="0.69332999056775" calcext:value-type="float">
            <text:p>0,69332999056775</text:p>
          </table:table-cell>
          <table:table-cell office:value-type="float" office:value="0.57523161400046" calcext:value-type="float">
            <text:p>0,57523161400046</text:p>
          </table:table-cell>
          <table:table-cell office:value-type="float" office:value="0.567484665502068" calcext:value-type="float">
            <text:p>0,567484665502068</text:p>
          </table:table-cell>
          <table:table-cell office:value-type="float" office:value="0.729380704325401" calcext:value-type="float">
            <text:p>0,729380704325401</text:p>
          </table:table-cell>
          <table:table-cell office:value-type="float" office:value="0.684804411326631" calcext:value-type="float">
            <text:p>0,684804411326631</text:p>
          </table:table-cell>
          <table:table-cell office:value-type="float" office:value="0.579115710801323" calcext:value-type="float">
            <text:p>0,579115710801323</text:p>
          </table:table-cell>
          <table:table-cell office:value-type="float" office:value="0.54601226993865" calcext:value-type="float">
            <text:p>0,54601226993865</text:p>
          </table:table-cell>
          <table:table-cell office:value-type="float" office:value="0.828096784331316" calcext:value-type="float">
            <text:p>0,828096784331316</text:p>
          </table:table-cell>
          <table:table-cell office:value-type="float" office:value="0.637036109221735" calcext:value-type="float">
            <text:p>0,637036109221735</text:p>
          </table:table-cell>
          <table:table-cell office:value-type="float" office:value="0.631805302685457" calcext:value-type="float">
            <text:p>0,631805302685457</text:p>
          </table:table-cell>
          <table:table-cell office:value-type="float" office:value="0.638036824442858" calcext:value-type="float">
            <text:p>0,638036824442858</text:p>
          </table:table-cell>
          <table:table-cell office:value-type="float" office:value="0.656672854730688" calcext:value-type="float">
            <text:p>0,656672854730688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0.671013040372816" calcext:value-type="float">
            <text:p>0,671013040372816</text:p>
          </table:table-cell>
          <table:table-cell office:value-type="float" office:value="0.593721819796796" calcext:value-type="float">
            <text:p>0,593721819796796</text:p>
          </table:table-cell>
          <table:table-cell office:value-type="float" office:value="0.616564417177914" calcext:value-type="float">
            <text:p>0,616564417177914</text:p>
          </table:table-cell>
          <table:table-cell office:value-type="float" office:value="0.691169413869366" calcext:value-type="float">
            <text:p>0,691169413869366</text:p>
          </table:table-cell>
          <table:table-cell office:value-type="float" office:value="0.671639921493014" calcext:value-type="float">
            <text:p>0,671639921493014</text:p>
          </table:table-cell>
          <table:table-cell office:value-type="float" office:value="0.597272792634897" calcext:value-type="float">
            <text:p>0,597272792634897</text:p>
          </table:table-cell>
          <table:table-cell office:value-type="float" office:value="0.588957046804253" calcext:value-type="float">
            <text:p>0,588957046804253</text:p>
          </table:table-cell>
          <table:table-cell office:value-type="float" office:value="0.705392929308254" calcext:value-type="float">
            <text:p>0,705392929308254</text:p>
          </table:table-cell>
          <table:table-cell office:value-type="float" office:value="0.704363091001539" calcext:value-type="float">
            <text:p>0,704363091001539</text:p>
          </table:table-cell>
          <table:table-cell office:value-type="float" office:value="0.572172588785529" calcext:value-type="float">
            <text:p>0,572172588785529</text:p>
          </table:table-cell>
          <table:table-cell office:value-type="float" office:value="0.536809828018118" calcext:value-type="float">
            <text:p>0,536809828018118</text:p>
          </table:table-cell>
          <table:table-cell office:value-type="float" office:value="0.870038841765351" calcext:value-type="float">
            <text:p>0,870038841765351</text:p>
          </table:table-cell>
          <table:table-cell office:value-type="float" office:value="0.680290873395046" calcext:value-type="float">
            <text:p>0,680290873395046</text:p>
          </table:table-cell>
          <table:table-cell office:value-type="float" office:value="0.578425357609599" calcext:value-type="float">
            <text:p>0,578425357609599</text:p>
          </table:table-cell>
          <table:table-cell office:value-type="float" office:value="0.536809829297973" calcext:value-type="float">
            <text:p>0,536809829297973</text:p>
          </table:table-cell>
          <table:table-cell office:value-type="float" office:value="0.719536804714086" calcext:value-type="float">
            <text:p>0,719536804714086</text:p>
          </table:table-cell>
          <table:table-cell office:value-type="float" office:value="0.637036108026055" calcext:value-type="float">
            <text:p>0,637036108026055</text:p>
          </table:table-cell>
          <table:table-cell office:value-type="float" office:value="0.632105533612767" calcext:value-type="float">
            <text:p>0,632105533612767</text:p>
          </table:table-cell>
          <table:table-cell office:value-type="float" office:value="0.662576690224782" calcext:value-type="float">
            <text:p>0,662576690224782</text:p>
          </table:table-cell>
          <table:table-cell office:value-type="float" office:value="0.623084329022952" calcext:value-type="float">
            <text:p>0,623084329022952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0.679663992215064" calcext:value-type="float">
            <text:p>0,679663992215064</text:p>
          </table:table-cell>
          <table:table-cell office:value-type="float" office:value="0.593112263540805" calcext:value-type="float">
            <text:p>0,593112263540805</text:p>
          </table:table-cell>
          <table:table-cell office:value-type="float" office:value="0.619631910250962" calcext:value-type="float">
            <text:p>0,619631910250962</text:p>
          </table:table-cell>
          <table:table-cell office:value-type="float" office:value="0.716893044168964" calcext:value-type="float">
            <text:p>0,716893044168964</text:p>
          </table:table-cell>
          <table:table-cell office:value-type="float" office:value="0.667502505669264" calcext:value-type="float">
            <text:p>0,667502505669264</text:p>
          </table:table-cell>
          <table:table-cell office:value-type="float" office:value="0.593888592098278" calcext:value-type="float">
            <text:p>0,593888592098278</text:p>
          </table:table-cell>
          <table:table-cell office:value-type="float" office:value="0.610429444927379" calcext:value-type="float">
            <text:p>0,610429444927379</text:p>
          </table:table-cell>
          <table:table-cell office:value-type="float" office:value="0.665405989790255" calcext:value-type="float">
            <text:p>0,665405989790255</text:p>
          </table:table-cell>
          <table:table-cell office:value-type="float" office:value="0.696965898709407" calcext:value-type="float">
            <text:p>0,696965898709407</text:p>
          </table:table-cell>
          <table:table-cell office:value-type="float" office:value="0.565435784690478" calcext:value-type="float">
            <text:p>0,565435784690478</text:p>
          </table:table-cell>
          <table:table-cell office:value-type="float" office:value="0.564417189615636" calcext:value-type="float">
            <text:p>0,564417189615636</text:p>
          </table:table-cell>
          <table:table-cell office:value-type="float" office:value="0.813803101244148" calcext:value-type="float">
            <text:p>0,813803101244148</text:p>
          </table:table-cell>
          <table:table-cell office:value-type="float" office:value="0.690947843590376" calcext:value-type="float">
            <text:p>0,690947843590376</text:p>
          </table:table-cell>
          <table:table-cell office:value-type="float" office:value="0.577208436719154" calcext:value-type="float">
            <text:p>0,577208436719154</text:p>
          </table:table-cell>
          <table:table-cell office:value-type="float" office:value="0.552147229390642" calcext:value-type="float">
            <text:p>0,552147229390642</text:p>
          </table:table-cell>
          <table:table-cell office:value-type="float" office:value="0.744384692490467" calcext:value-type="float">
            <text:p>0,744384692490467</text:p>
          </table:table-cell>
          <table:table-cell office:value-type="float" office:value="0.637788365274638" calcext:value-type="float">
            <text:p>0,637788365274638</text:p>
          </table:table-cell>
          <table:table-cell office:value-type="float" office:value="0.630526076228832" calcext:value-type="float">
            <text:p>0,630526076228832</text:p>
          </table:table-cell>
          <table:table-cell office:value-type="float" office:value="0.601226999715793" calcext:value-type="float">
            <text:p>0,601226999715793</text:p>
          </table:table-cell>
          <table:table-cell office:value-type="float" office:value="0.671173819735006" calcext:value-type="float">
            <text:p>0,671173819735006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0.679538614233375" calcext:value-type="float">
            <text:p>0,679538614233375</text:p>
          </table:table-cell>
          <table:table-cell office:value-type="float" office:value="0.588639638010214" calcext:value-type="float">
            <text:p>0,588639638010214</text:p>
          </table:table-cell>
          <table:table-cell office:value-type="float" office:value="0.668711661926808" calcext:value-type="float">
            <text:p>0,668711661926808</text:p>
          </table:table-cell>
          <table:table-cell office:value-type="float" office:value="0.677952456328035" calcext:value-type="float">
            <text:p>0,677952456328035</text:p>
          </table:table-cell>
          <table:table-cell office:value-type="float" office:value="0.67402206745406" calcext:value-type="float">
            <text:p>0,67402206745406</text:p>
          </table:table-cell>
          <table:table-cell office:value-type="float" office:value="0.592466741411712" calcext:value-type="float">
            <text:p>0,592466741411712</text:p>
          </table:table-cell>
          <table:table-cell office:value-type="float" office:value="0.56134969142317" calcext:value-type="float">
            <text:p>0,56134969142317</text:p>
          </table:table-cell>
          <table:table-cell office:value-type="float" office:value="0.815148145874585" calcext:value-type="float">
            <text:p>0,815148145874585</text:p>
          </table:table-cell>
          <table:table-cell office:value-type="float" office:value="0.702231695683096" calcext:value-type="float">
            <text:p>0,702231695683096</text:p>
          </table:table-cell>
          <table:table-cell office:value-type="float" office:value="0.562101459670569" calcext:value-type="float">
            <text:p>0,562101459670569</text:p>
          </table:table-cell>
          <table:table-cell office:value-type="float" office:value="0.564417174988729" calcext:value-type="float">
            <text:p>0,564417174988729</text:p>
          </table:table-cell>
          <table:table-cell office:value-type="float" office:value="0.842232177593957" calcext:value-type="float">
            <text:p>0,842232177593957</text:p>
          </table:table-cell>
          <table:table-cell office:value-type="float" office:value="0.689317952486553" calcext:value-type="float">
            <text:p>0,689317952486553</text:p>
          </table:table-cell>
          <table:table-cell office:value-type="float" office:value="0.571891256416573" calcext:value-type="float">
            <text:p>0,571891256416573</text:p>
          </table:table-cell>
          <table:table-cell office:value-type="float" office:value="0.539877291837353" calcext:value-type="float">
            <text:p>0,539877291837353</text:p>
          </table:table-cell>
          <table:table-cell office:value-type="float" office:value="0.930925151321786" calcext:value-type="float">
            <text:p>0,930925151321786</text:p>
          </table:table-cell>
          <table:table-cell office:value-type="float" office:value="0.643179539034336" calcext:value-type="float">
            <text:p>0,643179539034336</text:p>
          </table:table-cell>
          <table:table-cell office:value-type="float" office:value="0.630765127860675" calcext:value-type="float">
            <text:p>0,630765127860675</text:p>
          </table:table-cell>
          <table:table-cell office:value-type="float" office:value="0.653374233128834" calcext:value-type="float">
            <text:p>0,653374233128834</text:p>
          </table:table-cell>
          <table:table-cell office:value-type="float" office:value="0.617787074091976" calcext:value-type="float">
            <text:p>0,617787074091976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0.681544634499545" calcext:value-type="float">
            <text:p>0,681544634499545</text:p>
          </table:table-cell>
          <table:table-cell office:value-type="float" office:value="0.590716700795421" calcext:value-type="float">
            <text:p>0,590716700795421</text:p>
          </table:table-cell>
          <table:table-cell office:value-type="float" office:value="0.653374223987018" calcext:value-type="float">
            <text:p>0,653374223987018</text:p>
          </table:table-cell>
          <table:table-cell office:value-type="float" office:value="0.722747523908966" calcext:value-type="float">
            <text:p>0,722747523908966</text:p>
          </table:table-cell>
          <table:table-cell office:value-type="float" office:value="0.671389169355811" calcext:value-type="float">
            <text:p>0,671389169355811</text:p>
          </table:table-cell>
          <table:table-cell office:value-type="float" office:value="0.590538742011385" calcext:value-type="float">
            <text:p>0,590538742011385</text:p>
          </table:table-cell>
          <table:table-cell office:value-type="float" office:value="0.573619645431729" calcext:value-type="float">
            <text:p>0,573619645431729</text:p>
          </table:table-cell>
          <table:table-cell office:value-type="float" office:value="0.789679477916905" calcext:value-type="float">
            <text:p>0,789679477916905</text:p>
          </table:table-cell>
          <table:table-cell office:value-type="float" office:value="0.709879640530918" calcext:value-type="float">
            <text:p>0,709879640530918</text:p>
          </table:table-cell>
          <table:table-cell office:value-type="float" office:value="0.551931066104139" calcext:value-type="float">
            <text:p>0,551931066104139</text:p>
          </table:table-cell>
          <table:table-cell office:value-type="float" office:value="0.564417178279783" calcext:value-type="float">
            <text:p>0,564417178279783</text:p>
          </table:table-cell>
          <table:table-cell office:value-type="float" office:value="0.830421484686846" calcext:value-type="float">
            <text:p>0,830421484686846</text:p>
          </table:table-cell>
          <table:table-cell office:value-type="float" office:value="0.698595785448998" calcext:value-type="float">
            <text:p>0,698595785448998</text:p>
          </table:table-cell>
          <table:table-cell office:value-type="float" office:value="0.564826444732987" calcext:value-type="float">
            <text:p>0,564826444732987</text:p>
          </table:table-cell>
          <table:table-cell office:value-type="float" office:value="0.607361960447639" calcext:value-type="float">
            <text:p>0,607361960447639</text:p>
          </table:table-cell>
          <table:table-cell office:value-type="float" office:value="0.700599125923555" calcext:value-type="float">
            <text:p>0,700599125923555</text:p>
          </table:table-cell>
          <table:table-cell office:value-type="float" office:value="0.631895686881832" calcext:value-type="float">
            <text:p>0,631895686881832</text:p>
          </table:table-cell>
          <table:table-cell office:value-type="float" office:value="0.635183897515836" calcext:value-type="float">
            <text:p>0,635183897515836</text:p>
          </table:table-cell>
          <table:table-cell office:value-type="float" office:value="0.638036824442858" calcext:value-type="float">
            <text:p>0,638036824442858</text:p>
          </table:table-cell>
          <table:table-cell office:value-type="float" office:value="0.651027420547111" calcext:value-type="float">
            <text:p>0,651027420547111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0.685180539891139" calcext:value-type="float">
            <text:p>0,685180539891139</text:p>
          </table:table-cell>
          <table:table-cell office:value-type="float" office:value="0.586702086382668" calcext:value-type="float">
            <text:p>0,586702086382668</text:p>
          </table:table-cell>
          <table:table-cell office:value-type="float" office:value="0.601226990573977" calcext:value-type="float">
            <text:p>0,601226990573977</text:p>
          </table:table-cell>
          <table:table-cell office:value-type="float" office:value="0.703412369533551" calcext:value-type="float">
            <text:p>0,703412369533551</text:p>
          </table:table-cell>
          <table:table-cell office:value-type="float" office:value="0.679037110078538" calcext:value-type="float">
            <text:p>0,679037110078538</text:p>
          </table:table-cell>
          <table:table-cell office:value-type="float" office:value="0.58557915508209" calcext:value-type="float">
            <text:p>0,58557915508209</text:p>
          </table:table-cell>
          <table:table-cell office:value-type="float" office:value="0.601226999715793" calcext:value-type="float">
            <text:p>0,601226999715793</text:p>
          </table:table-cell>
          <table:table-cell office:value-type="float" office:value="0.775471603212181" calcext:value-type="float">
            <text:p>0,775471603212181</text:p>
          </table:table-cell>
          <table:table-cell office:value-type="float" office:value="0.717026080207576" calcext:value-type="float">
            <text:p>0,717026080207576</text:p>
          </table:table-cell>
          <table:table-cell office:value-type="float" office:value="0.547024515591031" calcext:value-type="float">
            <text:p>0,547024515591031</text:p>
          </table:table-cell>
          <table:table-cell office:value-type="float" office:value="0.579754601592667" calcext:value-type="float">
            <text:p>0,579754601592667</text:p>
          </table:table-cell>
          <table:table-cell office:value-type="float" office:value="0.810813103716798" calcext:value-type="float">
            <text:p>0,810813103716798</text:p>
          </table:table-cell>
          <table:table-cell office:value-type="float" office:value="0.711008023534161" calcext:value-type="float">
            <text:p>0,711008023534161</text:p>
          </table:table-cell>
          <table:table-cell office:value-type="float" office:value="0.54984542945682" calcext:value-type="float">
            <text:p>0,54984542945682</text:p>
          </table:table-cell>
          <table:table-cell office:value-type="float" office:value="0.542944771746185" calcext:value-type="float">
            <text:p>0,542944771746185</text:p>
          </table:table-cell>
          <table:table-cell office:value-type="float" office:value="0.799458367692912" calcext:value-type="float">
            <text:p>0,799458367692912</text:p>
          </table:table-cell>
          <table:table-cell office:value-type="float" office:value="0.636534603871218" calcext:value-type="float">
            <text:p>0,636534603871218</text:p>
          </table:table-cell>
          <table:table-cell office:value-type="float" office:value="0.633338761604657" calcext:value-type="float">
            <text:p>0,633338761604657</text:p>
          </table:table-cell>
          <table:table-cell office:value-type="float" office:value="0.668711656441718" calcext:value-type="float">
            <text:p>0,668711656441718</text:p>
          </table:table-cell>
          <table:table-cell office:value-type="float" office:value="0.630871465966745" calcext:value-type="float">
            <text:p>0,630871465966745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0.683425276485106" calcext:value-type="float">
            <text:p>0,683425276485106</text:p>
          </table:table-cell>
          <table:table-cell office:value-type="float" office:value="0.580661015321642" calcext:value-type="float">
            <text:p>0,580661015321642</text:p>
          </table:table-cell>
          <table:table-cell office:value-type="float" office:value="0.567484662211014" calcext:value-type="float">
            <text:p>0,567484662211014</text:p>
          </table:table-cell>
          <table:table-cell office:value-type="float" office:value="0.791122679330089" calcext:value-type="float">
            <text:p>0,791122679330089</text:p>
          </table:table-cell>
          <table:table-cell office:value-type="float" office:value="0.683425277322082" calcext:value-type="float">
            <text:p>0,683425277322082</text:p>
          </table:table-cell>
          <table:table-cell office:value-type="float" office:value="0.581567746406811" calcext:value-type="float">
            <text:p>0,581567746406811</text:p>
          </table:table-cell>
          <table:table-cell office:value-type="float" office:value="0.592024528541448" calcext:value-type="float">
            <text:p>0,592024528541448</text:p>
          </table:table-cell>
          <table:table-cell office:value-type="float" office:value="0.79372982708223" calcext:value-type="float">
            <text:p>0,79372982708223</text:p>
          </table:table-cell>
          <table:table-cell office:value-type="float" office:value="0.712261785415852" calcext:value-type="float">
            <text:p>0,712261785415852</text:p>
          </table:table-cell>
          <table:table-cell office:value-type="float" office:value="0.548188965562115" calcext:value-type="float">
            <text:p>0,548188965562115</text:p>
          </table:table-cell>
          <table:table-cell office:value-type="float" office:value="0.567484656725924" calcext:value-type="float">
            <text:p>0,567484656725924</text:p>
          </table:table-cell>
          <table:table-cell office:value-type="float" office:value="0.878914906934726" calcext:value-type="float">
            <text:p>0,878914906934726</text:p>
          </table:table-cell>
          <table:table-cell office:value-type="float" office:value="0.708500501265378" calcext:value-type="float">
            <text:p>0,708500501265378</text:p>
          </table:table-cell>
          <table:table-cell office:value-type="float" office:value="0.550090594361036" calcext:value-type="float">
            <text:p>0,550090594361036</text:p>
          </table:table-cell>
          <table:table-cell office:value-type="float" office:value="0.570552145776573" calcext:value-type="float">
            <text:p>0,570552145776573</text:p>
          </table:table-cell>
          <table:table-cell office:value-type="float" office:value="0.754832509470864" calcext:value-type="float">
            <text:p>0,754832509470864</text:p>
          </table:table-cell>
          <table:table-cell office:value-type="float" office:value="0.638039115199832" calcext:value-type="float">
            <text:p>0,638039115199832</text:p>
          </table:table-cell>
          <table:table-cell office:value-type="float" office:value="0.631759631239184" calcext:value-type="float">
            <text:p>0,631759631239184</text:p>
          </table:table-cell>
          <table:table-cell office:value-type="float" office:value="0.634969328078756" calcext:value-type="float">
            <text:p>0,634969328078756</text:p>
          </table:table-cell>
          <table:table-cell office:value-type="float" office:value="0.696039395829651" calcext:value-type="float">
            <text:p>0,696039395829651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0.682296890193744" calcext:value-type="float">
            <text:p>0,682296890193744</text:p>
          </table:table-cell>
          <table:table-cell office:value-type="float" office:value="0.583755917331519" calcext:value-type="float">
            <text:p>0,583755917331519</text:p>
          </table:table-cell>
          <table:table-cell office:value-type="float" office:value="0.644171782066486" calcext:value-type="float">
            <text:p>0,644171782066486</text:p>
          </table:table-cell>
          <table:table-cell office:value-type="float" office:value="0.747255310873312" calcext:value-type="float">
            <text:p>0,747255310873312</text:p>
          </table:table-cell>
          <table:table-cell office:value-type="float" office:value="0.693706114827809" calcext:value-type="float">
            <text:p>0,693706114827809</text:p>
          </table:table-cell>
          <table:table-cell office:value-type="float" office:value="0.57433306094756" calcext:value-type="float">
            <text:p>0,57433306094756</text:p>
          </table:table-cell>
          <table:table-cell office:value-type="float" office:value="0.579754598301613" calcext:value-type="float">
            <text:p>0,579754598301613</text:p>
          </table:table-cell>
          <table:table-cell office:value-type="float" office:value="0.770357556138302" calcext:value-type="float">
            <text:p>0,770357556138302</text:p>
          </table:table-cell>
          <table:table-cell office:value-type="float" office:value="0.716273818893681" calcext:value-type="float">
            <text:p>0,716273818893681</text:p>
          </table:table-cell>
          <table:table-cell office:value-type="float" office:value="0.538060814889527" calcext:value-type="float">
            <text:p>0,538060814889527</text:p>
          </table:table-cell>
          <table:table-cell office:value-type="float" office:value="0.53987730646426" calcext:value-type="float">
            <text:p>0,53987730646426</text:p>
          </table:table-cell>
          <table:table-cell office:value-type="float" office:value="0.896785933547225" calcext:value-type="float">
            <text:p>0,896785933547225</text:p>
          </table:table-cell>
          <table:table-cell office:value-type="float" office:value="0.712637910333536" calcext:value-type="float">
            <text:p>0,712637910333536</text:p>
          </table:table-cell>
          <table:table-cell office:value-type="float" office:value="0.545759051649597" calcext:value-type="float">
            <text:p>0,545759051649597</text:p>
          </table:table-cell>
          <table:table-cell office:value-type="float" office:value="0.579754601592667" calcext:value-type="float">
            <text:p>0,579754601592667</text:p>
          </table:table-cell>
          <table:table-cell office:value-type="float" office:value="0.73039723137405" calcext:value-type="float">
            <text:p>0,73039723137405</text:p>
          </table:table-cell>
          <table:table-cell office:value-type="float" office:value="0.641675024596954" calcext:value-type="float">
            <text:p>0,641675024596954</text:p>
          </table:table-cell>
          <table:table-cell office:value-type="float" office:value="0.632152203451786" calcext:value-type="float">
            <text:p>0,632152203451786</text:p>
          </table:table-cell>
          <table:table-cell office:value-type="float" office:value="0.63190184634156" calcext:value-type="float">
            <text:p>0,63190184634156</text:p>
          </table:table-cell>
          <table:table-cell office:value-type="float" office:value="0.640521577896516" calcext:value-type="float">
            <text:p>0,640521577896516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0.69859579100891" calcext:value-type="float">
            <text:p>0,69859579100891</text:p>
          </table:table-cell>
          <table:table-cell office:value-type="float" office:value="0.573355709478154" calcext:value-type="float">
            <text:p>0,573355709478154</text:p>
          </table:table-cell>
          <table:table-cell office:value-type="float" office:value="0.619631895624055" calcext:value-type="float">
            <text:p>0,619631895624055</text:p>
          </table:table-cell>
          <table:table-cell office:value-type="float" office:value="0.796043645933362" calcext:value-type="float">
            <text:p>0,796043645933362</text:p>
          </table:table-cell>
          <table:table-cell office:value-type="float" office:value="0.69596288705183" calcext:value-type="float">
            <text:p>0,69596288705183</text:p>
          </table:table-cell>
          <table:table-cell office:value-type="float" office:value="0.573543359546987" calcext:value-type="float">
            <text:p>0,573543359546987</text:p>
          </table:table-cell>
          <table:table-cell office:value-type="float" office:value="0.521472377645457" calcext:value-type="float">
            <text:p>0,521472377645457</text:p>
          </table:table-cell>
          <table:table-cell office:value-type="float" office:value="0.87560398776107" calcext:value-type="float">
            <text:p>0,87560398776107</text:p>
          </table:table-cell>
          <table:table-cell office:value-type="float" office:value="0.720411232624991" calcext:value-type="float">
            <text:p>0,720411232624991</text:p>
          </table:table-cell>
          <table:table-cell office:value-type="float" office:value="0.536114642529215" calcext:value-type="float">
            <text:p>0,536114642529215</text:p>
          </table:table-cell>
          <table:table-cell office:value-type="float" office:value="0.555214733068197" calcext:value-type="float">
            <text:p>0,555214733068197</text:p>
          </table:table-cell>
          <table:table-cell office:value-type="float" office:value="0.890898331542688" calcext:value-type="float">
            <text:p>0,890898331542688</text:p>
          </table:table-cell>
          <table:table-cell office:value-type="float" office:value="0.718154466319586" calcext:value-type="float">
            <text:p>0,718154466319586</text:p>
          </table:table-cell>
          <table:table-cell office:value-type="float" office:value="0.534507803985085" calcext:value-type="float">
            <text:p>0,534507803985085</text:p>
          </table:table-cell>
          <table:table-cell office:value-type="float" office:value="0.549079766302752" calcext:value-type="float">
            <text:p>0,549079766302752</text:p>
          </table:table-cell>
          <table:table-cell office:value-type="float" office:value="0.870715925664258" calcext:value-type="float">
            <text:p>0,870715925664258</text:p>
          </table:table-cell>
          <table:table-cell office:value-type="float" office:value="0.649072214796646" calcext:value-type="float">
            <text:p>0,649072214796646</text:p>
          </table:table-cell>
          <table:table-cell office:value-type="float" office:value="0.624612332346925" calcext:value-type="float">
            <text:p>0,624612332346925</text:p>
          </table:table-cell>
          <table:table-cell office:value-type="float" office:value="0.662576692967327" calcext:value-type="float">
            <text:p>0,662576692967327</text:p>
          </table:table-cell>
          <table:table-cell office:value-type="float" office:value="0.650606495836761" calcext:value-type="float">
            <text:p>0,650606495836761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0.699724173713233" calcext:value-type="float">
            <text:p>0,699724173713233</text:p>
          </table:table-cell>
          <table:table-cell office:value-type="float" office:value="0.567709270846043" calcext:value-type="float">
            <text:p>0,567709270846043</text:p>
          </table:table-cell>
          <table:table-cell office:value-type="float" office:value="0.598159508836781" calcext:value-type="float">
            <text:p>0,598159508836781</text:p>
          </table:table-cell>
          <table:table-cell office:value-type="float" office:value="0.768130286522438" calcext:value-type="float">
            <text:p>0,768130286522438</text:p>
          </table:table-cell>
          <table:table-cell office:value-type="float" office:value="0.702733197984629" calcext:value-type="float">
            <text:p>0,702733197984629</text:p>
          </table:table-cell>
          <table:table-cell office:value-type="float" office:value="0.569026339556293" calcext:value-type="float">
            <text:p>0,569026339556293</text:p>
          </table:table-cell>
          <table:table-cell office:value-type="float" office:value="0.536809815585248" calcext:value-type="float">
            <text:p>0,536809815585248</text:p>
          </table:table-cell>
          <table:table-cell office:value-type="float" office:value="0.777944511065454" calcext:value-type="float">
            <text:p>0,777944511065454</text:p>
          </table:table-cell>
          <table:table-cell office:value-type="float" office:value="0.731820461145016" calcext:value-type="float">
            <text:p>0,731820461145016</text:p>
          </table:table-cell>
          <table:table-cell office:value-type="float" office:value="0.520774915859238" calcext:value-type="float">
            <text:p>0,520774915859238</text:p>
          </table:table-cell>
          <table:table-cell office:value-type="float" office:value="0.530674846625767" calcext:value-type="float">
            <text:p>0,530674846625767</text:p>
          </table:table-cell>
          <table:table-cell office:value-type="float" office:value="0.918851907633565" calcext:value-type="float">
            <text:p>0,918851907633565</text:p>
          </table:table-cell>
          <table:table-cell office:value-type="float" office:value="0.722291877898673" calcext:value-type="float">
            <text:p>0,722291877898673</text:p>
          </table:table-cell>
          <table:table-cell office:value-type="float" office:value="0.530518864855962" calcext:value-type="float">
            <text:p>0,530518864855962</text:p>
          </table:table-cell>
          <table:table-cell office:value-type="float" office:value="0.57055216040348" calcext:value-type="float">
            <text:p>0,57055216040348</text:p>
          </table:table-cell>
          <table:table-cell office:value-type="float" office:value="0.870322419090505" calcext:value-type="float">
            <text:p>0,870322419090505</text:p>
          </table:table-cell>
          <table:table-cell office:value-type="float" office:value="0.651705113373166" calcext:value-type="float">
            <text:p>0,651705113373166</text:p>
          </table:table-cell>
          <table:table-cell office:value-type="float" office:value="0.626743665490012" calcext:value-type="float">
            <text:p>0,626743665490012</text:p>
          </table:table-cell>
          <table:table-cell office:value-type="float" office:value="0.616564423028677" calcext:value-type="float">
            <text:p>0,616564423028677</text:p>
          </table:table-cell>
          <table:table-cell office:value-type="float" office:value="0.674444232250284" calcext:value-type="float">
            <text:p>0,674444232250284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float" office:value="0.701479439032353" calcext:value-type="float">
            <text:p>0,701479439032353</text:p>
          </table:table-cell>
          <table:table-cell office:value-type="float" office:value="0.566668673587539" calcext:value-type="float">
            <text:p>0,566668673587539</text:p>
          </table:table-cell>
          <table:table-cell office:value-type="float" office:value="0.588957066916249" calcext:value-type="float">
            <text:p>0,588957066916249</text:p>
          </table:table-cell>
          <table:table-cell office:value-type="float" office:value="0.92316940499961" calcext:value-type="float">
            <text:p>0,92316940499961</text:p>
          </table:table-cell>
          <table:table-cell office:value-type="float" office:value="0.70762286460029" calcext:value-type="float">
            <text:p>0,70762286460029</text:p>
          </table:table-cell>
          <table:table-cell office:value-type="float" office:value="0.557655406213452" calcext:value-type="float">
            <text:p>0,557655406213452</text:p>
          </table:table-cell>
          <table:table-cell office:value-type="float" office:value="0.542944779059638" calcext:value-type="float">
            <text:p>0,542944779059638</text:p>
          </table:table-cell>
          <table:table-cell office:value-type="float" office:value="0.828492767606045" calcext:value-type="float">
            <text:p>0,828492767606045</text:p>
          </table:table-cell>
          <table:table-cell office:value-type="float" office:value="0.728309929550232" calcext:value-type="float">
            <text:p>0,728309929550232</text:p>
          </table:table-cell>
          <table:table-cell office:value-type="float" office:value="0.522804583207057" calcext:value-type="float">
            <text:p>0,522804583207057</text:p>
          </table:table-cell>
          <table:table-cell office:value-type="float" office:value="0.592024543168355" calcext:value-type="float">
            <text:p>0,592024543168355</text:p>
          </table:table-cell>
          <table:table-cell office:value-type="float" office:value="0.806858322371734" calcext:value-type="float">
            <text:p>0,806858322371734</text:p>
          </table:table-cell>
          <table:table-cell office:value-type="float" office:value="0.729062190864127" calcext:value-type="float">
            <text:p>0,729062190864127</text:p>
          </table:table-cell>
          <table:table-cell office:value-type="float" office:value="0.523417492418614" calcext:value-type="float">
            <text:p>0,523417492418614</text:p>
          </table:table-cell>
          <table:table-cell office:value-type="float" office:value="0.610429448218433" calcext:value-type="float">
            <text:p>0,610429448218433</text:p>
          </table:table-cell>
          <table:table-cell office:value-type="float" office:value="0.726844299790318" calcext:value-type="float">
            <text:p>0,726844299790318</text:p>
          </table:table-cell>
          <table:table-cell office:value-type="float" office:value="0.649949847934478" calcext:value-type="float">
            <text:p>0,649949847934478</text:p>
          </table:table-cell>
          <table:table-cell office:value-type="float" office:value="0.625026512707966" calcext:value-type="float">
            <text:p>0,625026512707966</text:p>
          </table:table-cell>
          <table:table-cell office:value-type="float" office:value="0.607361948563277" calcext:value-type="float">
            <text:p>0,607361948563277</text:p>
          </table:table-cell>
          <table:table-cell office:value-type="float" office:value="0.674431247579539" calcext:value-type="float">
            <text:p>0,674431247579539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0.703109324695832" calcext:value-type="float">
            <text:p>0,703109324695832</text:p>
          </table:table-cell>
          <table:table-cell office:value-type="float" office:value="0.559462721751949" calcext:value-type="float">
            <text:p>0,559462721751949</text:p>
          </table:table-cell>
          <table:table-cell office:value-type="float" office:value="0.592024548653445" calcext:value-type="float">
            <text:p>0,592024548653445</text:p>
          </table:table-cell>
          <table:table-cell office:value-type="float" office:value="0.818636924759742" calcext:value-type="float">
            <text:p>0,818636924759742</text:p>
          </table:table-cell>
          <table:table-cell office:value-type="float" office:value="0.702858575069558" calcext:value-type="float">
            <text:p>0,702858575069558</text:p>
          </table:table-cell>
          <table:table-cell office:value-type="float" office:value="0.564257907054369" calcext:value-type="float">
            <text:p>0,564257907054369</text:p>
          </table:table-cell>
          <table:table-cell office:value-type="float" office:value="0.607361977817091" calcext:value-type="float">
            <text:p>0,607361977817091</text:p>
          </table:table-cell>
          <table:table-cell office:value-type="float" office:value="0.770117862458609" calcext:value-type="float">
            <text:p>0,770117862458609</text:p>
          </table:table-cell>
          <table:table-cell office:value-type="float" office:value="0.739343026636118" calcext:value-type="float">
            <text:p>0,739343026636118</text:p>
          </table:table-cell>
          <table:table-cell office:value-type="float" office:value="0.513702257107588" calcext:value-type="float">
            <text:p>0,513702257107588</text:p>
          </table:table-cell>
          <table:table-cell office:value-type="float" office:value="0.5490797549669" calcext:value-type="float">
            <text:p>0,5490797549669</text:p>
          </table:table-cell>
          <table:table-cell office:value-type="float" office:value="0.884922758933225" calcext:value-type="float">
            <text:p>0,884922758933225</text:p>
          </table:table-cell>
          <table:table-cell office:value-type="float" office:value="0.731193583970563" calcext:value-type="float">
            <text:p>0,731193583970563</text:p>
          </table:table-cell>
          <table:table-cell office:value-type="float" office:value="0.518137988080471" calcext:value-type="float">
            <text:p>0,518137988080471</text:p>
          </table:table-cell>
          <table:table-cell office:value-type="float" office:value="0.579754595559067" calcext:value-type="float">
            <text:p>0,579754595559067</text:p>
          </table:table-cell>
          <table:table-cell office:value-type="float" office:value="0.735242943822241" calcext:value-type="float">
            <text:p>0,735242943822241</text:p>
          </table:table-cell>
          <table:table-cell office:value-type="float" office:value="0.643054162965734" calcext:value-type="float">
            <text:p>0,643054162965734</text:p>
          </table:table-cell>
          <table:table-cell office:value-type="float" office:value="0.629503079080056" calcext:value-type="float">
            <text:p>0,629503079080056</text:p>
          </table:table-cell>
          <table:table-cell office:value-type="float" office:value="0.628834335350551" calcext:value-type="float">
            <text:p>0,628834335350551</text:p>
          </table:table-cell>
          <table:table-cell office:value-type="float" office:value="0.680489645413826" calcext:value-type="float">
            <text:p>0,680489645413826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0.707497493972032" calcext:value-type="float">
            <text:p>0,707497493972032</text:p>
          </table:table-cell>
          <table:table-cell office:value-type="float" office:value="0.557479452225963" calcext:value-type="float">
            <text:p>0,557479452225963</text:p>
          </table:table-cell>
          <table:table-cell office:value-type="float" office:value="0.570552147239264" calcext:value-type="float">
            <text:p>0,570552147239264</text:p>
          </table:table-cell>
          <table:table-cell office:value-type="float" office:value="0.849382457740468" calcext:value-type="float">
            <text:p>0,849382457740468</text:p>
          </table:table-cell>
          <table:table-cell office:value-type="float" office:value="0.710506520395652" calcext:value-type="float">
            <text:p>0,710506520395652</text:p>
          </table:table-cell>
          <table:table-cell office:value-type="float" office:value="0.551748628661769" calcext:value-type="float">
            <text:p>0,551748628661769</text:p>
          </table:table-cell>
          <table:table-cell office:value-type="float" office:value="0.552147231584678" calcext:value-type="float">
            <text:p>0,552147231584678</text:p>
          </table:table-cell>
          <table:table-cell office:value-type="float" office:value="0.775370904638723" calcext:value-type="float">
            <text:p>0,775370904638723</text:p>
          </table:table-cell>
          <table:table-cell office:value-type="float" office:value="0.743355065494507" calcext:value-type="float">
            <text:p>0,743355065494507</text:p>
          </table:table-cell>
          <table:table-cell office:value-type="float" office:value="0.510125852127372" calcext:value-type="float">
            <text:p>0,510125852127372</text:p>
          </table:table-cell>
          <table:table-cell office:value-type="float" office:value="0.549079751675846" calcext:value-type="float">
            <text:p>0,549079751675846</text:p>
          </table:table-cell>
          <table:table-cell office:value-type="float" office:value="0.874425309933036" calcext:value-type="float">
            <text:p>0,874425309933036</text:p>
          </table:table-cell>
          <table:table-cell office:value-type="float" office:value="0.734954866327517" calcext:value-type="float">
            <text:p>0,734954866327517</text:p>
          </table:table-cell>
          <table:table-cell office:value-type="float" office:value="0.516288964834471" calcext:value-type="float">
            <text:p>0,516288964834471</text:p>
          </table:table-cell>
          <table:table-cell office:value-type="float" office:value="0.555214727034598" calcext:value-type="float">
            <text:p>0,555214727034598</text:p>
          </table:table-cell>
          <table:table-cell office:value-type="float" office:value="0.711612036988779" calcext:value-type="float">
            <text:p>0,711612036988779</text:p>
          </table:table-cell>
          <table:table-cell office:value-type="float" office:value="0.647693077862681" calcext:value-type="float">
            <text:p>0,647693077862681</text:p>
          </table:table-cell>
          <table:table-cell office:value-type="float" office:value="0.622596489988574" calcext:value-type="float">
            <text:p>0,622596489988574</text:p>
          </table:table-cell>
          <table:table-cell office:value-type="float" office:value="0.64110427692624" calcext:value-type="float">
            <text:p>0,64110427692624</text:p>
          </table:table-cell>
          <table:table-cell office:value-type="float" office:value="0.64535447534608" calcext:value-type="float">
            <text:p>0,64535447534608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float" office:value="0.718405215288237" calcext:value-type="float">
            <text:p>0,718405215288237</text:p>
          </table:table-cell>
          <table:table-cell office:value-type="float" office:value="0.549237122058629" calcext:value-type="float">
            <text:p>0,549237122058629</text:p>
          </table:table-cell>
          <table:table-cell office:value-type="float" office:value="0.539877293300044" calcext:value-type="float">
            <text:p>0,539877293300044</text:p>
          </table:table-cell>
          <table:table-cell office:value-type="float" office:value="0.870067188893359" calcext:value-type="float">
            <text:p>0,870067188893359</text:p>
          </table:table-cell>
          <table:table-cell office:value-type="float" office:value="0.71527081375256" calcext:value-type="float">
            <text:p>0,71527081375256</text:p>
          </table:table-cell>
          <table:table-cell office:value-type="float" office:value="0.547156349287827" calcext:value-type="float">
            <text:p>0,547156349287827</text:p>
          </table:table-cell>
          <table:table-cell office:value-type="float" office:value="0.552147238898131" calcext:value-type="float">
            <text:p>0,552147238898131</text:p>
          </table:table-cell>
          <table:table-cell office:value-type="float" office:value="0.914899163816604" calcext:value-type="float">
            <text:p>0,914899163816604</text:p>
          </table:table-cell>
          <table:table-cell office:value-type="float" office:value="0.748244734740664" calcext:value-type="float">
            <text:p>0,748244734740664</text:p>
          </table:table-cell>
          <table:table-cell office:value-type="float" office:value="0.503912780803807" calcext:value-type="float">
            <text:p>0,503912780803807</text:p>
          </table:table-cell>
          <table:table-cell office:value-type="float" office:value="0.567484656725924" calcext:value-type="float">
            <text:p>0,567484656725924</text:p>
          </table:table-cell>
          <table:table-cell office:value-type="float" office:value="0.933285596180547" calcext:value-type="float">
            <text:p>0,933285596180547</text:p>
          </table:table-cell>
          <table:table-cell office:value-type="float" office:value="0.740722166917986" calcext:value-type="float">
            <text:p>0,740722166917986</text:p>
          </table:table-cell>
          <table:table-cell office:value-type="float" office:value="0.505902233967929" calcext:value-type="float">
            <text:p>0,505902233967929</text:p>
          </table:table-cell>
          <table:table-cell office:value-type="float" office:value="0.536809822898701" calcext:value-type="float">
            <text:p>0,536809822898701</text:p>
          </table:table-cell>
          <table:table-cell office:value-type="float" office:value="0.819676321159843" calcext:value-type="float">
            <text:p>0,819676321159843</text:p>
          </table:table-cell>
          <table:table-cell office:value-type="float" office:value="0.654212638272445" calcext:value-type="float">
            <text:p>0,654212638272445</text:p>
          </table:table-cell>
          <table:table-cell office:value-type="float" office:value="0.626250837965978" calcext:value-type="float">
            <text:p>0,626250837965978</text:p>
          </table:table-cell>
          <table:table-cell office:value-type="float" office:value="0.613496926664575" calcext:value-type="float">
            <text:p>0,613496926664575</text:p>
          </table:table-cell>
          <table:table-cell office:value-type="float" office:value="0.663409417392286" calcext:value-type="float">
            <text:p>0,663409417392286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float" office:value="0.706870612134426" calcext:value-type="float">
            <text:p>0,706870612134426</text:p>
          </table:table-cell>
          <table:table-cell office:value-type="float" office:value="0.554399280753753" calcext:value-type="float">
            <text:p>0,554399280753753</text:p>
          </table:table-cell>
          <table:table-cell office:value-type="float" office:value="0.552147231584678" calcext:value-type="float">
            <text:p>0,552147231584678</text:p>
          </table:table-cell>
          <table:table-cell office:value-type="float" office:value="0.886460290730365" calcext:value-type="float">
            <text:p>0,886460290730365</text:p>
          </table:table-cell>
          <table:table-cell office:value-type="float" office:value="0.720035103343076" calcext:value-type="float">
            <text:p>0,720035103343076</text:p>
          </table:table-cell>
          <table:table-cell office:value-type="float" office:value="0.536166323462843" calcext:value-type="float">
            <text:p>0,536166323462843</text:p>
          </table:table-cell>
          <table:table-cell office:value-type="float" office:value="0.521472382764875" calcext:value-type="float">
            <text:p>0,521472382764875</text:p>
          </table:table-cell>
          <table:table-cell office:value-type="float" office:value="0.933297609259014" calcext:value-type="float">
            <text:p>0,933297609259014</text:p>
          </table:table-cell>
          <table:table-cell office:value-type="float" office:value="0.745361080977957" calcext:value-type="float">
            <text:p>0,745361080977957</text:p>
          </table:table-cell>
          <table:table-cell office:value-type="float" office:value="0.497098832694793" calcext:value-type="float">
            <text:p>0,497098832694793</text:p>
          </table:table-cell>
          <table:table-cell office:value-type="float" office:value="0.542944780888002" calcext:value-type="float">
            <text:p>0,542944780888002</text:p>
          </table:table-cell>
          <table:table-cell office:value-type="float" office:value="1.16501940905682" calcext:value-type="float">
            <text:p>1,16501940905682</text:p>
          </table:table-cell>
          <table:table-cell office:value-type="float" office:value="0.747367101901752" calcext:value-type="float">
            <text:p>0,747367101901752</text:p>
          </table:table-cell>
          <table:table-cell office:value-type="float" office:value="0.498918264865158" calcext:value-type="float">
            <text:p>0,498918264865158</text:p>
          </table:table-cell>
          <table:table-cell office:value-type="float" office:value="0.592024539877301" calcext:value-type="float">
            <text:p>0,592024539877301</text:p>
          </table:table-cell>
          <table:table-cell office:value-type="float" office:value="0.800210857318223" calcext:value-type="float">
            <text:p>0,800210857318223</text:p>
          </table:table-cell>
          <table:table-cell office:value-type="float" office:value="0.651203609696602" calcext:value-type="float">
            <text:p>0,651203609696602</text:p>
          </table:table-cell>
          <table:table-cell office:value-type="float" office:value="0.622331242922436" calcext:value-type="float">
            <text:p>0,622331242922436</text:p>
          </table:table-cell>
          <table:table-cell office:value-type="float" office:value="0.650306736764732" calcext:value-type="float">
            <text:p>0,650306736764732</text:p>
          </table:table-cell>
          <table:table-cell office:value-type="float" office:value="0.623786357282861" calcext:value-type="float">
            <text:p>0,623786357282861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float" office:value="0.713390167761471" calcext:value-type="float">
            <text:p>0,713390167761471</text:p>
          </table:table-cell>
          <table:table-cell office:value-type="float" office:value="0.545368646128606" calcext:value-type="float">
            <text:p>0,545368646128606</text:p>
          </table:table-cell>
          <table:table-cell office:value-type="float" office:value="0.57055214394821" calcext:value-type="float">
            <text:p>0,57055214394821</text:p>
          </table:table-cell>
          <table:table-cell office:value-type="float" office:value="0.851429428608139" calcext:value-type="float">
            <text:p>0,851429428608139</text:p>
          </table:table-cell>
          <table:table-cell office:value-type="float" office:value="0.725802407580369" calcext:value-type="float">
            <text:p>0,725802407580369</text:p>
          </table:table-cell>
          <table:table-cell office:value-type="float" office:value="0.535538537392286" calcext:value-type="float">
            <text:p>0,535538537392286</text:p>
          </table:table-cell>
          <table:table-cell office:value-type="float" office:value="0.521472397391782" calcext:value-type="float">
            <text:p>0,521472397391782</text:p>
          </table:table-cell>
          <table:table-cell office:value-type="float" office:value="0.865424790631043" calcext:value-type="float">
            <text:p>0,865424790631043</text:p>
          </table:table-cell>
          <table:table-cell office:value-type="float" office:value="0.753510534344848" calcext:value-type="float">
            <text:p>0,753510534344848</text:p>
          </table:table-cell>
          <table:table-cell office:value-type="float" office:value="0.498041679621221" calcext:value-type="float">
            <text:p>0,498041679621221</text:p>
          </table:table-cell>
          <table:table-cell office:value-type="float" office:value="0.539877289094808" calcext:value-type="float">
            <text:p>0,539877289094808</text:p>
          </table:table-cell>
          <table:table-cell office:value-type="float" office:value="0.895083947781405" calcext:value-type="float">
            <text:p>0,895083947781405</text:p>
          </table:table-cell>
          <table:table-cell office:value-type="float" office:value="0.752006018412867" calcext:value-type="float">
            <text:p>0,752006018412867</text:p>
          </table:table-cell>
          <table:table-cell office:value-type="float" office:value="0.501227829377415" calcext:value-type="float">
            <text:p>0,501227829377415</text:p>
          </table:table-cell>
          <table:table-cell office:value-type="float" office:value="0.512269934262235" calcext:value-type="float">
            <text:p>0,512269934262235</text:p>
          </table:table-cell>
          <table:table-cell office:value-type="float" office:value="0.810653705172743" calcext:value-type="float">
            <text:p>0,810653705172743</text:p>
          </table:table-cell>
          <table:table-cell office:value-type="float" office:value="0.660481445648247" calcext:value-type="float">
            <text:p>0,660481445648247</text:p>
          </table:table-cell>
          <table:table-cell office:value-type="float" office:value="0.61940584396766" calcext:value-type="float">
            <text:p>0,61940584396766</text:p>
          </table:table-cell>
          <table:table-cell office:value-type="float" office:value="0.613496941291481" calcext:value-type="float">
            <text:p>0,613496941291481</text:p>
          </table:table-cell>
          <table:table-cell office:value-type="float" office:value="0.634913467922094" calcext:value-type="float">
            <text:p>0,634913467922094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float" office:value="0.723044130304752" calcext:value-type="float">
            <text:p>0,723044130304752</text:p>
          </table:table-cell>
          <table:table-cell office:value-type="float" office:value="0.544374239839307" calcext:value-type="float">
            <text:p>0,544374239839307</text:p>
          </table:table-cell>
          <table:table-cell office:value-type="float" office:value="0.598159508836781" calcext:value-type="float">
            <text:p>0,598159508836781</text:p>
          </table:table-cell>
          <table:table-cell office:value-type="float" office:value="0.780368622643816" calcext:value-type="float">
            <text:p>0,780368622643816</text:p>
          </table:table-cell>
          <table:table-cell office:value-type="float" office:value="0.719909730861515" calcext:value-type="float">
            <text:p>0,719909730861515</text:p>
          </table:table-cell>
          <table:table-cell office:value-type="float" office:value="0.538026431917307" calcext:value-type="float">
            <text:p>0,538026431917307</text:p>
          </table:table-cell>
          <table:table-cell office:value-type="float" office:value="0.527607360866172" calcext:value-type="float">
            <text:p>0,527607360866172</text:p>
          </table:table-cell>
          <table:table-cell office:value-type="float" office:value="0.913004038524043" calcext:value-type="float">
            <text:p>0,913004038524043</text:p>
          </table:table-cell>
          <table:table-cell office:value-type="float" office:value="0.759403210764783" calcext:value-type="float">
            <text:p>0,759403210764783</text:p>
          </table:table-cell>
          <table:table-cell office:value-type="float" office:value="0.48739619318437" calcext:value-type="float">
            <text:p>0,48739619318437</text:p>
          </table:table-cell>
          <table:table-cell office:value-type="float" office:value="0.564417172246184" calcext:value-type="float">
            <text:p>0,564417172246184</text:p>
          </table:table-cell>
          <table:table-cell office:value-type="float" office:value="0.913990059513256" calcext:value-type="float">
            <text:p>0,913990059513256</text:p>
          </table:table-cell>
          <table:table-cell office:value-type="float" office:value="0.762662987113597" calcext:value-type="float">
            <text:p>0,762662987113597</text:p>
          </table:table-cell>
          <table:table-cell office:value-type="float" office:value="0.479937352830453" calcext:value-type="float">
            <text:p>0,479937352830453</text:p>
          </table:table-cell>
          <table:table-cell office:value-type="float" office:value="0.610429442184834" calcext:value-type="float">
            <text:p>0,610429442184834</text:p>
          </table:table-cell>
          <table:table-cell office:value-type="float" office:value="0.734404306470251" calcext:value-type="float">
            <text:p>0,734404306470251</text:p>
          </table:table-cell>
          <table:table-cell office:value-type="float" office:value="0.649072215274918" calcext:value-type="float">
            <text:p>0,649072215274918</text:p>
          </table:table-cell>
          <table:table-cell office:value-type="float" office:value="0.621584987209936" calcext:value-type="float">
            <text:p>0,621584987209936</text:p>
          </table:table-cell>
          <table:table-cell office:value-type="float" office:value="0.644171773290342" calcext:value-type="float">
            <text:p>0,644171773290342</text:p>
          </table:table-cell>
          <table:table-cell office:value-type="float" office:value="0.64784919301425" calcext:value-type="float">
            <text:p>0,64784919301425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float" office:value="0.722793379124093" calcext:value-type="float">
            <text:p>0,722793379124093</text:p>
          </table:table-cell>
          <table:table-cell office:value-type="float" office:value="0.541825748314948" calcext:value-type="float">
            <text:p>0,541825748314948</text:p>
          </table:table-cell>
          <table:table-cell office:value-type="float" office:value="0.54601227542374" calcext:value-type="float">
            <text:p>0,54601227542374</text:p>
          </table:table-cell>
          <table:table-cell office:value-type="float" office:value="0.825405203308796" calcext:value-type="float">
            <text:p>0,825405203308796</text:p>
          </table:table-cell>
          <table:table-cell office:value-type="float" office:value="0.734704114847939" calcext:value-type="float">
            <text:p>0,734704114847939</text:p>
          </table:table-cell>
          <table:table-cell office:value-type="float" office:value="0.51961882156857" calcext:value-type="float">
            <text:p>0,51961882156857</text:p>
          </table:table-cell>
          <table:table-cell office:value-type="float" office:value="0.493865017876303" calcext:value-type="float">
            <text:p>0,493865017876303</text:p>
          </table:table-cell>
          <table:table-cell office:value-type="float" office:value="0.956077813005155" calcext:value-type="float">
            <text:p>0,956077813005155</text:p>
          </table:table-cell>
          <table:table-cell office:value-type="float" office:value="0.756268808033426" calcext:value-type="float">
            <text:p>0,756268808033426</text:p>
          </table:table-cell>
          <table:table-cell office:value-type="float" office:value="0.485537492344109" calcext:value-type="float">
            <text:p>0,485537492344109</text:p>
          </table:table-cell>
          <table:table-cell office:value-type="float" office:value="0.576687116564417" calcext:value-type="float">
            <text:p>0,576687116564417</text:p>
          </table:table-cell>
          <table:table-cell office:value-type="float" office:value="0.873445280490477" calcext:value-type="float">
            <text:p>0,873445280490477</text:p>
          </table:table-cell>
          <table:table-cell office:value-type="float" office:value="0.761910732615078" calcext:value-type="float">
            <text:p>0,761910732615078</text:p>
          </table:table-cell>
          <table:table-cell office:value-type="float" office:value="0.477400691961214" calcext:value-type="float">
            <text:p>0,477400691961214</text:p>
          </table:table-cell>
          <table:table-cell office:value-type="float" office:value="0.567484668610286" calcext:value-type="float">
            <text:p>0,567484668610286</text:p>
          </table:table-cell>
          <table:table-cell office:value-type="float" office:value="0.790708048943362" calcext:value-type="float">
            <text:p>0,790708048943362</text:p>
          </table:table-cell>
          <table:table-cell office:value-type="float" office:value="0.655215648674558" calcext:value-type="float">
            <text:p>0,655215648674558</text:p>
          </table:table-cell>
          <table:table-cell office:value-type="float" office:value="0.622222533197317" calcext:value-type="float">
            <text:p>0,622222533197317</text:p>
          </table:table-cell>
          <table:table-cell office:value-type="float" office:value="0.702453988095734" calcext:value-type="float">
            <text:p>0,702453988095734</text:p>
          </table:table-cell>
          <table:table-cell office:value-type="float" office:value="0.631788767554277" calcext:value-type="float">
            <text:p>0,631788767554277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float" office:value="0.727557675828905" calcext:value-type="float">
            <text:p>0,727557675828905</text:p>
          </table:table-cell>
          <table:table-cell office:value-type="float" office:value="0.537912393943477" calcext:value-type="float">
            <text:p>0,537912393943477</text:p>
          </table:table-cell>
          <table:table-cell office:value-type="float" office:value="0.542944779059638" calcext:value-type="float">
            <text:p>0,542944779059638</text:p>
          </table:table-cell>
          <table:table-cell office:value-type="float" office:value="0.843400317284227" calcext:value-type="float">
            <text:p>0,843400317284227</text:p>
          </table:table-cell>
          <table:table-cell office:value-type="float" office:value="0.725175525682979" calcext:value-type="float">
            <text:p>0,725175525682979</text:p>
          </table:table-cell>
          <table:table-cell office:value-type="float" office:value="0.519652343292533" calcext:value-type="float">
            <text:p>0,519652343292533</text:p>
          </table:table-cell>
          <table:table-cell office:value-type="float" office:value="0.503067485028249" calcext:value-type="float">
            <text:p>0,503067485028249</text:p>
          </table:table-cell>
          <table:table-cell office:value-type="float" office:value="1.09397082387304" calcext:value-type="float">
            <text:p>1,09397082387304</text:p>
          </table:table-cell>
          <table:table-cell office:value-type="float" office:value="0.7595285837844" calcext:value-type="float">
            <text:p>0,7595285837844</text:p>
          </table:table-cell>
          <table:table-cell office:value-type="float" office:value="0.483155746039082" calcext:value-type="float">
            <text:p>0,483155746039082</text:p>
          </table:table-cell>
          <table:table-cell office:value-type="float" office:value="0.552147245297403" calcext:value-type="float">
            <text:p>0,552147245297403</text:p>
          </table:table-cell>
          <table:table-cell office:value-type="float" office:value="0.842792956009964" calcext:value-type="float">
            <text:p>0,842792956009964</text:p>
          </table:table-cell>
          <table:table-cell office:value-type="float" office:value="0.768430288122554" calcext:value-type="float">
            <text:p>0,768430288122554</text:p>
          </table:table-cell>
          <table:table-cell office:value-type="float" office:value="0.476564462589046" calcext:value-type="float">
            <text:p>0,476564462589046</text:p>
          </table:table-cell>
          <table:table-cell office:value-type="float" office:value="0.582822077296263" calcext:value-type="float">
            <text:p>0,582822077296263</text:p>
          </table:table-cell>
          <table:table-cell office:value-type="float" office:value="0.771115342532199" calcext:value-type="float">
            <text:p>0,771115342532199</text:p>
          </table:table-cell>
          <table:table-cell office:value-type="float" office:value="0.656594783755219" calcext:value-type="float">
            <text:p>0,656594783755219</text:p>
          </table:table-cell>
          <table:table-cell office:value-type="float" office:value="0.616592491163294" calcext:value-type="float">
            <text:p>0,616592491163294</text:p>
          </table:table-cell>
          <table:table-cell office:value-type="float" office:value="0.674846634543015" calcext:value-type="float">
            <text:p>0,674846634543015</text:p>
          </table:table-cell>
          <table:table-cell office:value-type="float" office:value="0.667284954179284" calcext:value-type="float">
            <text:p>0,667284954179284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float" office:value="0.726680038924681" calcext:value-type="float">
            <text:p>0,726680038924681</text:p>
          </table:table-cell>
          <table:table-cell office:value-type="float" office:value="0.530895198479579" calcext:value-type="float">
            <text:p>0,530895198479579</text:p>
          </table:table-cell>
          <table:table-cell office:value-type="float" office:value="0.552147253525038" calcext:value-type="float">
            <text:p>0,552147253525038</text:p>
          </table:table-cell>
          <table:table-cell office:value-type="float" office:value="0.952652413603718" calcext:value-type="float">
            <text:p>0,952652413603718</text:p>
          </table:table-cell>
          <table:table-cell office:value-type="float" office:value="0.736083249809032" calcext:value-type="float">
            <text:p>0,736083249809032</text:p>
          </table:table-cell>
          <table:table-cell office:value-type="float" office:value="0.513060162933086" calcext:value-type="float">
            <text:p>0,513060162933086</text:p>
          </table:table-cell>
          <table:table-cell office:value-type="float" office:value="0.493865025189757" calcext:value-type="float">
            <text:p>0,493865025189757</text:p>
          </table:table-cell>
          <table:table-cell office:value-type="float" office:value="0.934218798312673" calcext:value-type="float">
            <text:p>0,934218798312673</text:p>
          </table:table-cell>
          <table:table-cell office:value-type="float" office:value="0.762913741104103" calcext:value-type="float">
            <text:p>0,762913741104103</text:p>
          </table:table-cell>
          <table:table-cell office:value-type="float" office:value="0.475860174166164" calcext:value-type="float">
            <text:p>0,475860174166164</text:p>
          </table:table-cell>
          <table:table-cell office:value-type="float" office:value="0.549079751675846" calcext:value-type="float">
            <text:p>0,549079751675846</text:p>
          </table:table-cell>
          <table:table-cell office:value-type="float" office:value="1.07562273631067" calcext:value-type="float">
            <text:p>1,07562273631067</text:p>
          </table:table-cell>
          <table:table-cell office:value-type="float" office:value="0.774322968966504" calcext:value-type="float">
            <text:p>0,774322968966504</text:p>
          </table:table-cell>
          <table:table-cell office:value-type="float" office:value="0.460870041471785" calcext:value-type="float">
            <text:p>0,460870041471785</text:p>
          </table:table-cell>
          <table:table-cell office:value-type="float" office:value="0.582822100150805" calcext:value-type="float">
            <text:p>0,582822100150805</text:p>
          </table:table-cell>
          <table:table-cell office:value-type="float" office:value="0.774501876962697" calcext:value-type="float">
            <text:p>0,774501876962697</text:p>
          </table:table-cell>
          <table:table-cell office:value-type="float" office:value="0.654463391485759" calcext:value-type="float">
            <text:p>0,654463391485759</text:p>
          </table:table-cell>
          <table:table-cell office:value-type="float" office:value="0.617555456151934" calcext:value-type="float">
            <text:p>0,617555456151934</text:p>
          </table:table-cell>
          <table:table-cell office:value-type="float" office:value="0.582822080038808" calcext:value-type="float">
            <text:p>0,582822080038808</text:p>
          </table:table-cell>
          <table:table-cell office:value-type="float" office:value="0.725536740996355" calcext:value-type="float">
            <text:p>0,725536740996355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float" office:value="0.72918756113368" calcext:value-type="float">
            <text:p>0,72918756113368</text:p>
          </table:table-cell>
          <table:table-cell office:value-type="float" office:value="0.529842502524406" calcext:value-type="float">
            <text:p>0,529842502524406</text:p>
          </table:table-cell>
          <table:table-cell office:value-type="float" office:value="0.57055214394821" calcext:value-type="float">
            <text:p>0,57055214394821</text:p>
          </table:table-cell>
          <table:table-cell office:value-type="float" office:value="0.850129341238115" calcext:value-type="float">
            <text:p>0,850129341238115</text:p>
          </table:table-cell>
          <table:table-cell office:value-type="float" office:value="0.739217653437149" calcext:value-type="float">
            <text:p>0,739217653437149</text:p>
          </table:table-cell>
          <table:table-cell office:value-type="float" office:value="0.51486300985696" calcext:value-type="float">
            <text:p>0,51486300985696</text:p>
          </table:table-cell>
          <table:table-cell office:value-type="float" office:value="0.555214733068197" calcext:value-type="float">
            <text:p>0,555214733068197</text:p>
          </table:table-cell>
          <table:table-cell office:value-type="float" office:value="0.957677975022719" calcext:value-type="float">
            <text:p>0,957677975022719</text:p>
          </table:table-cell>
          <table:table-cell office:value-type="float" office:value="0.769307920782114" calcext:value-type="float">
            <text:p>0,769307920782114</text:p>
          </table:table-cell>
          <table:table-cell office:value-type="float" office:value="0.467944537266088" calcext:value-type="float">
            <text:p>0,467944537266088</text:p>
          </table:table-cell>
          <table:table-cell office:value-type="float" office:value="0.552147230670496" calcext:value-type="float">
            <text:p>0,552147230670496</text:p>
          </table:table-cell>
          <table:table-cell office:value-type="float" office:value="1.02077962211305" calcext:value-type="float">
            <text:p>1,02077962211305</text:p>
          </table:table-cell>
          <table:table-cell office:value-type="float" office:value="0.778460383116302" calcext:value-type="float">
            <text:p>0,778460383116302</text:p>
          </table:table-cell>
          <table:table-cell office:value-type="float" office:value="0.450692489788071" calcext:value-type="float">
            <text:p>0,450692489788071</text:p>
          </table:table-cell>
          <table:table-cell office:value-type="float" office:value="0.588957061431159" calcext:value-type="float">
            <text:p>0,588957061431159</text:p>
          </table:table-cell>
          <table:table-cell office:value-type="float" office:value="0.77467926879602" calcext:value-type="float">
            <text:p>0,77467926879602</text:p>
          </table:table-cell>
          <table:table-cell office:value-type="float" office:value="0.638791375497399" calcext:value-type="float">
            <text:p>0,638791375497399</text:p>
          </table:table-cell>
          <table:table-cell office:value-type="float" office:value="0.62970980239608" calcext:value-type="float">
            <text:p>0,62970980239608</text:p>
          </table:table-cell>
          <table:table-cell office:value-type="float" office:value="0.668711659732772" calcext:value-type="float">
            <text:p>0,668711659732772</text:p>
          </table:table-cell>
          <table:table-cell office:value-type="float" office:value="0.643981197860343" calcext:value-type="float">
            <text:p>0,643981197860343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float" office:value="0.73432798311488" calcext:value-type="float">
            <text:p>0,73432798311488</text:p>
          </table:table-cell>
          <table:table-cell office:value-type="float" office:value="0.530384139168107" calcext:value-type="float">
            <text:p>0,530384139168107</text:p>
          </table:table-cell>
          <table:table-cell office:value-type="float" office:value="0.561349684109717" calcext:value-type="float">
            <text:p>0,561349684109717</text:p>
          </table:table-cell>
          <table:table-cell office:value-type="float" office:value="0.752414090136077" calcext:value-type="float">
            <text:p>0,752414090136077</text:p>
          </table:table-cell>
          <table:table-cell office:value-type="float" office:value="0.747116349943901" calcext:value-type="float">
            <text:p>0,747116349943901</text:p>
          </table:table-cell>
          <table:table-cell office:value-type="float" office:value="0.503296064338091" calcext:value-type="float">
            <text:p>0,503296064338091</text:p>
          </table:table-cell>
          <table:table-cell office:value-type="float" office:value="0.512269944866742" calcext:value-type="float">
            <text:p>0,512269944866742</text:p>
          </table:table-cell>
          <table:table-cell office:value-type="float" office:value="1.06837467693844" calcext:value-type="float">
            <text:p>1,06837467693844</text:p>
          </table:table-cell>
          <table:table-cell office:value-type="float" office:value="0.771564693065919" calcext:value-type="float">
            <text:p>0,771564693065919</text:p>
          </table:table-cell>
          <table:table-cell office:value-type="float" office:value="0.459739318044638" calcext:value-type="float">
            <text:p>0,459739318044638</text:p>
          </table:table-cell>
          <table:table-cell office:value-type="float" office:value="0.527607364888572" calcext:value-type="float">
            <text:p>0,527607364888572</text:p>
          </table:table-cell>
          <table:table-cell office:value-type="float" office:value="1.03180353114941" calcext:value-type="float">
            <text:p>1,03180353114941</text:p>
          </table:table-cell>
          <table:table-cell office:value-type="float" office:value="0.784854562196473" calcext:value-type="float">
            <text:p>0,784854562196473</text:p>
          </table:table-cell>
          <table:table-cell office:value-type="float" office:value="0.447212758220904" calcext:value-type="float">
            <text:p>0,447212758220904</text:p>
          </table:table-cell>
          <table:table-cell office:value-type="float" office:value="0.625766859098446" calcext:value-type="float">
            <text:p>0,625766859098446</text:p>
          </table:table-cell>
          <table:table-cell office:value-type="float" office:value="0.820652084482228" calcext:value-type="float">
            <text:p>0,820652084482228</text:p>
          </table:table-cell>
          <table:table-cell office:value-type="float" office:value="0.651078233568216" calcext:value-type="float">
            <text:p>0,651078233568216</text:p>
          </table:table-cell>
          <table:table-cell office:value-type="float" office:value="0.62414261731604" calcext:value-type="float">
            <text:p>0,62414261731604</text:p>
          </table:table-cell>
          <table:table-cell office:value-type="float" office:value="0.634969328078756" calcext:value-type="float">
            <text:p>0,634969328078756</text:p>
          </table:table-cell>
          <table:table-cell office:value-type="float" office:value="0.636640063092752" calcext:value-type="float">
            <text:p>0,636640063092752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float" office:value="0.738716150836696" calcext:value-type="float">
            <text:p>0,738716150836696</text:p>
          </table:table-cell>
          <table:table-cell office:value-type="float" office:value="0.514524331602194" calcext:value-type="float">
            <text:p>0,514524331602194</text:p>
          </table:table-cell>
          <table:table-cell office:value-type="float" office:value="0.570552147239264" calcext:value-type="float">
            <text:p>0,570552147239264</text:p>
          </table:table-cell>
          <table:table-cell office:value-type="float" office:value="0.96438110340958" calcext:value-type="float">
            <text:p>0,96438110340958</text:p>
          </table:table-cell>
          <table:table-cell office:value-type="float" office:value="0.747868606116372" calcext:value-type="float">
            <text:p>0,747868606116372</text:p>
          </table:table-cell>
          <table:table-cell office:value-type="float" office:value="0.497517570778503" calcext:value-type="float">
            <text:p>0,497517570778503</text:p>
          </table:table-cell>
          <table:table-cell office:value-type="float" office:value="0.515337419290484" calcext:value-type="float">
            <text:p>0,515337419290484</text:p>
          </table:table-cell>
          <table:table-cell office:value-type="float" office:value="0.759479776847582" calcext:value-type="float">
            <text:p>0,759479776847582</text:p>
          </table:table-cell>
          <table:table-cell office:value-type="float" office:value="0.772943830956428" calcext:value-type="float">
            <text:p>0,772943830956428</text:p>
          </table:table-cell>
          <table:table-cell office:value-type="float" office:value="0.46519572846031" calcext:value-type="float">
            <text:p>0,46519572846031</text:p>
          </table:table-cell>
          <table:table-cell office:value-type="float" office:value="0.604294481452989" calcext:value-type="float">
            <text:p>0,604294481452989</text:p>
          </table:table-cell>
          <table:table-cell office:value-type="float" office:value="0.872471493446022" calcext:value-type="float">
            <text:p>0,872471493446022</text:p>
          </table:table-cell>
          <table:table-cell office:value-type="float" office:value="0.790120361262602" calcext:value-type="float">
            <text:p>0,790120361262602</text:p>
          </table:table-cell>
          <table:table-cell office:value-type="float" office:value="0.439324820322641" calcext:value-type="float">
            <text:p>0,439324820322641</text:p>
          </table:table-cell>
          <table:table-cell office:value-type="float" office:value="0.546012267196105" calcext:value-type="float">
            <text:p>0,546012267196105</text:p>
          </table:table-cell>
          <table:table-cell office:value-type="float" office:value="0.950596121922592" calcext:value-type="float">
            <text:p>0,950596121922592</text:p>
          </table:table-cell>
          <table:table-cell office:value-type="float" office:value="0.630265797571529" calcext:value-type="float">
            <text:p>0,630265797571529</text:p>
          </table:table-cell>
          <table:table-cell office:value-type="float" office:value="0.634751524286739" calcext:value-type="float">
            <text:p>0,634751524286739</text:p>
          </table:table-cell>
          <table:table-cell office:value-type="float" office:value="0.518404905050079" calcext:value-type="float">
            <text:p>0,518404905050079</text:p>
          </table:table-cell>
          <table:table-cell office:value-type="float" office:value="0.690429088162498" calcext:value-type="float">
            <text:p>0,690429088162498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float" office:value="0.739719156515873" calcext:value-type="float">
            <text:p>0,739719156515873</text:p>
          </table:table-cell>
          <table:table-cell office:value-type="float" office:value="0.511914517659481" calcext:value-type="float">
            <text:p>0,511914517659481</text:p>
          </table:table-cell>
          <table:table-cell office:value-type="float" office:value="0.536809818876302" calcext:value-type="float">
            <text:p>0,536809818876302</text:p>
          </table:table-cell>
          <table:table-cell office:value-type="float" office:value="0.968004497556599" calcext:value-type="float">
            <text:p>0,968004497556599</text:p>
          </table:table-cell>
          <table:table-cell office:value-type="float" office:value="0.752883647784307" calcext:value-type="float">
            <text:p>0,752883647784307</text:p>
          </table:table-cell>
          <table:table-cell office:value-type="float" office:value="0.487406745687531" calcext:value-type="float">
            <text:p>0,487406745687531</text:p>
          </table:table-cell>
          <table:table-cell office:value-type="float" office:value="0.539877295128407" calcext:value-type="float">
            <text:p>0,539877295128407</text:p>
          </table:table-cell>
          <table:table-cell office:value-type="float" office:value="0.919815815299567" calcext:value-type="float">
            <text:p>0,919815815299567</text:p>
          </table:table-cell>
          <table:table-cell office:value-type="float" office:value="0.772191574066549" calcext:value-type="float">
            <text:p>0,772191574066549</text:p>
          </table:table-cell>
          <table:table-cell office:value-type="float" office:value="0.45649623966504" calcext:value-type="float">
            <text:p>0,45649623966504</text:p>
          </table:table-cell>
          <table:table-cell office:value-type="float" office:value="0.601226985088887" calcext:value-type="float">
            <text:p>0,601226985088887</text:p>
          </table:table-cell>
          <table:table-cell office:value-type="float" office:value="0.905719868244569" calcext:value-type="float">
            <text:p>0,905719868244569</text:p>
          </table:table-cell>
          <table:table-cell office:value-type="float" office:value="0.792502507761704" calcext:value-type="float">
            <text:p>0,792502507761704</text:p>
          </table:table-cell>
          <table:table-cell office:value-type="float" office:value="0.434804643019511" calcext:value-type="float">
            <text:p>0,434804643019511</text:p>
          </table:table-cell>
          <table:table-cell office:value-type="float" office:value="0.536809810100158" calcext:value-type="float">
            <text:p>0,536809810100158</text:p>
          </table:table-cell>
          <table:table-cell office:value-type="float" office:value="1.23543975982198" calcext:value-type="float">
            <text:p>1,23543975982198</text:p>
          </table:table-cell>
          <table:table-cell office:value-type="float" office:value="0.538490471892515" calcext:value-type="float">
            <text:p>0,538490471892515</text:p>
          </table:table-cell>
          <table:table-cell office:value-type="float" office:value="0.688993028018515" calcext:value-type="float">
            <text:p>0,688993028018515</text:p>
          </table:table-cell>
          <table:table-cell office:value-type="float" office:value="0.503067481737195" calcext:value-type="float">
            <text:p>0,503067481737195</text:p>
          </table:table-cell>
          <table:table-cell office:value-type="float" office:value="1.6445151194473" calcext:value-type="float">
            <text:p>1,6445151194473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float" office:value="0.739969911462923" calcext:value-type="float">
            <text:p>0,739969911462923</text:p>
          </table:table-cell>
          <table:table-cell office:value-type="float" office:value="0.515617779886711" calcext:value-type="float">
            <text:p>0,515617779886711</text:p>
          </table:table-cell>
          <table:table-cell office:value-type="float" office:value="0.536809822898701" calcext:value-type="float">
            <text:p>0,536809822898701</text:p>
          </table:table-cell>
          <table:table-cell office:value-type="float" office:value="0.84961621051917" calcext:value-type="float">
            <text:p>0,84961621051917</text:p>
          </table:table-cell>
          <table:table-cell office:value-type="float" office:value="0.765546637588183" calcext:value-type="float">
            <text:p>0,765546637588183</text:p>
          </table:table-cell>
          <table:table-cell office:value-type="float" office:value="0.480231638896908" calcext:value-type="float">
            <text:p>0,480231638896908</text:p>
          </table:table-cell>
          <table:table-cell office:value-type="float" office:value="0.493865025189757" calcext:value-type="float">
            <text:p>0,493865025189757</text:p>
          </table:table-cell>
          <table:table-cell office:value-type="float" office:value="1.02842917032768" calcext:value-type="float">
            <text:p>1,02842917032768</text:p>
          </table:table-cell>
          <table:table-cell office:value-type="float" office:value="0.783350051943971" calcext:value-type="float">
            <text:p>0,783350051943971</text:p>
          </table:table-cell>
          <table:table-cell office:value-type="float" office:value="0.449119250986019" calcext:value-type="float">
            <text:p>0,449119250986019</text:p>
          </table:table-cell>
          <table:table-cell office:value-type="float" office:value="0.564417167675276" calcext:value-type="float">
            <text:p>0,564417167675276</text:p>
          </table:table-cell>
          <table:table-cell office:value-type="float" office:value="0.965477814703631" calcext:value-type="float">
            <text:p>0,965477814703631</text:p>
          </table:table-cell>
          <table:table-cell office:value-type="float" office:value="0.789994985732057" calcext:value-type="float">
            <text:p>0,789994985732057</text:p>
          </table:table-cell>
          <table:table-cell office:value-type="float" office:value="0.43015815029173" calcext:value-type="float">
            <text:p>0,43015815029173</text:p>
          </table:table-cell>
          <table:table-cell office:value-type="float" office:value="0.585889579693964" calcext:value-type="float">
            <text:p>0,585889579693964</text:p>
          </table:table-cell>
          <table:table-cell office:value-type="float" office:value="0.998340259300419" calcext:value-type="float">
            <text:p>0,998340259300419</text:p>
          </table:table-cell>
          <table:table-cell office:value-type="float" office:value="0.564694084996804" calcext:value-type="float">
            <text:p>0,564694084996804</text:p>
          </table:table-cell>
          <table:table-cell office:value-type="float" office:value="0.68053760033553" calcext:value-type="float">
            <text:p>0,68053760033553</text:p>
          </table:table-cell>
          <table:table-cell office:value-type="float" office:value="0.674846619916108" calcext:value-type="float">
            <text:p>0,674846619916108</text:p>
          </table:table-cell>
          <table:table-cell office:value-type="float" office:value="0.630998578905328" calcext:value-type="float">
            <text:p>0,630998578905328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float" office:value="0.74611333942222" calcext:value-type="float">
            <text:p>0,74611333942222</text:p>
          </table:table-cell>
          <table:table-cell office:value-type="float" office:value="0.511637515564979" calcext:value-type="float">
            <text:p>0,511637515564979</text:p>
          </table:table-cell>
          <table:table-cell office:value-type="float" office:value="0.53987731194935" calcext:value-type="float">
            <text:p>0,53987731194935</text:p>
          </table:table-cell>
          <table:table-cell office:value-type="float" office:value="1.02061199767092" calcext:value-type="float">
            <text:p>1,02061199767092</text:p>
          </table:table-cell>
          <table:table-cell office:value-type="float" office:value="0.764042126797625" calcext:value-type="float">
            <text:p>0,764042126797625</text:p>
          </table:table-cell>
          <table:table-cell office:value-type="float" office:value="0.483555750149781" calcext:value-type="float">
            <text:p>0,483555750149781</text:p>
          </table:table-cell>
          <table:table-cell office:value-type="float" office:value="0.518404922968039" calcext:value-type="float">
            <text:p>0,518404922968039</text:p>
          </table:table-cell>
          <table:table-cell office:value-type="float" office:value="0.956146868460018" calcext:value-type="float">
            <text:p>0,956146868460018</text:p>
          </table:table-cell>
          <table:table-cell office:value-type="float" office:value="0.784227681973036" calcext:value-type="float">
            <text:p>0,784227681973036</text:p>
          </table:table-cell>
          <table:table-cell office:value-type="float" office:value="0.448844584024538" calcext:value-type="float">
            <text:p>0,448844584024538</text:p>
          </table:table-cell>
          <table:table-cell office:value-type="float" office:value="0.607361975074546" calcext:value-type="float">
            <text:p>0,607361975074546</text:p>
          </table:table-cell>
          <table:table-cell office:value-type="float" office:value="0.902541637420654" calcext:value-type="float">
            <text:p>0,902541637420654</text:p>
          </table:table-cell>
          <table:table-cell office:value-type="float" office:value="0.80403711145357" calcext:value-type="float">
            <text:p>0,80403711145357</text:p>
          </table:table-cell>
          <table:table-cell office:value-type="float" office:value="0.418082072568633" calcext:value-type="float">
            <text:p>0,418082072568633</text:p>
          </table:table-cell>
          <table:table-cell office:value-type="float" office:value="0.552147248039948" calcext:value-type="float">
            <text:p>0,552147248039948</text:p>
          </table:table-cell>
          <table:table-cell office:value-type="float" office:value="1.01121732574299" calcext:value-type="float">
            <text:p>1,01121732574299</text:p>
          </table:table-cell>
          <table:table-cell office:value-type="float" office:value="0.596038113207133" calcext:value-type="float">
            <text:p>0,596038113207133</text:p>
          </table:table-cell>
          <table:table-cell office:value-type="float" office:value="0.66632863164785" calcext:value-type="float">
            <text:p>0,66632863164785</text:p>
          </table:table-cell>
          <table:table-cell office:value-type="float" office:value="0.671779150063275" calcext:value-type="float">
            <text:p>0,671779150063275</text:p>
          </table:table-cell>
          <table:table-cell office:value-type="float" office:value="0.629577370143376" calcext:value-type="float">
            <text:p>0,629577370143376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float" office:value="0.746990972201348" calcext:value-type="float">
            <text:p>0,746990972201348</text:p>
          </table:table-cell>
          <table:table-cell office:value-type="float" office:value="0.508350878505554" calcext:value-type="float">
            <text:p>0,508350878505554</text:p>
          </table:table-cell>
          <table:table-cell office:value-type="float" office:value="0.512269932433871" calcext:value-type="float">
            <text:p>0,512269932433871</text:p>
          </table:table-cell>
          <table:table-cell office:value-type="float" office:value="0.865226687920605" calcext:value-type="float">
            <text:p>0,865226687920605</text:p>
          </table:table-cell>
          <table:table-cell office:value-type="float" office:value="0.769684051977117" calcext:value-type="float">
            <text:p>0,769684051977117</text:p>
          </table:table-cell>
          <table:table-cell office:value-type="float" office:value="0.469833484623832" calcext:value-type="float">
            <text:p>0,469833484623832</text:p>
          </table:table-cell>
          <table:table-cell office:value-type="float" office:value="0.484662572664717" calcext:value-type="float">
            <text:p>0,484662572664717</text:p>
          </table:table-cell>
          <table:table-cell office:value-type="float" office:value="1.09027309651755" calcext:value-type="float">
            <text:p>1,09027309651755</text:p>
          </table:table-cell>
          <table:table-cell office:value-type="float" office:value="0.781970915607846" calcext:value-type="float">
            <text:p>0,781970915607846</text:p>
          </table:table-cell>
          <table:table-cell office:value-type="float" office:value="0.449292415482111" calcext:value-type="float">
            <text:p>0,449292415482111</text:p>
          </table:table-cell>
          <table:table-cell office:value-type="float" office:value="0.530674861252674" calcext:value-type="float">
            <text:p>0,530674861252674</text:p>
          </table:table-cell>
          <table:table-cell office:value-type="float" office:value="1.06095219170389" calcext:value-type="float">
            <text:p>1,06095219170389</text:p>
          </table:table-cell>
          <table:table-cell office:value-type="float" office:value="0.801905714222039" calcext:value-type="float">
            <text:p>0,801905714222039</text:p>
          </table:table-cell>
          <table:table-cell office:value-type="float" office:value="0.415745492684566" calcext:value-type="float">
            <text:p>0,415745492684566</text:p>
          </table:table-cell>
          <table:table-cell office:value-type="float" office:value="0.555214727034598" calcext:value-type="float">
            <text:p>0,555214727034598</text:p>
          </table:table-cell>
          <table:table-cell office:value-type="float" office:value="0.997864462115282" calcext:value-type="float">
            <text:p>0,997864462115282</text:p>
          </table:table-cell>
          <table:table-cell office:value-type="float" office:value="0.609954863457885" calcext:value-type="float">
            <text:p>0,609954863457885</text:p>
          </table:table-cell>
          <table:table-cell office:value-type="float" office:value="0.658960857087655" calcext:value-type="float">
            <text:p>0,658960857087655</text:p>
          </table:table-cell>
          <table:table-cell office:value-type="float" office:value="0.622699369133616" calcext:value-type="float">
            <text:p>0,622699369133616</text:p>
          </table:table-cell>
          <table:table-cell office:value-type="float" office:value="0.645031308469597" calcext:value-type="float">
            <text:p>0,645031308469597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float" office:value="0.74435807380418" calcext:value-type="float">
            <text:p>0,74435807380418</text:p>
          </table:table-cell>
          <table:table-cell office:value-type="float" office:value="0.505576170495185" calcext:value-type="float">
            <text:p>0,505576170495185</text:p>
          </table:table-cell>
          <table:table-cell office:value-type="float" office:value="0.512269944866742" calcext:value-type="float">
            <text:p>0,512269944866742</text:p>
          </table:table-cell>
          <table:table-cell office:value-type="float" office:value="0.942279341030706" calcext:value-type="float">
            <text:p>0,942279341030706</text:p>
          </table:table-cell>
          <table:table-cell office:value-type="float" office:value="0.769934807940496" calcext:value-type="float">
            <text:p>0,769934807940496</text:p>
          </table:table-cell>
          <table:table-cell office:value-type="float" office:value="0.47389528188208" calcext:value-type="float">
            <text:p>0,47389528188208</text:p>
          </table:table-cell>
          <table:table-cell office:value-type="float" office:value="0.515337419290484" calcext:value-type="float">
            <text:p>0,515337419290484</text:p>
          </table:table-cell>
          <table:table-cell office:value-type="float" office:value="1.05602820153617" calcext:value-type="float">
            <text:p>1,05602820153617</text:p>
          </table:table-cell>
          <table:table-cell office:value-type="float" office:value="0.788239718918336" calcext:value-type="float">
            <text:p>0,788239718918336</text:p>
          </table:table-cell>
          <table:table-cell office:value-type="float" office:value="0.443032200740596" calcext:value-type="float">
            <text:p>0,443032200740596</text:p>
          </table:table-cell>
          <table:table-cell office:value-type="float" office:value="0.546012267196105" calcext:value-type="float">
            <text:p>0,546012267196105</text:p>
          </table:table-cell>
          <table:table-cell office:value-type="float" office:value="0.938085063834863" calcext:value-type="float">
            <text:p>0,938085063834863</text:p>
          </table:table-cell>
          <table:table-cell office:value-type="float" office:value="0.808801406305078" calcext:value-type="float">
            <text:p>0,808801406305078</text:p>
          </table:table-cell>
          <table:table-cell office:value-type="float" office:value="0.403748236873085" calcext:value-type="float">
            <text:p>0,403748236873085</text:p>
          </table:table-cell>
          <table:table-cell office:value-type="float" office:value="0.539877289094808" calcext:value-type="float">
            <text:p>0,539877289094808</text:p>
          </table:table-cell>
          <table:table-cell office:value-type="float" office:value="1.08476165832917" calcext:value-type="float">
            <text:p>1,08476165832917</text:p>
          </table:table-cell>
          <table:table-cell office:value-type="float" office:value="0.608450352607543" calcext:value-type="float">
            <text:p>0,608450352607543</text:p>
          </table:table-cell>
          <table:table-cell office:value-type="float" office:value="0.652945434616705" calcext:value-type="float">
            <text:p>0,652945434616705</text:p>
          </table:table-cell>
          <table:table-cell office:value-type="float" office:value="0.693251539593094" calcext:value-type="float">
            <text:p>0,693251539593094</text:p>
          </table:table-cell>
          <table:table-cell office:value-type="float" office:value="0.581284037031279" calcext:value-type="float">
            <text:p>0,581284037031279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float" office:value="0.751880641208369" calcext:value-type="float">
            <text:p>0,751880641208369</text:p>
          </table:table-cell>
          <table:table-cell office:value-type="float" office:value="0.499506197996819" calcext:value-type="float">
            <text:p>0,499506197996819</text:p>
          </table:table-cell>
          <table:table-cell office:value-type="float" office:value="0.530674840775004" calcext:value-type="float">
            <text:p>0,530674840775004</text:p>
          </table:table-cell>
          <table:table-cell office:value-type="float" office:value="0.865242217947369" calcext:value-type="float">
            <text:p>0,865242217947369</text:p>
          </table:table-cell>
          <table:table-cell office:value-type="float" office:value="0.773445335828672" calcext:value-type="float">
            <text:p>0,773445335828672</text:p>
          </table:table-cell>
          <table:table-cell office:value-type="float" office:value="0.466999932570587" calcext:value-type="float">
            <text:p>0,466999932570587</text:p>
          </table:table-cell>
          <table:table-cell office:value-type="float" office:value="0.490797540161507" calcext:value-type="float">
            <text:p>0,490797540161507</text:p>
          </table:table-cell>
          <table:table-cell office:value-type="float" office:value="1.06818421559831" calcext:value-type="float">
            <text:p>1,06818421559831</text:p>
          </table:table-cell>
          <table:table-cell office:value-type="float" office:value="0.784227682212171" calcext:value-type="float">
            <text:p>0,784227682212171</text:p>
          </table:table-cell>
          <table:table-cell office:value-type="float" office:value="0.443278883440923" calcext:value-type="float">
            <text:p>0,443278883440923</text:p>
          </table:table-cell>
          <table:table-cell office:value-type="float" office:value="0.552147245297403" calcext:value-type="float">
            <text:p>0,552147245297403</text:p>
          </table:table-cell>
          <table:table-cell office:value-type="float" office:value="1.03909066776556" calcext:value-type="float">
            <text:p>1,03909066776556</text:p>
          </table:table-cell>
          <table:table-cell office:value-type="float" office:value="0.815697089181382" calcext:value-type="float">
            <text:p>0,815697089181382</text:p>
          </table:table-cell>
          <table:table-cell office:value-type="float" office:value="0.397711074131064" calcext:value-type="float">
            <text:p>0,397711074131064</text:p>
          </table:table-cell>
          <table:table-cell office:value-type="float" office:value="0.524539880408831" calcext:value-type="float">
            <text:p>0,524539880408831</text:p>
          </table:table-cell>
          <table:table-cell office:value-type="float" office:value="1.43462934011331" calcext:value-type="float">
            <text:p>1,43462934011331</text:p>
          </table:table-cell>
          <table:table-cell office:value-type="float" office:value="0.610205615296168" calcext:value-type="float">
            <text:p>0,610205615296168</text:p>
          </table:table-cell>
          <table:table-cell office:value-type="float" office:value="0.652066334140456" calcext:value-type="float">
            <text:p>0,652066334140456</text:p>
          </table:table-cell>
          <table:table-cell office:value-type="float" office:value="0.708588948279071" calcext:value-type="float">
            <text:p>0,708588948279071</text:p>
          </table:table-cell>
          <table:table-cell office:value-type="float" office:value="0.58262644187073" calcext:value-type="float">
            <text:p>0,58262644187073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float" office:value="0.751379136575261" calcext:value-type="float">
            <text:p>0,751379136575261</text:p>
          </table:table-cell>
          <table:table-cell office:value-type="float" office:value="0.501829299309787" calcext:value-type="float">
            <text:p>0,501829299309787</text:p>
          </table:table-cell>
          <table:table-cell office:value-type="float" office:value="0.539877297322443" calcext:value-type="float">
            <text:p>0,539877297322443</text:p>
          </table:table-cell>
          <table:table-cell office:value-type="float" office:value="0.908487426722708" calcext:value-type="float">
            <text:p>0,908487426722708</text:p>
          </table:table-cell>
          <table:table-cell office:value-type="float" office:value="0.775075226215087" calcext:value-type="float">
            <text:p>0,775075226215087</text:p>
          </table:table-cell>
          <table:table-cell office:value-type="float" office:value="0.458587227846938" calcext:value-type="float">
            <text:p>0,458587227846938</text:p>
          </table:table-cell>
          <table:table-cell office:value-type="float" office:value="0.527607364888572" calcext:value-type="float">
            <text:p>0,527607364888572</text:p>
          </table:table-cell>
          <table:table-cell office:value-type="float" office:value="1.05462140393403" calcext:value-type="float">
            <text:p>1,05462140393403</text:p>
          </table:table-cell>
          <table:table-cell office:value-type="float" office:value="0.79012035869189" calcext:value-type="float">
            <text:p>0,79012035869189</text:p>
          </table:table-cell>
          <table:table-cell office:value-type="float" office:value="0.43380643210655" calcext:value-type="float">
            <text:p>0,43380643210655</text:p>
          </table:table-cell>
          <table:table-cell office:value-type="float" office:value="0.607361963190184" calcext:value-type="float">
            <text:p>0,607361963190184</text:p>
          </table:table-cell>
          <table:table-cell office:value-type="float" office:value="0.846300543451602" calcext:value-type="float">
            <text:p>0,846300543451602</text:p>
          </table:table-cell>
          <table:table-cell office:value-type="float" office:value="0.81356569762933" calcext:value-type="float">
            <text:p>0,81356569762933</text:p>
          </table:table-cell>
          <table:table-cell office:value-type="float" office:value="0.399647556790856" calcext:value-type="float">
            <text:p>0,399647556790856</text:p>
          </table:table-cell>
          <table:table-cell office:value-type="float" office:value="0.515337427883792" calcext:value-type="float">
            <text:p>0,515337427883792</text:p>
          </table:table-cell>
          <table:table-cell office:value-type="float" office:value="1.28714940591824" calcext:value-type="float">
            <text:p>1,28714940591824</text:p>
          </table:table-cell>
          <table:table-cell office:value-type="float" office:value="0.617728182640573" calcext:value-type="float">
            <text:p>0,617728182640573</text:p>
          </table:table-cell>
          <table:table-cell office:value-type="float" office:value="0.64599036823663" calcext:value-type="float">
            <text:p>0,64599036823663</text:p>
          </table:table-cell>
          <table:table-cell office:value-type="float" office:value="0.687116561491797" calcext:value-type="float">
            <text:p>0,687116561491797</text:p>
          </table:table-cell>
          <table:table-cell office:value-type="float" office:value="0.609353262953963" calcext:value-type="float">
            <text:p>0,609353262953963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float" office:value="0.756895688077512" calcext:value-type="float">
            <text:p>0,756895688077512</text:p>
          </table:table-cell>
          <table:table-cell office:value-type="float" office:value="0.493927126363622" calcext:value-type="float">
            <text:p>0,493927126363622</text:p>
          </table:table-cell>
          <table:table-cell office:value-type="float" office:value="0.564417180473819" calcext:value-type="float">
            <text:p>0,564417180473819</text:p>
          </table:table-cell>
          <table:table-cell office:value-type="float" office:value="1.00447451154147" calcext:value-type="float">
            <text:p>1,00447451154147</text:p>
          </table:table-cell>
          <table:table-cell office:value-type="float" office:value="0.778084252339787" calcext:value-type="float">
            <text:p>0,778084252339787</text:p>
          </table:table-cell>
          <table:table-cell office:value-type="float" office:value="0.45956726932717" calcext:value-type="float">
            <text:p>0,45956726932717</text:p>
          </table:table-cell>
          <table:table-cell office:value-type="float" office:value="0.490797537418962" calcext:value-type="float">
            <text:p>0,490797537418962</text:p>
          </table:table-cell>
          <table:table-cell office:value-type="float" office:value="1.28021151302782" calcext:value-type="float">
            <text:p>1,28021151302782</text:p>
          </table:table-cell>
          <table:table-cell office:value-type="float" office:value="0.789618857346901" calcext:value-type="float">
            <text:p>0,789618857346901</text:p>
          </table:table-cell>
          <table:table-cell office:value-type="float" office:value="0.433320666268214" calcext:value-type="float">
            <text:p>0,433320666268214</text:p>
          </table:table-cell>
          <table:table-cell office:value-type="float" office:value="0.542944784179056" calcext:value-type="float">
            <text:p>0,542944784179056</text:p>
          </table:table-cell>
          <table:table-cell office:value-type="float" office:value="1.16074980694823" calcext:value-type="float">
            <text:p>1,16074980694823</text:p>
          </table:table-cell>
          <table:table-cell office:value-type="float" office:value="0.820461383375265" calcext:value-type="float">
            <text:p>0,820461383375265</text:p>
          </table:table-cell>
          <table:table-cell office:value-type="float" office:value="0.388936254062289" calcext:value-type="float">
            <text:p>0,388936254062289</text:p>
          </table:table-cell>
          <table:table-cell office:value-type="float" office:value="0.53987730646426" calcext:value-type="float">
            <text:p>0,53987730646426</text:p>
          </table:table-cell>
          <table:table-cell office:value-type="float" office:value="1.32061830546958" calcext:value-type="float">
            <text:p>1,32061830546958</text:p>
          </table:table-cell>
          <table:table-cell office:value-type="float" office:value="0.626003006396585" calcext:value-type="float">
            <text:p>0,626003006396585</text:p>
          </table:table-cell>
          <table:table-cell office:value-type="float" office:value="0.646575339160927" calcext:value-type="float">
            <text:p>0,646575339160927</text:p>
          </table:table-cell>
          <table:table-cell office:value-type="float" office:value="0.610429448218433" calcext:value-type="float">
            <text:p>0,610429448218433</text:p>
          </table:table-cell>
          <table:table-cell office:value-type="float" office:value="0.752467690435655" calcext:value-type="float">
            <text:p>0,752467690435655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float" office:value="0.751755266993072" calcext:value-type="float">
            <text:p>0,751755266993072</text:p>
          </table:table-cell>
          <table:table-cell office:value-type="float" office:value="0.496864682693061" calcext:value-type="float">
            <text:p>0,496864682693061</text:p>
          </table:table-cell>
          <table:table-cell office:value-type="float" office:value="0.536809810100158" calcext:value-type="float">
            <text:p>0,536809810100158</text:p>
          </table:table-cell>
          <table:table-cell office:value-type="float" office:value="0.927180298632639" calcext:value-type="float">
            <text:p>0,927180298632639</text:p>
          </table:table-cell>
          <table:table-cell office:value-type="float" office:value="0.780090270334165" calcext:value-type="float">
            <text:p>0,780090270334165</text:p>
          </table:table-cell>
          <table:table-cell office:value-type="float" office:value="0.455858091742488" calcext:value-type="float">
            <text:p>0,455858091742488</text:p>
          </table:table-cell>
          <table:table-cell office:value-type="float" office:value="0.564417189615636" calcext:value-type="float">
            <text:p>0,564417189615636</text:p>
          </table:table-cell>
          <table:table-cell office:value-type="float" office:value="0.896879868639027" calcext:value-type="float">
            <text:p>0,896879868639027</text:p>
          </table:table-cell>
          <table:table-cell office:value-type="float" office:value="0.789493483490308" calcext:value-type="float">
            <text:p>0,789493483490308</text:p>
          </table:table-cell>
          <table:table-cell office:value-type="float" office:value="0.437168352552498" calcext:value-type="float">
            <text:p>0,437168352552498</text:p>
          </table:table-cell>
          <table:table-cell office:value-type="float" office:value="0.573619634827222" calcext:value-type="float">
            <text:p>0,573619634827222</text:p>
          </table:table-cell>
          <table:table-cell office:value-type="float" office:value="0.882044759996098" calcext:value-type="float">
            <text:p>0,882044759996098</text:p>
          </table:table-cell>
          <table:table-cell office:value-type="float" office:value="0.82572717969133" calcext:value-type="float">
            <text:p>0,82572717969133</text:p>
          </table:table-cell>
          <table:table-cell office:value-type="float" office:value="0.373833571925924" calcext:value-type="float">
            <text:p>0,373833571925924</text:p>
          </table:table-cell>
          <table:table-cell office:value-type="float" office:value="0.567484671352831" calcext:value-type="float">
            <text:p>0,567484671352831</text:p>
          </table:table-cell>
          <table:table-cell office:value-type="float" office:value="1.43177234322016" calcext:value-type="float">
            <text:p>1,43177234322016</text:p>
          </table:table-cell>
          <table:table-cell office:value-type="float" office:value="0.620361082771477" calcext:value-type="float">
            <text:p>0,620361082771477</text:p>
          </table:table-cell>
          <table:table-cell office:value-type="float" office:value="0.645151823011779" calcext:value-type="float">
            <text:p>0,645151823011779</text:p>
          </table:table-cell>
          <table:table-cell office:value-type="float" office:value="0.604294478710444" calcext:value-type="float">
            <text:p>0,604294478710444</text:p>
          </table:table-cell>
          <table:table-cell office:value-type="float" office:value="0.672659695514141" calcext:value-type="float">
            <text:p>0,672659695514141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float" office:value="0.752256768756549" calcext:value-type="float">
            <text:p>0,752256768756549</text:p>
          </table:table-cell>
          <table:table-cell office:value-type="float" office:value="0.49866280189847" calcext:value-type="float">
            <text:p>0,49866280189847</text:p>
          </table:table-cell>
          <table:table-cell office:value-type="float" office:value="0.5490797549669" calcext:value-type="float">
            <text:p>0,5490797549669</text:p>
          </table:table-cell>
          <table:table-cell office:value-type="float" office:value="0.820469991012585" calcext:value-type="float">
            <text:p>0,820469991012585</text:p>
          </table:table-cell>
          <table:table-cell office:value-type="float" office:value="0.781845535533718" calcext:value-type="float">
            <text:p>0,781845535533718</text:p>
          </table:table-cell>
          <table:table-cell office:value-type="float" office:value="0.446893988306089" calcext:value-type="float">
            <text:p>0,446893988306089</text:p>
          </table:table-cell>
          <table:table-cell office:value-type="float" office:value="0.552147236704095" calcext:value-type="float">
            <text:p>0,552147236704095</text:p>
          </table:table-cell>
          <table:table-cell office:value-type="float" office:value="1.1752120241797" calcext:value-type="float">
            <text:p>1,1752120241797</text:p>
          </table:table-cell>
          <table:table-cell office:value-type="float" office:value="0.78924272782585" calcext:value-type="float">
            <text:p>0,78924272782585</text:p>
          </table:table-cell>
          <table:table-cell office:value-type="float" office:value="0.437671154468445" calcext:value-type="float">
            <text:p>0,437671154468445</text:p>
          </table:table-cell>
          <table:table-cell office:value-type="float" office:value="0.536809817413611" calcext:value-type="float">
            <text:p>0,536809817413611</text:p>
          </table:table-cell>
          <table:table-cell office:value-type="float" office:value="0.981079639466994" calcext:value-type="float">
            <text:p>0,981079639466994</text:p>
          </table:table-cell>
          <table:table-cell office:value-type="float" office:value="0.829613838595158" calcext:value-type="float">
            <text:p>0,829613838595158</text:p>
          </table:table-cell>
          <table:table-cell office:value-type="float" office:value="0.36816931891824" calcext:value-type="float">
            <text:p>0,36816931891824</text:p>
          </table:table-cell>
          <table:table-cell office:value-type="float" office:value="0.552147245297403" calcext:value-type="float">
            <text:p>0,552147245297403</text:p>
          </table:table-cell>
          <table:table-cell office:value-type="float" office:value="1.35641685365899" calcext:value-type="float">
            <text:p>1,35641685365899</text:p>
          </table:table-cell>
          <table:table-cell office:value-type="float" office:value="0.626504513719974" calcext:value-type="float">
            <text:p>0,626504513719974</text:p>
          </table:table-cell>
          <table:table-cell office:value-type="float" office:value="0.641739316964699" calcext:value-type="float">
            <text:p>0,641739316964699</text:p>
          </table:table-cell>
          <table:table-cell office:value-type="float" office:value="0.680981598017406" calcext:value-type="float">
            <text:p>0,680981598017406</text:p>
          </table:table-cell>
          <table:table-cell office:value-type="float" office:value="0.597112611393256" calcext:value-type="float">
            <text:p>0,597112611393256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float" office:value="0.764669011684215" calcext:value-type="float">
            <text:p>0,764669011684215</text:p>
          </table:table-cell>
          <table:table-cell office:value-type="float" office:value="0.487035772416632" calcext:value-type="float">
            <text:p>0,487035772416632</text:p>
          </table:table-cell>
          <table:table-cell office:value-type="float" office:value="0.555214720635326" calcext:value-type="float">
            <text:p>0,555214720635326</text:p>
          </table:table-cell>
          <table:table-cell office:value-type="float" office:value="0.833103857705929" calcext:value-type="float">
            <text:p>0,833103857705929</text:p>
          </table:table-cell>
          <table:table-cell office:value-type="float" office:value="0.785606818966784" calcext:value-type="float">
            <text:p>0,785606818966784</text:p>
          </table:table-cell>
          <table:table-cell office:value-type="float" office:value="0.445248530824541" calcext:value-type="float">
            <text:p>0,445248530824541</text:p>
          </table:table-cell>
          <table:table-cell office:value-type="float" office:value="0.564417180473819" calcext:value-type="float">
            <text:p>0,564417180473819</text:p>
          </table:table-cell>
          <table:table-cell office:value-type="float" office:value="1.08434017560233" calcext:value-type="float">
            <text:p>1,08434017560233</text:p>
          </table:table-cell>
          <table:table-cell office:value-type="float" office:value="0.800526582429498" calcext:value-type="float">
            <text:p>0,800526582429498</text:p>
          </table:table-cell>
          <table:table-cell office:value-type="float" office:value="0.41129746716264" calcext:value-type="float">
            <text:p>0,41129746716264</text:p>
          </table:table-cell>
          <table:table-cell office:value-type="float" office:value="0.527607357575118" calcext:value-type="float">
            <text:p>0,527607357575118</text:p>
          </table:table-cell>
          <table:table-cell office:value-type="float" office:value="1.46000006630377" calcext:value-type="float">
            <text:p>1,46000006630377</text:p>
          </table:table-cell>
          <table:table-cell office:value-type="float" office:value="0.832246739383686" calcext:value-type="float">
            <text:p>0,832246739383686</text:p>
          </table:table-cell>
          <table:table-cell office:value-type="float" office:value="0.366358074704288" calcext:value-type="float">
            <text:p>0,366358074704288</text:p>
          </table:table-cell>
          <table:table-cell office:value-type="float" office:value="0.558282211514338" calcext:value-type="float">
            <text:p>0,558282211514338</text:p>
          </table:table-cell>
          <table:table-cell office:value-type="float" office:value="1.39099625795165" calcext:value-type="float">
            <text:p>1,39099625795165</text:p>
          </table:table-cell>
          <table:table-cell office:value-type="float" office:value="0.628761282297171" calcext:value-type="float">
            <text:p>0,628761282297171</text:p>
          </table:table-cell>
          <table:table-cell office:value-type="float" office:value="0.642595621922549" calcext:value-type="float">
            <text:p>0,642595621922549</text:p>
          </table:table-cell>
          <table:table-cell office:value-type="float" office:value="0.690184057855899" calcext:value-type="float">
            <text:p>0,690184057855899</text:p>
          </table:table-cell>
          <table:table-cell office:value-type="float" office:value="0.594359457492828" calcext:value-type="float">
            <text:p>0,594359457492828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float" office:value="0.762537615349443" calcext:value-type="float">
            <text:p>0,762537615349443</text:p>
          </table:table-cell>
          <table:table-cell office:value-type="float" office:value="0.484968303916686" calcext:value-type="float">
            <text:p>0,484968303916686</text:p>
          </table:table-cell>
          <table:table-cell office:value-type="float" office:value="0.524539859382653" calcext:value-type="float">
            <text:p>0,524539859382653</text:p>
          </table:table-cell>
          <table:table-cell office:value-type="float" office:value="0.944688955516172" calcext:value-type="float">
            <text:p>0,944688955516172</text:p>
          </table:table-cell>
          <table:table-cell office:value-type="float" office:value="0.790997990932962" calcext:value-type="float">
            <text:p>0,790997990932962</text:p>
          </table:table-cell>
          <table:table-cell office:value-type="float" office:value="0.444325003335804" calcext:value-type="float">
            <text:p>0,444325003335804</text:p>
          </table:table-cell>
          <table:table-cell office:value-type="float" office:value="0.521472390078328" calcext:value-type="float">
            <text:p>0,521472390078328</text:p>
          </table:table-cell>
          <table:table-cell office:value-type="float" office:value="1.35676900521378" calcext:value-type="float">
            <text:p>1,35676900521378</text:p>
          </table:table-cell>
          <table:table-cell office:value-type="float" office:value="0.799272816482494" calcext:value-type="float">
            <text:p>0,799272816482494</text:p>
          </table:table-cell>
          <table:table-cell office:value-type="float" office:value="0.421334809889884" calcext:value-type="float">
            <text:p>0,421334809889884</text:p>
          </table:table-cell>
          <table:table-cell office:value-type="float" office:value="0.607361975074546" calcext:value-type="float">
            <text:p>0,607361975074546</text:p>
          </table:table-cell>
          <table:table-cell office:value-type="float" office:value="0.993395444074291" calcext:value-type="float">
            <text:p>0,993395444074291</text:p>
          </table:table-cell>
          <table:table-cell office:value-type="float" office:value="0.820837510325605" calcext:value-type="float">
            <text:p>0,820837510325605</text:p>
          </table:table-cell>
          <table:table-cell office:value-type="float" office:value="0.379585205014037" calcext:value-type="float">
            <text:p>0,379585205014037</text:p>
          </table:table-cell>
          <table:table-cell office:value-type="float" office:value="0.561349693251534" calcext:value-type="float">
            <text:p>0,561349693251534</text:p>
          </table:table-cell>
          <table:table-cell office:value-type="float" office:value="1.16960613091299" calcext:value-type="float">
            <text:p>1,16960613091299</text:p>
          </table:table-cell>
          <table:table-cell office:value-type="float" office:value="0.623996990255511" calcext:value-type="float">
            <text:p>0,623996990255511</text:p>
          </table:table-cell>
          <table:table-cell office:value-type="float" office:value="0.644649897080845" calcext:value-type="float">
            <text:p>0,644649897080845</text:p>
          </table:table-cell>
          <table:table-cell office:value-type="float" office:value="0.644171770547797" calcext:value-type="float">
            <text:p>0,644171770547797</text:p>
          </table:table-cell>
          <table:table-cell office:value-type="float" office:value="0.615015903499229" calcext:value-type="float">
            <text:p>0,615015903499229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float" office:value="0.763665997575494" calcext:value-type="float">
            <text:p>0,763665997575494</text:p>
          </table:table-cell>
          <table:table-cell office:value-type="float" office:value="0.478397880956426" calcext:value-type="float">
            <text:p>0,478397880956426</text:p>
          </table:table-cell>
          <table:table-cell office:value-type="float" office:value="0.533742333848052" calcext:value-type="float">
            <text:p>0,533742333848052</text:p>
          </table:table-cell>
          <table:table-cell office:value-type="float" office:value="0.996221837639077" calcext:value-type="float">
            <text:p>0,996221837639077</text:p>
          </table:table-cell>
          <table:table-cell office:value-type="float" office:value="0.78648445276224" calcext:value-type="float">
            <text:p>0,78648445276224</text:p>
          </table:table-cell>
          <table:table-cell office:value-type="float" office:value="0.439310828685282" calcext:value-type="float">
            <text:p>0,439310828685282</text:p>
          </table:table-cell>
          <table:table-cell office:value-type="float" office:value="0.558282211514338" calcext:value-type="float">
            <text:p>0,558282211514338</text:p>
          </table:table-cell>
          <table:table-cell office:value-type="float" office:value="1.08433578423927" calcext:value-type="float">
            <text:p>1,08433578423927</text:p>
          </table:table-cell>
          <table:table-cell office:value-type="float" office:value="0.808174524467472" calcext:value-type="float">
            <text:p>0,808174524467472</text:p>
          </table:table-cell>
          <table:table-cell office:value-type="float" office:value="0.415599489642481" calcext:value-type="float">
            <text:p>0,415599489642481</text:p>
          </table:table-cell>
          <table:table-cell office:value-type="float" office:value="0.499999997257455" calcext:value-type="float">
            <text:p>0,499999997257455</text:p>
          </table:table-cell>
          <table:table-cell office:value-type="float" office:value="1.16758856744123" calcext:value-type="float">
            <text:p>1,16758856744123</text:p>
          </table:table-cell>
          <table:table-cell office:value-type="float" office:value="0.832246740698934" calcext:value-type="float">
            <text:p>0,832246740698934</text:p>
          </table:table-cell>
          <table:table-cell office:value-type="float" office:value="0.367294646104575" calcext:value-type="float">
            <text:p>0,367294646104575</text:p>
          </table:table-cell>
          <table:table-cell office:value-type="float" office:value="0.527607357575118" calcext:value-type="float">
            <text:p>0,527607357575118</text:p>
          </table:table-cell>
          <table:table-cell office:value-type="float" office:value="1.13698700746876" calcext:value-type="float">
            <text:p>1,13698700746876</text:p>
          </table:table-cell>
          <table:table-cell office:value-type="float" office:value="0.629889669843997" calcext:value-type="float">
            <text:p>0,629889669843997</text:p>
          </table:table-cell>
          <table:table-cell office:value-type="float" office:value="0.64414266579847" calcext:value-type="float">
            <text:p>0,64414266579847</text:p>
          </table:table-cell>
          <table:table-cell office:value-type="float" office:value="0.687116561491797" calcext:value-type="float">
            <text:p>0,687116561491797</text:p>
          </table:table-cell>
          <table:table-cell office:value-type="float" office:value="0.596127700220588" calcext:value-type="float">
            <text:p>0,596127700220588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float" office:value="0.762161486187096" calcext:value-type="float">
            <text:p>0,762161486187096</text:p>
          </table:table-cell>
          <table:table-cell office:value-type="float" office:value="0.483501107277818" calcext:value-type="float">
            <text:p>0,483501107277818</text:p>
          </table:table-cell>
          <table:table-cell office:value-type="float" office:value="0.552147238898131" calcext:value-type="float">
            <text:p>0,552147238898131</text:p>
          </table:table-cell>
          <table:table-cell office:value-type="float" office:value="0.95103206279819" calcext:value-type="float">
            <text:p>0,95103206279819</text:p>
          </table:table-cell>
          <table:table-cell office:value-type="float" office:value="0.795511533766836" calcext:value-type="float">
            <text:p>0,795511533766836</text:p>
          </table:table-cell>
          <table:table-cell office:value-type="float" office:value="0.432792731160027" calcext:value-type="float">
            <text:p>0,432792731160027</text:p>
          </table:table-cell>
          <table:table-cell office:value-type="float" office:value="0.582822083329862" calcext:value-type="float">
            <text:p>0,582822083329862</text:p>
          </table:table-cell>
          <table:table-cell office:value-type="float" office:value="1.20537455389105" calcext:value-type="float">
            <text:p>1,20537455389105</text:p>
          </table:table-cell>
          <table:table-cell office:value-type="float" office:value="0.799022063209396" calcext:value-type="float">
            <text:p>0,799022063209396</text:p>
          </table:table-cell>
          <table:table-cell office:value-type="float" office:value="0.411940396967958" calcext:value-type="float">
            <text:p>0,411940396967958</text:p>
          </table:table-cell>
          <table:table-cell office:value-type="float" office:value="0.552147230670496" calcext:value-type="float">
            <text:p>0,552147230670496</text:p>
          </table:table-cell>
          <table:table-cell office:value-type="float" office:value="1.18668521401341" calcext:value-type="float">
            <text:p>1,18668521401341</text:p>
          </table:table-cell>
          <table:table-cell office:value-type="float" office:value="0.840396189761377" calcext:value-type="float">
            <text:p>0,840396189761377</text:p>
          </table:table-cell>
          <table:table-cell office:value-type="float" office:value="0.361172555771132" calcext:value-type="float">
            <text:p>0,361172555771132</text:p>
          </table:table-cell>
          <table:table-cell office:value-type="float" office:value="0.576687119855471" calcext:value-type="float">
            <text:p>0,576687119855471</text:p>
          </table:table-cell>
          <table:table-cell office:value-type="float" office:value="1.11800570283199" calcext:value-type="float">
            <text:p>1,11800570283199</text:p>
          </table:table-cell>
          <table:table-cell office:value-type="float" office:value="0.632146440812554" calcext:value-type="float">
            <text:p>0,632146440812554</text:p>
          </table:table-cell>
          <table:table-cell office:value-type="float" office:value="0.644325953967115" calcext:value-type="float">
            <text:p>0,644325953967115</text:p>
          </table:table-cell>
          <table:table-cell office:value-type="float" office:value="0.70245398480468" calcext:value-type="float">
            <text:p>0,70245398480468</text:p>
          </table:table-cell>
          <table:table-cell office:value-type="float" office:value="0.594803015512923" calcext:value-type="float">
            <text:p>0,594803015512923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float" office:value="0.767427281785753" calcext:value-type="float">
            <text:p>0,767427281785753</text:p>
          </table:table-cell>
          <table:table-cell office:value-type="float" office:value="0.482917194081883" calcext:value-type="float">
            <text:p>0,482917194081883</text:p>
          </table:table-cell>
          <table:table-cell office:value-type="float" office:value="0.512269939747325" calcext:value-type="float">
            <text:p>0,512269939747325</text:p>
          </table:table-cell>
          <table:table-cell office:value-type="float" office:value="0.964899679451632" calcext:value-type="float">
            <text:p>0,964899679451632</text:p>
          </table:table-cell>
          <table:table-cell office:value-type="float" office:value="0.790371113160668" calcext:value-type="float">
            <text:p>0,790371113160668</text:p>
          </table:table-cell>
          <table:table-cell office:value-type="float" office:value="0.440152970784406" calcext:value-type="float">
            <text:p>0,440152970784406</text:p>
          </table:table-cell>
          <table:table-cell office:value-type="float" office:value="0.54601226993865" calcext:value-type="float">
            <text:p>0,54601226993865</text:p>
          </table:table-cell>
          <table:table-cell office:value-type="float" office:value="1.235051419106" calcext:value-type="float">
            <text:p>1,235051419106</text:p>
          </table:table-cell>
          <table:table-cell office:value-type="float" office:value="0.801028081084206" calcext:value-type="float">
            <text:p>0,801028081084206</text:p>
          </table:table-cell>
          <table:table-cell office:value-type="float" office:value="0.422112627218336" calcext:value-type="float">
            <text:p>0,422112627218336</text:p>
          </table:table-cell>
          <table:table-cell office:value-type="float" office:value="0.536809810100158" calcext:value-type="float">
            <text:p>0,536809810100158</text:p>
          </table:table-cell>
          <table:table-cell office:value-type="float" office:value="1.15143245202632" calcext:value-type="float">
            <text:p>1,15143245202632</text:p>
          </table:table-cell>
          <table:table-cell office:value-type="float" office:value="0.839142426684006" calcext:value-type="float">
            <text:p>0,839142426684006</text:p>
          </table:table-cell>
          <table:table-cell office:value-type="float" office:value="0.35300006900532" calcext:value-type="float">
            <text:p>0,35300006900532</text:p>
          </table:table-cell>
          <table:table-cell office:value-type="float" office:value="0.518404912363532" calcext:value-type="float">
            <text:p>0,518404912363532</text:p>
          </table:table-cell>
          <table:table-cell office:value-type="float" office:value="1.41893087281771" calcext:value-type="float">
            <text:p>1,41893087281771</text:p>
          </table:table-cell>
          <table:table-cell office:value-type="float" office:value="0.627006022836882" calcext:value-type="float">
            <text:p>0,627006022836882</text:p>
          </table:table-cell>
          <table:table-cell office:value-type="float" office:value="0.642321666360738" calcext:value-type="float">
            <text:p>0,642321666360738</text:p>
          </table:table-cell>
          <table:table-cell office:value-type="float" office:value="0.619631890138965" calcext:value-type="float">
            <text:p>0,619631890138965</text:p>
          </table:table-cell>
          <table:table-cell office:value-type="float" office:value="0.642193303883441" calcext:value-type="float">
            <text:p>0,642193303883441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float" office:value="0.771188567729747" calcext:value-type="float">
            <text:p>0,771188567729747</text:p>
          </table:table-cell>
          <table:table-cell office:value-type="float" office:value="0.471360008659191" calcext:value-type="float">
            <text:p>0,471360008659191</text:p>
          </table:table-cell>
          <table:table-cell office:value-type="float" office:value="0.512269952180195" calcext:value-type="float">
            <text:p>0,512269952180195</text:p>
          </table:table-cell>
          <table:table-cell office:value-type="float" office:value="1.06518767508992" calcext:value-type="float">
            <text:p>1,06518767508992</text:p>
          </table:table-cell>
          <table:table-cell office:value-type="float" office:value="0.794007019090318" calcext:value-type="float">
            <text:p>0,794007019090318</text:p>
          </table:table-cell>
          <table:table-cell office:value-type="float" office:value="0.436269478011155" calcext:value-type="float">
            <text:p>0,436269478011155</text:p>
          </table:table-cell>
          <table:table-cell office:value-type="float" office:value="0.604294470117136" calcext:value-type="float">
            <text:p>0,604294470117136</text:p>
          </table:table-cell>
          <table:table-cell office:value-type="float" office:value="1.04249441440851" calcext:value-type="float">
            <text:p>1,04249441440851</text:p>
          </table:table-cell>
          <table:table-cell office:value-type="float" office:value="0.808425278756898" calcext:value-type="float">
            <text:p>0,808425278756898</text:p>
          </table:table-cell>
          <table:table-cell office:value-type="float" office:value="0.406989697019458" calcext:value-type="float">
            <text:p>0,406989697019458</text:p>
          </table:table-cell>
          <table:table-cell office:value-type="float" office:value="0.521472384044729" calcext:value-type="float">
            <text:p>0,521472384044729</text:p>
          </table:table-cell>
          <table:table-cell office:value-type="float" office:value="1.08252330864865" calcext:value-type="float">
            <text:p>1,08252330864865</text:p>
          </table:table-cell>
          <table:table-cell office:value-type="float" office:value="0.843530593568846" calcext:value-type="float">
            <text:p>0,843530593568846</text:p>
          </table:table-cell>
          <table:table-cell office:value-type="float" office:value="0.343162328542893" calcext:value-type="float">
            <text:p>0,343162328542893</text:p>
          </table:table-cell>
          <table:table-cell office:value-type="float" office:value="0.533742328362962" calcext:value-type="float">
            <text:p>0,533742328362962</text:p>
          </table:table-cell>
          <table:table-cell office:value-type="float" office:value="1.29030812737401" calcext:value-type="float">
            <text:p>1,29030812737401</text:p>
          </table:table-cell>
          <table:table-cell office:value-type="float" office:value="0.629137414388934" calcext:value-type="float">
            <text:p>0,629137414388934</text:p>
          </table:table-cell>
          <table:table-cell office:value-type="float" office:value="0.638746842637344" calcext:value-type="float">
            <text:p>0,638746842637344</text:p>
          </table:table-cell>
          <table:table-cell office:value-type="float" office:value="0.610429433591527" calcext:value-type="float">
            <text:p>0,610429433591527</text:p>
          </table:table-cell>
          <table:table-cell office:value-type="float" office:value="0.630873034702488" calcext:value-type="float">
            <text:p>0,630873034702488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float" office:value="0.756394183085699" calcext:value-type="float">
            <text:p>0,756394183085699</text:p>
          </table:table-cell>
          <table:table-cell office:value-type="float" office:value="0.486114285475273" calcext:value-type="float">
            <text:p>0,486114285475273</text:p>
          </table:table-cell>
          <table:table-cell office:value-type="float" office:value="0.521472390078328" calcext:value-type="float">
            <text:p>0,521472390078328</text:p>
          </table:table-cell>
          <table:table-cell office:value-type="float" office:value="1.01097537604578" calcext:value-type="float">
            <text:p>1,01097537604578</text:p>
          </table:table-cell>
          <table:table-cell office:value-type="float" office:value="0.795135403647944" calcext:value-type="float">
            <text:p>0,795135403647944</text:p>
          </table:table-cell>
          <table:table-cell office:value-type="float" office:value="0.433557700429302" calcext:value-type="float">
            <text:p>0,433557700429302</text:p>
          </table:table-cell>
          <table:table-cell office:value-type="float" office:value="0.570552141754174" calcext:value-type="float">
            <text:p>0,570552141754174</text:p>
          </table:table-cell>
          <table:table-cell office:value-type="float" office:value="0.989042982733323" calcext:value-type="float">
            <text:p>0,989042982733323</text:p>
          </table:table-cell>
          <table:table-cell office:value-type="float" office:value="0.817076227550162" calcext:value-type="float">
            <text:p>0,817076227550162</text:p>
          </table:table-cell>
          <table:table-cell office:value-type="float" office:value="0.396221500162853" calcext:value-type="float">
            <text:p>0,396221500162853</text:p>
          </table:table-cell>
          <table:table-cell office:value-type="float" office:value="0.539877296408261" calcext:value-type="float">
            <text:p>0,539877296408261</text:p>
          </table:table-cell>
          <table:table-cell office:value-type="float" office:value="1.34579489128721" calcext:value-type="float">
            <text:p>1,34579489128721</text:p>
          </table:table-cell>
          <table:table-cell office:value-type="float" office:value="0.846414243146672" calcext:value-type="float">
            <text:p>0,846414243146672</text:p>
          </table:table-cell>
          <table:table-cell office:value-type="float" office:value="0.349231308238317" calcext:value-type="float">
            <text:p>0,349231308238317</text:p>
          </table:table-cell>
          <table:table-cell office:value-type="float" office:value="0.53987730646426" calcext:value-type="float">
            <text:p>0,53987730646426</text:p>
          </table:table-cell>
          <table:table-cell office:value-type="float" office:value="1.46544944143003" calcext:value-type="float">
            <text:p>1,46544944143003</text:p>
          </table:table-cell>
          <table:table-cell office:value-type="float" office:value="0.631143428377785" calcext:value-type="float">
            <text:p>0,631143428377785</text:p>
          </table:table-cell>
          <table:table-cell office:value-type="float" office:value="0.638713162904278" calcext:value-type="float">
            <text:p>0,638713162904278</text:p>
          </table:table-cell>
          <table:table-cell office:value-type="float" office:value="0.714723911753461" calcext:value-type="float">
            <text:p>0,714723911753461</text:p>
          </table:table-cell>
          <table:table-cell office:value-type="float" office:value="0.579787495677457" calcext:value-type="float">
            <text:p>0,579787495677457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float" office:value="0.769057171215624" calcext:value-type="float">
            <text:p>0,769057171215624</text:p>
          </table:table-cell>
          <table:table-cell office:value-type="float" office:value="0.470904193407554" calcext:value-type="float">
            <text:p>0,470904193407554</text:p>
          </table:table-cell>
          <table:table-cell office:value-type="float" office:value="0.53067483748395" calcext:value-type="float">
            <text:p>0,53067483748395</text:p>
          </table:table-cell>
          <table:table-cell office:value-type="float" office:value="1.20419171050282" calcext:value-type="float">
            <text:p>1,20419171050282</text:p>
          </table:table-cell>
          <table:table-cell office:value-type="float" office:value="0.803911731678361" calcext:value-type="float">
            <text:p>0,803911731678361</text:p>
          </table:table-cell>
          <table:table-cell office:value-type="float" office:value="0.419060618193482" calcext:value-type="float">
            <text:p>0,419060618193482</text:p>
          </table:table-cell>
          <table:table-cell office:value-type="float" office:value="0.558282214805392" calcext:value-type="float">
            <text:p>0,558282214805392</text:p>
          </table:table-cell>
          <table:table-cell office:value-type="float" office:value="1.04526174763229" calcext:value-type="float">
            <text:p>1,04526174763229</text:p>
          </table:table-cell>
          <table:table-cell office:value-type="float" office:value="0.810055165735625" calcext:value-type="float">
            <text:p>0,810055165735625</text:p>
          </table:table-cell>
          <table:table-cell office:value-type="float" office:value="0.411004245879059" calcext:value-type="float">
            <text:p>0,411004245879059</text:p>
          </table:table-cell>
          <table:table-cell office:value-type="float" office:value="0.567484656725924" calcext:value-type="float">
            <text:p>0,567484656725924</text:p>
          </table:table-cell>
          <table:table-cell office:value-type="float" office:value="1.32377209034434" calcext:value-type="float">
            <text:p>1,32377209034434</text:p>
          </table:table-cell>
          <table:table-cell office:value-type="float" office:value="0.840521563438618" calcext:value-type="float">
            <text:p>0,840521563438618</text:p>
          </table:table-cell>
          <table:table-cell office:value-type="float" office:value="0.343995169507584" calcext:value-type="float">
            <text:p>0,343995169507584</text:p>
          </table:table-cell>
          <table:table-cell office:value-type="float" office:value="0.521472379473821" calcext:value-type="float">
            <text:p>0,521472379473821</text:p>
          </table:table-cell>
          <table:table-cell office:value-type="float" office:value="1.33678301419217" calcext:value-type="float">
            <text:p>1,33678301419217</text:p>
          </table:table-cell>
          <table:table-cell office:value-type="float" office:value="0.629638917168739" calcext:value-type="float">
            <text:p>0,629638917168739</text:p>
          </table:table-cell>
          <table:table-cell office:value-type="float" office:value="0.638908379773797" calcext:value-type="float">
            <text:p>0,638908379773797</text:p>
          </table:table-cell>
          <table:table-cell office:value-type="float" office:value="0.680981583390499" calcext:value-type="float">
            <text:p>0,680981583390499</text:p>
          </table:table-cell>
          <table:table-cell office:value-type="float" office:value="0.610647002246482" calcext:value-type="float">
            <text:p>0,610647002246482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float" office:value="0.765797393133073" calcext:value-type="float">
            <text:p>0,765797393133073</text:p>
          </table:table-cell>
          <table:table-cell office:value-type="float" office:value="0.475915121787051" calcext:value-type="float">
            <text:p>0,475915121787051</text:p>
          </table:table-cell>
          <table:table-cell office:value-type="float" office:value="0.506134968959481" calcext:value-type="float">
            <text:p>0,506134968959481</text:p>
          </table:table-cell>
          <table:table-cell office:value-type="float" office:value="1.16026334619961" calcext:value-type="float">
            <text:p>1,16026334619961</text:p>
          </table:table-cell>
          <table:table-cell office:value-type="float" office:value="0.805917750868419" calcext:value-type="float">
            <text:p>0,805917750868419</text:p>
          </table:table-cell>
          <table:table-cell office:value-type="float" office:value="0.419091287593067" calcext:value-type="float">
            <text:p>0,419091287593067</text:p>
          </table:table-cell>
          <table:table-cell office:value-type="float" office:value="0.546012284565557" calcext:value-type="float">
            <text:p>0,546012284565557</text:p>
          </table:table-cell>
          <table:table-cell office:value-type="float" office:value="1.14077787823472" calcext:value-type="float">
            <text:p>1,14077787823472</text:p>
          </table:table-cell>
          <table:table-cell office:value-type="float" office:value="0.813941824519885" calcext:value-type="float">
            <text:p>0,813941824519885</text:p>
          </table:table-cell>
          <table:table-cell office:value-type="float" office:value="0.394775044535443" calcext:value-type="float">
            <text:p>0,394775044535443</text:p>
          </table:table-cell>
          <table:table-cell office:value-type="float" office:value="0.555214715150236" calcext:value-type="float">
            <text:p>0,555214715150236</text:p>
          </table:table-cell>
          <table:table-cell office:value-type="float" office:value="1.25790757416216" calcext:value-type="float">
            <text:p>1,25790757416216</text:p>
          </table:table-cell>
          <table:table-cell office:value-type="float" office:value="0.85042627883651" calcext:value-type="float">
            <text:p>0,85042627883651</text:p>
          </table:table-cell>
          <table:table-cell office:value-type="float" office:value="0.328161758728467" calcext:value-type="float">
            <text:p>0,328161758728467</text:p>
          </table:table-cell>
          <table:table-cell office:value-type="float" office:value="0.542944778145457" calcext:value-type="float">
            <text:p>0,542944778145457</text:p>
          </table:table-cell>
          <table:table-cell office:value-type="float" office:value="1.25977346502199" calcext:value-type="float">
            <text:p>1,25977346502199</text:p>
          </table:table-cell>
          <table:table-cell office:value-type="float" office:value="0.631018053325511" calcext:value-type="float">
            <text:p>0,631018053325511</text:p>
          </table:table-cell>
          <table:table-cell office:value-type="float" office:value="0.639570430563828" calcext:value-type="float">
            <text:p>0,639570430563828</text:p>
          </table:table-cell>
          <table:table-cell office:value-type="float" office:value="0.65644171486603" calcext:value-type="float">
            <text:p>0,65644171486603</text:p>
          </table:table-cell>
          <table:table-cell office:value-type="float" office:value="0.627728430405716" calcext:value-type="float">
            <text:p>0,627728430405716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float" office:value="0.774824472583285" calcext:value-type="float">
            <text:p>0,774824472583285</text:p>
          </table:table-cell>
          <table:table-cell office:value-type="float" office:value="0.467302003230829" calcext:value-type="float">
            <text:p>0,467302003230829</text:p>
          </table:table-cell>
          <table:table-cell office:value-type="float" office:value="0.503067472595379" calcext:value-type="float">
            <text:p>0,503067472595379</text:p>
          </table:table-cell>
          <table:table-cell office:value-type="float" office:value="1.10774644660803" calcext:value-type="float">
            <text:p>1,10774644660803</text:p>
          </table:table-cell>
          <table:table-cell office:value-type="float" office:value="0.810431293044669" calcext:value-type="float">
            <text:p>0,810431293044669</text:p>
          </table:table-cell>
          <table:table-cell office:value-type="float" office:value="0.40592870986091" calcext:value-type="float">
            <text:p>0,40592870986091</text:p>
          </table:table-cell>
          <table:table-cell office:value-type="float" office:value="0.527607368179625" calcext:value-type="float">
            <text:p>0,527607368179625</text:p>
          </table:table-cell>
          <table:table-cell office:value-type="float" office:value="1.32732108326777" calcext:value-type="float">
            <text:p>1,32732108326777</text:p>
          </table:table-cell>
          <table:table-cell office:value-type="float" office:value="0.806168504679574" calcext:value-type="float">
            <text:p>0,806168504679574</text:p>
          </table:table-cell>
          <table:table-cell office:value-type="float" office:value="0.412948844425657" calcext:value-type="float">
            <text:p>0,412948844425657</text:p>
          </table:table-cell>
          <table:table-cell office:value-type="float" office:value="0.546012262625197" calcext:value-type="float">
            <text:p>0,546012262625197</text:p>
          </table:table-cell>
          <table:table-cell office:value-type="float" office:value="1.31237163865493" calcext:value-type="float">
            <text:p>1,31237163865493</text:p>
          </table:table-cell>
          <table:table-cell office:value-type="float" office:value="0.855566700518789" calcext:value-type="float">
            <text:p>0,855566700518789</text:p>
          </table:table-cell>
          <table:table-cell office:value-type="float" office:value="0.326431944443206" calcext:value-type="float">
            <text:p>0,326431944443206</text:p>
          </table:table-cell>
          <table:table-cell office:value-type="float" office:value="0.542944773574548" calcext:value-type="float">
            <text:p>0,542944773574548</text:p>
          </table:table-cell>
          <table:table-cell office:value-type="float" office:value="1.66756885475908" calcext:value-type="float">
            <text:p>1,66756885475908</text:p>
          </table:table-cell>
          <table:table-cell office:value-type="float" office:value="0.628510534165496" calcext:value-type="float">
            <text:p>0,628510534165496</text:p>
          </table:table-cell>
          <table:table-cell office:value-type="float" office:value="0.641061832577199" calcext:value-type="float">
            <text:p>0,641061832577199</text:p>
          </table:table-cell>
          <table:table-cell office:value-type="float" office:value="0.647239255027537" calcext:value-type="float">
            <text:p>0,647239255027537</text:p>
          </table:table-cell>
          <table:table-cell office:value-type="float" office:value="0.631131519934882" calcext:value-type="float">
            <text:p>0,631131519934882</text:p>
          </table:table-cell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4:58:05.054624643</meta:creation-date>
    <dc:date>2019-02-23T15:34:05.287452932</dc:date>
    <meta:editing-duration>PT4M11S</meta:editing-duration>
    <meta:editing-cycles>1</meta:editing-cycles>
    <meta:document-statistic meta:table-count="4" meta:cell-count="1281" meta:object-count="4"/>
    <meta:generator>LibreOffice/5.2.7.2$Linux_ARM_EABI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title svg:x="7.533cm" svg:y="0.316cm" chart:style-name="ch2">
          <text:p>Acc</text:p>
        </chart:title>
        <chart:legend chart:legend-position="end" svg:x="13.915cm" svg:y="3.208cm" style:legend-expansion="high" chart:style-name="ch3"/>
        <chart:plot-area chart:style-name="ch4" table:cell-range-address="Sheet1.A1:Sheet1.B61 Sheet1.F1:Sheet1.F61 Sheet1.J1:Sheet1.J61 Sheet1.N1:Sheet1.N61 Sheet1.R1:Sheet1.R61" chart:data-source-has-labels="both" svg:x="0.32cm" svg:y="1.275cm" svg:width="13.275cm" svg:height="7.551cm">
          <chartooo:coordinate-region svg:x="1.047cm" svg:y="1.474cm" svg:width="12.548cm" svg:height="6.56cm"/>
          <chart:axis chart:dimension="x" chart:name="primary-x" chart:style-name="ch5" chartooo:axis-type="auto">
            <chartooo:date-scale/>
            <chart:categories table:cell-range-address="Sheet1.A2:Sheet1.A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1" chart:label-cell-address="Sheet1.B1:Sheet1.B1" chart:class="chart:line">
            <chart:data-point chart:repeated="60"/>
          </chart:series>
          <chart:series chart:style-name="ch8" chart:values-cell-range-address="Sheet1.F2:Sheet1.F61" chart:label-cell-address="Sheet1.F1:Sheet1.F1" chart:class="chart:line">
            <chart:data-point chart:repeated="60"/>
          </chart:series>
          <chart:series chart:style-name="ch9" chart:values-cell-range-address="Sheet1.J2:Sheet1.J61" chart:label-cell-address="Sheet1.J1:Sheet1.J1" chart:class="chart:line">
            <chart:data-point chart:repeated="60"/>
          </chart:series>
          <chart:series chart:style-name="ch7" chart:values-cell-range-address="Sheet1.N2:Sheet1.N61" chart:label-cell-address="Sheet1.N1:Sheet1.N1" chart:class="chart:line">
            <chart:data-point chart:repeated="60"/>
          </chart:series>
          <chart:series chart:style-name="ch8" chart:values-cell-range-address="Sheet1.R2:Sheet1.R61" chart:label-cell-address="Sheet1.R1:Sheet1.R1" chart:class="chart:line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0</text:p>
                <draw:g>
                  <svg:desc>Sheet1.B1:Sheet1.B1</svg:desc>
                </draw:g>
              </table:table-cell>
              <table:table-cell office:value-type="string">
                <text:p>acc1</text:p>
                <draw:g>
                  <svg:desc>Sheet1.F1:Sheet1.F1</svg:desc>
                </draw:g>
              </table:table-cell>
              <table:table-cell office:value-type="string">
                <text:p>acc2</text:p>
                <draw:g>
                  <svg:desc>Sheet1.J1:Sheet1.J1</svg:desc>
                </draw:g>
              </table:table-cell>
              <table:table-cell office:value-type="string">
                <text:p>acc3</text:p>
                <draw:g>
                  <svg:desc>Sheet1.N1:Sheet1.N1</svg:desc>
                </draw:g>
              </table:table-cell>
              <table:table-cell office:value-type="string">
                <text:p>acc4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61</svg:desc>
                </draw:g>
              </table:table-cell>
              <table:table-cell office:value-type="float" office:value="0.527457371159805">
                <text:p>0.527457371159805</text:p>
                <draw:g>
                  <svg:desc>Sheet1.B2:Sheet1.B61</svg:desc>
                </draw:g>
              </table:table-cell>
              <table:table-cell office:value-type="float" office:value="0.538741222236197">
                <text:p>0.538741222236197</text:p>
                <draw:g>
                  <svg:desc>Sheet1.F2:Sheet1.F61</svg:desc>
                </draw:g>
              </table:table-cell>
              <table:table-cell office:value-type="float" office:value="0.527206619381307">
                <text:p>0.527206619381307</text:p>
                <draw:g>
                  <svg:desc>Sheet1.J2:Sheet1.J61</svg:desc>
                </draw:g>
              </table:table-cell>
              <table:table-cell office:value-type="float" office:value="0.509277835772293">
                <text:p>0.509277835772293</text:p>
                <draw:g>
                  <svg:desc>Sheet1.N2:Sheet1.N61</svg:desc>
                </draw:g>
              </table:table-cell>
              <table:table-cell office:value-type="float" office:value="0.495737208466353">
                <text:p>0.495737208466353</text:p>
                <draw:g>
                  <svg:desc>Sheet1.R2:Sheet1.R6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81243730057685">
                <text:p>0.581243730057685</text:p>
              </table:table-cell>
              <table:table-cell office:value-type="float" office:value="0.601303910419958">
                <text:p>0.601303910419958</text:p>
              </table:table-cell>
              <table:table-cell office:value-type="float" office:value="0.585757273130694">
                <text:p>0.585757273130694</text:p>
              </table:table-cell>
              <table:table-cell office:value-type="float" office:value="0.519558676446572">
                <text:p>0.519558676446572</text:p>
              </table:table-cell>
              <table:table-cell office:value-type="float" office:value="0.49849548633981">
                <text:p>0.4984954863398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2688063911593">
                <text:p>0.62688063911593</text:p>
              </table:table-cell>
              <table:table-cell office:value-type="float" office:value="0.645561687984581">
                <text:p>0.645561687984581</text:p>
              </table:table-cell>
              <table:table-cell office:value-type="float" office:value="0.63741223730797">
                <text:p>0.63741223730797</text:p>
              </table:table-cell>
              <table:table-cell office:value-type="float" office:value="0.608575726882625">
                <text:p>0.608575726882625</text:p>
              </table:table-cell>
              <table:table-cell office:value-type="float" office:value="0.507397190797532">
                <text:p>0.50739719079753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3565697318453">
                <text:p>0.63565697318453</text:p>
              </table:table-cell>
              <table:table-cell office:value-type="float" office:value="0.642928789766765">
                <text:p>0.642928789766765</text:p>
              </table:table-cell>
              <table:table-cell office:value-type="float" office:value="0.641675024716522">
                <text:p>0.641675024716522</text:p>
              </table:table-cell>
              <table:table-cell office:value-type="float" office:value="0.645561686489981">
                <text:p>0.645561686489981</text:p>
              </table:table-cell>
              <table:table-cell office:value-type="float" office:value="0.508650947956288">
                <text:p>0.5086509479562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48696087368034">
                <text:p>0.648696087368034</text:p>
              </table:table-cell>
              <table:table-cell office:value-type="float" office:value="0.655717154862051">
                <text:p>0.655717154862051</text:p>
              </table:table-cell>
              <table:table-cell office:value-type="float" office:value="0.648570713092953">
                <text:p>0.648570713092953</text:p>
              </table:table-cell>
              <table:table-cell office:value-type="float" office:value="0.639669006901495">
                <text:p>0.639669006901495</text:p>
              </table:table-cell>
              <table:table-cell office:value-type="float" office:value="0.498370109553801">
                <text:p>0.4983701095538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49699096992956">
                <text:p>0.649699096992956</text:p>
              </table:table-cell>
              <table:table-cell office:value-type="float" office:value="0.650075226394439">
                <text:p>0.650075226394439</text:p>
              </table:table-cell>
              <table:table-cell office:value-type="float" office:value="0.658475425800564">
                <text:p>0.658475425800564</text:p>
              </table:table-cell>
              <table:table-cell office:value-type="float" office:value="0.659102303871778">
                <text:p>0.659102303871778</text:p>
              </table:table-cell>
              <table:table-cell office:value-type="float" office:value="0.56594784604152">
                <text:p>0.565947846041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53961885537403">
                <text:p>0.653961885537403</text:p>
              </table:table-cell>
              <table:table-cell office:value-type="float" office:value="0.660481445588463">
                <text:p>0.660481445588463</text:p>
              </table:table-cell>
              <table:table-cell office:value-type="float" office:value="0.659854562256257">
                <text:p>0.659854562256257</text:p>
              </table:table-cell>
              <table:table-cell office:value-type="float" office:value="0.654839519392643">
                <text:p>0.654839519392643</text:p>
              </table:table-cell>
              <table:table-cell office:value-type="float" office:value="0.593405215407805">
                <text:p>0.5934052154078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56344031976721">
                <text:p>0.656344031976721</text:p>
              </table:table-cell>
              <table:table-cell office:value-type="float" office:value="0.659603812928903">
                <text:p>0.659603812928903</text:p>
              </table:table-cell>
              <table:table-cell office:value-type="float" office:value="0.662988967378974">
                <text:p>0.662988967378974</text:p>
              </table:table-cell>
              <table:table-cell office:value-type="float" office:value="0.655717150019547">
                <text:p>0.655717150019547</text:p>
              </table:table-cell>
              <table:table-cell office:value-type="float" office:value="0.615095285558653">
                <text:p>0.6150952855586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53711131845817">
                <text:p>0.653711131845817</text:p>
              </table:table-cell>
              <table:table-cell office:value-type="float" office:value="0.654964895521028">
                <text:p>0.654964895521028</text:p>
              </table:table-cell>
              <table:table-cell office:value-type="float" office:value="0.663615849993772">
                <text:p>0.663615849993772</text:p>
              </table:table-cell>
              <table:table-cell office:value-type="float" office:value="0.660857572239882">
                <text:p>0.660857572239882</text:p>
              </table:table-cell>
              <table:table-cell office:value-type="float" office:value="0.623620862169275">
                <text:p>0.6236208621692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62111333404166">
                <text:p>0.662111333404166</text:p>
              </table:table-cell>
              <table:table-cell office:value-type="float" office:value="0.662612837738355">
                <text:p>0.662612837738355</text:p>
              </table:table-cell>
              <table:table-cell office:value-type="float" office:value="0.664744232518742">
                <text:p>0.664744232518742</text:p>
              </table:table-cell>
              <table:table-cell office:value-type="float" office:value="0.663490470756619">
                <text:p>0.663490470756619</text:p>
              </table:table-cell>
              <table:table-cell office:value-type="float" office:value="0.629638918782907">
                <text:p>0.6296389187829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42803410170908">
                <text:p>0.642803410170908</text:p>
              </table:table-cell>
              <table:table-cell office:value-type="float" office:value="0.655717152111987">
                <text:p>0.655717152111987</text:p>
              </table:table-cell>
              <table:table-cell office:value-type="float" office:value="0.664618853640293">
                <text:p>0.664618853640293</text:p>
              </table:table-cell>
              <table:table-cell office:value-type="float" office:value="0.658851553647664">
                <text:p>0.658851553647664</text:p>
              </table:table-cell>
              <table:table-cell office:value-type="float" office:value="0.632397192889972">
                <text:p>0.63239719288997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52206622011803">
                <text:p>0.652206622011803</text:p>
              </table:table-cell>
              <table:table-cell office:value-type="float" office:value="0.648946841059621">
                <text:p>0.648946841059621</text:p>
              </table:table-cell>
              <table:table-cell office:value-type="float" office:value="0.670887664124863">
                <text:p>0.670887664124863</text:p>
              </table:table-cell>
              <table:table-cell office:value-type="float" office:value="0.667251755206013">
                <text:p>0.667251755206013</text:p>
              </table:table-cell>
              <table:table-cell office:value-type="float" office:value="0.627256771925101">
                <text:p>0.62725677192510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56970914053463">
                <text:p>0.656970914053463</text:p>
              </table:table-cell>
              <table:table-cell office:value-type="float" office:value="0.656469409838842">
                <text:p>0.656469409838842</text:p>
              </table:table-cell>
              <table:table-cell office:value-type="float" office:value="0.676153461158335">
                <text:p>0.676153461158335</text:p>
              </table:table-cell>
              <table:table-cell office:value-type="float" office:value="0.664618856928413">
                <text:p>0.664618856928413</text:p>
              </table:table-cell>
              <table:table-cell office:value-type="float" office:value="0.628134401475893">
                <text:p>0.62813440147589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57472416653915">
                <text:p>0.657472416653915</text:p>
              </table:table-cell>
              <table:table-cell office:value-type="float" office:value="0.659227684902451">
                <text:p>0.659227684902451</text:p>
              </table:table-cell>
              <table:table-cell office:value-type="float" office:value="0.669884654679294">
                <text:p>0.669884654679294</text:p>
              </table:table-cell>
              <table:table-cell office:value-type="float" office:value="0.668254765368991">
                <text:p>0.668254765368991</text:p>
              </table:table-cell>
              <table:table-cell office:value-type="float" office:value="0.630391173699914">
                <text:p>0.6303911736999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63114342730167">
                <text:p>0.663114342730167</text:p>
              </table:table-cell>
              <table:table-cell office:value-type="float" office:value="0.653961886792867">
                <text:p>0.653961886792867</text:p>
              </table:table-cell>
              <table:table-cell office:value-type="float" office:value="0.681544631271209">
                <text:p>0.681544631271209</text:p>
              </table:table-cell>
              <table:table-cell office:value-type="float" office:value="0.675275826107415">
                <text:p>0.675275826107415</text:p>
              </table:table-cell>
              <table:table-cell office:value-type="float" office:value="0.632146440035362">
                <text:p>0.6321464400353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67251754548389">
                <text:p>0.667251754548389</text:p>
              </table:table-cell>
              <table:table-cell office:value-type="float" office:value="0.664117352594224">
                <text:p>0.664117352594224</text:p>
              </table:table-cell>
              <table:table-cell office:value-type="float" office:value="0.67577732978398">
                <text:p>0.67577732978398</text:p>
              </table:table-cell>
              <table:table-cell office:value-type="float" office:value="0.67728184643337">
                <text:p>0.67728184643337</text:p>
              </table:table-cell>
              <table:table-cell office:value-type="float" office:value="0.642176530605094">
                <text:p>0.64217653060509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75651954911059">
                <text:p>0.675651954911059</text:p>
              </table:table-cell>
              <table:table-cell office:value-type="float" office:value="0.667001002949243">
                <text:p>0.667001002949243</text:p>
              </table:table-cell>
              <table:table-cell office:value-type="float" office:value="0.683550651955868">
                <text:p>0.683550651955868</text:p>
              </table:table-cell>
              <table:table-cell office:value-type="float" office:value="0.680416245697255">
                <text:p>0.680416245697255</text:p>
              </table:table-cell>
              <table:table-cell office:value-type="float" office:value="0.639167504599962">
                <text:p>0.63916750459996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72893680385505">
                <text:p>0.672893680385505</text:p>
              </table:table-cell>
              <table:table-cell office:value-type="float" office:value="0.659102306801194">
                <text:p>0.659102306801194</text:p>
              </table:table-cell>
              <table:table-cell office:value-type="float" office:value="0.69332999056775">
                <text:p>0.69332999056775</text:p>
              </table:table-cell>
              <table:table-cell office:value-type="float" office:value="0.684804411326631">
                <text:p>0.684804411326631</text:p>
              </table:table-cell>
              <table:table-cell office:value-type="float" office:value="0.637036109221735">
                <text:p>0.63703610922173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71013040372816">
                <text:p>0.671013040372816</text:p>
              </table:table-cell>
              <table:table-cell office:value-type="float" office:value="0.671639921493014">
                <text:p>0.671639921493014</text:p>
              </table:table-cell>
              <table:table-cell office:value-type="float" office:value="0.704363091001539">
                <text:p>0.704363091001539</text:p>
              </table:table-cell>
              <table:table-cell office:value-type="float" office:value="0.680290873395046">
                <text:p>0.680290873395046</text:p>
              </table:table-cell>
              <table:table-cell office:value-type="float" office:value="0.637036108026055">
                <text:p>0.63703610802605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79663992215064">
                <text:p>0.679663992215064</text:p>
              </table:table-cell>
              <table:table-cell office:value-type="float" office:value="0.667502505669264">
                <text:p>0.667502505669264</text:p>
              </table:table-cell>
              <table:table-cell office:value-type="float" office:value="0.696965898709407">
                <text:p>0.696965898709407</text:p>
              </table:table-cell>
              <table:table-cell office:value-type="float" office:value="0.690947843590376">
                <text:p>0.690947843590376</text:p>
              </table:table-cell>
              <table:table-cell office:value-type="float" office:value="0.637788365274638">
                <text:p>0.6377883652746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79538614233375">
                <text:p>0.679538614233375</text:p>
              </table:table-cell>
              <table:table-cell office:value-type="float" office:value="0.67402206745406">
                <text:p>0.67402206745406</text:p>
              </table:table-cell>
              <table:table-cell office:value-type="float" office:value="0.702231695683096">
                <text:p>0.702231695683096</text:p>
              </table:table-cell>
              <table:table-cell office:value-type="float" office:value="0.689317952486553">
                <text:p>0.689317952486553</text:p>
              </table:table-cell>
              <table:table-cell office:value-type="float" office:value="0.643179539034336">
                <text:p>0.64317953903433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681544634499545">
                <text:p>0.681544634499545</text:p>
              </table:table-cell>
              <table:table-cell office:value-type="float" office:value="0.671389169355811">
                <text:p>0.671389169355811</text:p>
              </table:table-cell>
              <table:table-cell office:value-type="float" office:value="0.709879640530918">
                <text:p>0.709879640530918</text:p>
              </table:table-cell>
              <table:table-cell office:value-type="float" office:value="0.698595785448998">
                <text:p>0.698595785448998</text:p>
              </table:table-cell>
              <table:table-cell office:value-type="float" office:value="0.631895686881832">
                <text:p>0.63189568688183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85180539891139">
                <text:p>0.685180539891139</text:p>
              </table:table-cell>
              <table:table-cell office:value-type="float" office:value="0.679037110078538">
                <text:p>0.679037110078538</text:p>
              </table:table-cell>
              <table:table-cell office:value-type="float" office:value="0.717026080207576">
                <text:p>0.717026080207576</text:p>
              </table:table-cell>
              <table:table-cell office:value-type="float" office:value="0.711008023534161">
                <text:p>0.711008023534161</text:p>
              </table:table-cell>
              <table:table-cell office:value-type="float" office:value="0.636534603871218">
                <text:p>0.63653460387121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683425276485106">
                <text:p>0.683425276485106</text:p>
              </table:table-cell>
              <table:table-cell office:value-type="float" office:value="0.683425277322082">
                <text:p>0.683425277322082</text:p>
              </table:table-cell>
              <table:table-cell office:value-type="float" office:value="0.712261785415852">
                <text:p>0.712261785415852</text:p>
              </table:table-cell>
              <table:table-cell office:value-type="float" office:value="0.708500501265378">
                <text:p>0.708500501265378</text:p>
              </table:table-cell>
              <table:table-cell office:value-type="float" office:value="0.638039115199832">
                <text:p>0.63803911519983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82296890193744">
                <text:p>0.682296890193744</text:p>
              </table:table-cell>
              <table:table-cell office:value-type="float" office:value="0.693706114827809">
                <text:p>0.693706114827809</text:p>
              </table:table-cell>
              <table:table-cell office:value-type="float" office:value="0.716273818893681">
                <text:p>0.716273818893681</text:p>
              </table:table-cell>
              <table:table-cell office:value-type="float" office:value="0.712637910333536">
                <text:p>0.712637910333536</text:p>
              </table:table-cell>
              <table:table-cell office:value-type="float" office:value="0.641675024596954">
                <text:p>0.64167502459695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9859579100891">
                <text:p>0.69859579100891</text:p>
              </table:table-cell>
              <table:table-cell office:value-type="float" office:value="0.69596288705183">
                <text:p>0.69596288705183</text:p>
              </table:table-cell>
              <table:table-cell office:value-type="float" office:value="0.720411232624991">
                <text:p>0.720411232624991</text:p>
              </table:table-cell>
              <table:table-cell office:value-type="float" office:value="0.718154466319586">
                <text:p>0.718154466319586</text:p>
              </table:table-cell>
              <table:table-cell office:value-type="float" office:value="0.649072214796646">
                <text:p>0.64907221479664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99724173713233">
                <text:p>0.699724173713233</text:p>
              </table:table-cell>
              <table:table-cell office:value-type="float" office:value="0.702733197984629">
                <text:p>0.702733197984629</text:p>
              </table:table-cell>
              <table:table-cell office:value-type="float" office:value="0.731820461145016">
                <text:p>0.731820461145016</text:p>
              </table:table-cell>
              <table:table-cell office:value-type="float" office:value="0.722291877898673">
                <text:p>0.722291877898673</text:p>
              </table:table-cell>
              <table:table-cell office:value-type="float" office:value="0.651705113373166">
                <text:p>0.65170511337316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701479439032353">
                <text:p>0.701479439032353</text:p>
              </table:table-cell>
              <table:table-cell office:value-type="float" office:value="0.70762286460029">
                <text:p>0.70762286460029</text:p>
              </table:table-cell>
              <table:table-cell office:value-type="float" office:value="0.728309929550232">
                <text:p>0.728309929550232</text:p>
              </table:table-cell>
              <table:table-cell office:value-type="float" office:value="0.729062190864127">
                <text:p>0.729062190864127</text:p>
              </table:table-cell>
              <table:table-cell office:value-type="float" office:value="0.649949847934478">
                <text:p>0.64994984793447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703109324695832">
                <text:p>0.703109324695832</text:p>
              </table:table-cell>
              <table:table-cell office:value-type="float" office:value="0.702858575069558">
                <text:p>0.702858575069558</text:p>
              </table:table-cell>
              <table:table-cell office:value-type="float" office:value="0.739343026636118">
                <text:p>0.739343026636118</text:p>
              </table:table-cell>
              <table:table-cell office:value-type="float" office:value="0.731193583970563">
                <text:p>0.731193583970563</text:p>
              </table:table-cell>
              <table:table-cell office:value-type="float" office:value="0.643054162965734">
                <text:p>0.64305416296573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707497493972032">
                <text:p>0.707497493972032</text:p>
              </table:table-cell>
              <table:table-cell office:value-type="float" office:value="0.710506520395652">
                <text:p>0.710506520395652</text:p>
              </table:table-cell>
              <table:table-cell office:value-type="float" office:value="0.743355065494507">
                <text:p>0.743355065494507</text:p>
              </table:table-cell>
              <table:table-cell office:value-type="float" office:value="0.734954866327517">
                <text:p>0.734954866327517</text:p>
              </table:table-cell>
              <table:table-cell office:value-type="float" office:value="0.647693077862681">
                <text:p>0.6476930778626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18405215288237">
                <text:p>0.718405215288237</text:p>
              </table:table-cell>
              <table:table-cell office:value-type="float" office:value="0.71527081375256">
                <text:p>0.71527081375256</text:p>
              </table:table-cell>
              <table:table-cell office:value-type="float" office:value="0.748244734740664">
                <text:p>0.748244734740664</text:p>
              </table:table-cell>
              <table:table-cell office:value-type="float" office:value="0.740722166917986">
                <text:p>0.740722166917986</text:p>
              </table:table-cell>
              <table:table-cell office:value-type="float" office:value="0.654212638272445">
                <text:p>0.65421263827244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706870612134426">
                <text:p>0.706870612134426</text:p>
              </table:table-cell>
              <table:table-cell office:value-type="float" office:value="0.720035103343076">
                <text:p>0.720035103343076</text:p>
              </table:table-cell>
              <table:table-cell office:value-type="float" office:value="0.745361080977957">
                <text:p>0.745361080977957</text:p>
              </table:table-cell>
              <table:table-cell office:value-type="float" office:value="0.747367101901752">
                <text:p>0.747367101901752</text:p>
              </table:table-cell>
              <table:table-cell office:value-type="float" office:value="0.651203609696602">
                <text:p>0.6512036096966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713390167761471">
                <text:p>0.713390167761471</text:p>
              </table:table-cell>
              <table:table-cell office:value-type="float" office:value="0.725802407580369">
                <text:p>0.725802407580369</text:p>
              </table:table-cell>
              <table:table-cell office:value-type="float" office:value="0.753510534344848">
                <text:p>0.753510534344848</text:p>
              </table:table-cell>
              <table:table-cell office:value-type="float" office:value="0.752006018412867">
                <text:p>0.752006018412867</text:p>
              </table:table-cell>
              <table:table-cell office:value-type="float" office:value="0.660481445648247">
                <text:p>0.66048144564824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723044130304752">
                <text:p>0.723044130304752</text:p>
              </table:table-cell>
              <table:table-cell office:value-type="float" office:value="0.719909730861515">
                <text:p>0.719909730861515</text:p>
              </table:table-cell>
              <table:table-cell office:value-type="float" office:value="0.759403210764783">
                <text:p>0.759403210764783</text:p>
              </table:table-cell>
              <table:table-cell office:value-type="float" office:value="0.762662987113597">
                <text:p>0.762662987113597</text:p>
              </table:table-cell>
              <table:table-cell office:value-type="float" office:value="0.649072215274918">
                <text:p>0.64907221527491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722793379124093">
                <text:p>0.722793379124093</text:p>
              </table:table-cell>
              <table:table-cell office:value-type="float" office:value="0.734704114847939">
                <text:p>0.734704114847939</text:p>
              </table:table-cell>
              <table:table-cell office:value-type="float" office:value="0.756268808033426">
                <text:p>0.756268808033426</text:p>
              </table:table-cell>
              <table:table-cell office:value-type="float" office:value="0.761910732615078">
                <text:p>0.761910732615078</text:p>
              </table:table-cell>
              <table:table-cell office:value-type="float" office:value="0.655215648674558">
                <text:p>0.65521564867455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727557675828905">
                <text:p>0.727557675828905</text:p>
              </table:table-cell>
              <table:table-cell office:value-type="float" office:value="0.725175525682979">
                <text:p>0.725175525682979</text:p>
              </table:table-cell>
              <table:table-cell office:value-type="float" office:value="0.7595285837844">
                <text:p>0.7595285837844</text:p>
              </table:table-cell>
              <table:table-cell office:value-type="float" office:value="0.768430288122554">
                <text:p>0.768430288122554</text:p>
              </table:table-cell>
              <table:table-cell office:value-type="float" office:value="0.656594783755219">
                <text:p>0.65659478375521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726680038924681">
                <text:p>0.726680038924681</text:p>
              </table:table-cell>
              <table:table-cell office:value-type="float" office:value="0.736083249809032">
                <text:p>0.736083249809032</text:p>
              </table:table-cell>
              <table:table-cell office:value-type="float" office:value="0.762913741104103">
                <text:p>0.762913741104103</text:p>
              </table:table-cell>
              <table:table-cell office:value-type="float" office:value="0.774322968966504">
                <text:p>0.774322968966504</text:p>
              </table:table-cell>
              <table:table-cell office:value-type="float" office:value="0.654463391485759">
                <text:p>0.65446339148575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72918756113368">
                <text:p>0.72918756113368</text:p>
              </table:table-cell>
              <table:table-cell office:value-type="float" office:value="0.739217653437149">
                <text:p>0.739217653437149</text:p>
              </table:table-cell>
              <table:table-cell office:value-type="float" office:value="0.769307920782114">
                <text:p>0.769307920782114</text:p>
              </table:table-cell>
              <table:table-cell office:value-type="float" office:value="0.778460383116302">
                <text:p>0.778460383116302</text:p>
              </table:table-cell>
              <table:table-cell office:value-type="float" office:value="0.638791375497399">
                <text:p>0.63879137549739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73432798311488">
                <text:p>0.73432798311488</text:p>
              </table:table-cell>
              <table:table-cell office:value-type="float" office:value="0.747116349943901">
                <text:p>0.747116349943901</text:p>
              </table:table-cell>
              <table:table-cell office:value-type="float" office:value="0.771564693065919">
                <text:p>0.771564693065919</text:p>
              </table:table-cell>
              <table:table-cell office:value-type="float" office:value="0.784854562196473">
                <text:p>0.784854562196473</text:p>
              </table:table-cell>
              <table:table-cell office:value-type="float" office:value="0.651078233568216">
                <text:p>0.65107823356821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738716150836696">
                <text:p>0.738716150836696</text:p>
              </table:table-cell>
              <table:table-cell office:value-type="float" office:value="0.747868606116372">
                <text:p>0.747868606116372</text:p>
              </table:table-cell>
              <table:table-cell office:value-type="float" office:value="0.772943830956428">
                <text:p>0.772943830956428</text:p>
              </table:table-cell>
              <table:table-cell office:value-type="float" office:value="0.790120361262602">
                <text:p>0.790120361262602</text:p>
              </table:table-cell>
              <table:table-cell office:value-type="float" office:value="0.630265797571529">
                <text:p>0.63026579757152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9719156515873">
                <text:p>0.739719156515873</text:p>
              </table:table-cell>
              <table:table-cell office:value-type="float" office:value="0.752883647784307">
                <text:p>0.752883647784307</text:p>
              </table:table-cell>
              <table:table-cell office:value-type="float" office:value="0.772191574066549">
                <text:p>0.772191574066549</text:p>
              </table:table-cell>
              <table:table-cell office:value-type="float" office:value="0.792502507761704">
                <text:p>0.792502507761704</text:p>
              </table:table-cell>
              <table:table-cell office:value-type="float" office:value="0.538490471892515">
                <text:p>0.53849047189251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739969911462923">
                <text:p>0.739969911462923</text:p>
              </table:table-cell>
              <table:table-cell office:value-type="float" office:value="0.765546637588183">
                <text:p>0.765546637588183</text:p>
              </table:table-cell>
              <table:table-cell office:value-type="float" office:value="0.783350051943971">
                <text:p>0.783350051943971</text:p>
              </table:table-cell>
              <table:table-cell office:value-type="float" office:value="0.789994985732057">
                <text:p>0.789994985732057</text:p>
              </table:table-cell>
              <table:table-cell office:value-type="float" office:value="0.564694084996804">
                <text:p>0.56469408499680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74611333942222">
                <text:p>0.74611333942222</text:p>
              </table:table-cell>
              <table:table-cell office:value-type="float" office:value="0.764042126797625">
                <text:p>0.764042126797625</text:p>
              </table:table-cell>
              <table:table-cell office:value-type="float" office:value="0.784227681973036">
                <text:p>0.784227681973036</text:p>
              </table:table-cell>
              <table:table-cell office:value-type="float" office:value="0.80403711145357">
                <text:p>0.80403711145357</text:p>
              </table:table-cell>
              <table:table-cell office:value-type="float" office:value="0.596038113207133">
                <text:p>0.59603811320713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746990972201348">
                <text:p>0.746990972201348</text:p>
              </table:table-cell>
              <table:table-cell office:value-type="float" office:value="0.769684051977117">
                <text:p>0.769684051977117</text:p>
              </table:table-cell>
              <table:table-cell office:value-type="float" office:value="0.781970915607846">
                <text:p>0.781970915607846</text:p>
              </table:table-cell>
              <table:table-cell office:value-type="float" office:value="0.801905714222039">
                <text:p>0.801905714222039</text:p>
              </table:table-cell>
              <table:table-cell office:value-type="float" office:value="0.609954863457885">
                <text:p>0.60995486345788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74435807380418">
                <text:p>0.74435807380418</text:p>
              </table:table-cell>
              <table:table-cell office:value-type="float" office:value="0.769934807940496">
                <text:p>0.769934807940496</text:p>
              </table:table-cell>
              <table:table-cell office:value-type="float" office:value="0.788239718918336">
                <text:p>0.788239718918336</text:p>
              </table:table-cell>
              <table:table-cell office:value-type="float" office:value="0.808801406305078">
                <text:p>0.808801406305078</text:p>
              </table:table-cell>
              <table:table-cell office:value-type="float" office:value="0.608450352607543">
                <text:p>0.60845035260754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751880641208369">
                <text:p>0.751880641208369</text:p>
              </table:table-cell>
              <table:table-cell office:value-type="float" office:value="0.773445335828672">
                <text:p>0.773445335828672</text:p>
              </table:table-cell>
              <table:table-cell office:value-type="float" office:value="0.784227682212171">
                <text:p>0.784227682212171</text:p>
              </table:table-cell>
              <table:table-cell office:value-type="float" office:value="0.815697089181382">
                <text:p>0.815697089181382</text:p>
              </table:table-cell>
              <table:table-cell office:value-type="float" office:value="0.610205615296168">
                <text:p>0.61020561529616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751379136575261">
                <text:p>0.751379136575261</text:p>
              </table:table-cell>
              <table:table-cell office:value-type="float" office:value="0.775075226215087">
                <text:p>0.775075226215087</text:p>
              </table:table-cell>
              <table:table-cell office:value-type="float" office:value="0.79012035869189">
                <text:p>0.79012035869189</text:p>
              </table:table-cell>
              <table:table-cell office:value-type="float" office:value="0.81356569762933">
                <text:p>0.81356569762933</text:p>
              </table:table-cell>
              <table:table-cell office:value-type="float" office:value="0.617728182640573">
                <text:p>0.61772818264057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756895688077512">
                <text:p>0.756895688077512</text:p>
              </table:table-cell>
              <table:table-cell office:value-type="float" office:value="0.778084252339787">
                <text:p>0.778084252339787</text:p>
              </table:table-cell>
              <table:table-cell office:value-type="float" office:value="0.789618857346901">
                <text:p>0.789618857346901</text:p>
              </table:table-cell>
              <table:table-cell office:value-type="float" office:value="0.820461383375265">
                <text:p>0.820461383375265</text:p>
              </table:table-cell>
              <table:table-cell office:value-type="float" office:value="0.626003006396585">
                <text:p>0.62600300639658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751755266993072">
                <text:p>0.751755266993072</text:p>
              </table:table-cell>
              <table:table-cell office:value-type="float" office:value="0.780090270334165">
                <text:p>0.780090270334165</text:p>
              </table:table-cell>
              <table:table-cell office:value-type="float" office:value="0.789493483490308">
                <text:p>0.789493483490308</text:p>
              </table:table-cell>
              <table:table-cell office:value-type="float" office:value="0.82572717969133">
                <text:p>0.82572717969133</text:p>
              </table:table-cell>
              <table:table-cell office:value-type="float" office:value="0.620361082771477">
                <text:p>0.62036108277147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752256768756549">
                <text:p>0.752256768756549</text:p>
              </table:table-cell>
              <table:table-cell office:value-type="float" office:value="0.781845535533718">
                <text:p>0.781845535533718</text:p>
              </table:table-cell>
              <table:table-cell office:value-type="float" office:value="0.78924272782585">
                <text:p>0.78924272782585</text:p>
              </table:table-cell>
              <table:table-cell office:value-type="float" office:value="0.829613838595158">
                <text:p>0.829613838595158</text:p>
              </table:table-cell>
              <table:table-cell office:value-type="float" office:value="0.626504513719974">
                <text:p>0.6265045137199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4669011684215">
                <text:p>0.764669011684215</text:p>
              </table:table-cell>
              <table:table-cell office:value-type="float" office:value="0.785606818966784">
                <text:p>0.785606818966784</text:p>
              </table:table-cell>
              <table:table-cell office:value-type="float" office:value="0.800526582429498">
                <text:p>0.800526582429498</text:p>
              </table:table-cell>
              <table:table-cell office:value-type="float" office:value="0.832246739383686">
                <text:p>0.832246739383686</text:p>
              </table:table-cell>
              <table:table-cell office:value-type="float" office:value="0.628761282297171">
                <text:p>0.62876128229717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762537615349443">
                <text:p>0.762537615349443</text:p>
              </table:table-cell>
              <table:table-cell office:value-type="float" office:value="0.790997990932962">
                <text:p>0.790997990932962</text:p>
              </table:table-cell>
              <table:table-cell office:value-type="float" office:value="0.799272816482494">
                <text:p>0.799272816482494</text:p>
              </table:table-cell>
              <table:table-cell office:value-type="float" office:value="0.820837510325605">
                <text:p>0.820837510325605</text:p>
              </table:table-cell>
              <table:table-cell office:value-type="float" office:value="0.623996990255511">
                <text:p>0.62399699025551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763665997575494">
                <text:p>0.763665997575494</text:p>
              </table:table-cell>
              <table:table-cell office:value-type="float" office:value="0.78648445276224">
                <text:p>0.78648445276224</text:p>
              </table:table-cell>
              <table:table-cell office:value-type="float" office:value="0.808174524467472">
                <text:p>0.808174524467472</text:p>
              </table:table-cell>
              <table:table-cell office:value-type="float" office:value="0.832246740698934">
                <text:p>0.832246740698934</text:p>
              </table:table-cell>
              <table:table-cell office:value-type="float" office:value="0.629889669843997">
                <text:p>0.62988966984399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762161486187096">
                <text:p>0.762161486187096</text:p>
              </table:table-cell>
              <table:table-cell office:value-type="float" office:value="0.795511533766836">
                <text:p>0.795511533766836</text:p>
              </table:table-cell>
              <table:table-cell office:value-type="float" office:value="0.799022063209396">
                <text:p>0.799022063209396</text:p>
              </table:table-cell>
              <table:table-cell office:value-type="float" office:value="0.840396189761377">
                <text:p>0.840396189761377</text:p>
              </table:table-cell>
              <table:table-cell office:value-type="float" office:value="0.632146440812554">
                <text:p>0.63214644081255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767427281785753">
                <text:p>0.767427281785753</text:p>
              </table:table-cell>
              <table:table-cell office:value-type="float" office:value="0.790371113160668">
                <text:p>0.790371113160668</text:p>
              </table:table-cell>
              <table:table-cell office:value-type="float" office:value="0.801028081084206">
                <text:p>0.801028081084206</text:p>
              </table:table-cell>
              <table:table-cell office:value-type="float" office:value="0.839142426684006">
                <text:p>0.839142426684006</text:p>
              </table:table-cell>
              <table:table-cell office:value-type="float" office:value="0.627006022836882">
                <text:p>0.62700602283688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771188567729747">
                <text:p>0.771188567729747</text:p>
              </table:table-cell>
              <table:table-cell office:value-type="float" office:value="0.794007019090318">
                <text:p>0.794007019090318</text:p>
              </table:table-cell>
              <table:table-cell office:value-type="float" office:value="0.808425278756898">
                <text:p>0.808425278756898</text:p>
              </table:table-cell>
              <table:table-cell office:value-type="float" office:value="0.843530593568846">
                <text:p>0.843530593568846</text:p>
              </table:table-cell>
              <table:table-cell office:value-type="float" office:value="0.629137414388934">
                <text:p>0.62913741438893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756394183085699">
                <text:p>0.756394183085699</text:p>
              </table:table-cell>
              <table:table-cell office:value-type="float" office:value="0.795135403647944">
                <text:p>0.795135403647944</text:p>
              </table:table-cell>
              <table:table-cell office:value-type="float" office:value="0.817076227550162">
                <text:p>0.817076227550162</text:p>
              </table:table-cell>
              <table:table-cell office:value-type="float" office:value="0.846414243146672">
                <text:p>0.846414243146672</text:p>
              </table:table-cell>
              <table:table-cell office:value-type="float" office:value="0.631143428377785">
                <text:p>0.63114342837778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769057171215624">
                <text:p>0.769057171215624</text:p>
              </table:table-cell>
              <table:table-cell office:value-type="float" office:value="0.803911731678361">
                <text:p>0.803911731678361</text:p>
              </table:table-cell>
              <table:table-cell office:value-type="float" office:value="0.810055165735625">
                <text:p>0.810055165735625</text:p>
              </table:table-cell>
              <table:table-cell office:value-type="float" office:value="0.840521563438618">
                <text:p>0.840521563438618</text:p>
              </table:table-cell>
              <table:table-cell office:value-type="float" office:value="0.629638917168739">
                <text:p>0.62963891716873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765797393133073">
                <text:p>0.765797393133073</text:p>
              </table:table-cell>
              <table:table-cell office:value-type="float" office:value="0.805917750868419">
                <text:p>0.805917750868419</text:p>
              </table:table-cell>
              <table:table-cell office:value-type="float" office:value="0.813941824519885">
                <text:p>0.813941824519885</text:p>
              </table:table-cell>
              <table:table-cell office:value-type="float" office:value="0.85042627883651">
                <text:p>0.85042627883651</text:p>
              </table:table-cell>
              <table:table-cell office:value-type="float" office:value="0.631018053325511">
                <text:p>0.63101805332551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774824472583285">
                <text:p>0.774824472583285</text:p>
              </table:table-cell>
              <table:table-cell office:value-type="float" office:value="0.810431293044669">
                <text:p>0.810431293044669</text:p>
              </table:table-cell>
              <table:table-cell office:value-type="float" office:value="0.806168504679574">
                <text:p>0.806168504679574</text:p>
              </table:table-cell>
              <table:table-cell office:value-type="float" office:value="0.855566700518789">
                <text:p>0.855566700518789</text:p>
              </table:table-cell>
              <table:table-cell office:value-type="float" office:value="0.628510534165496">
                <text:p>0.6285105341654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title svg:x="7.546cm" svg:y="0.316cm" chart:style-name="ch2">
          <text:p>loss</text:p>
        </chart:title>
        <chart:legend chart:legend-position="end" svg:x="13.837cm" svg:y="3.208cm" style:legend-expansion="high" chart:style-name="ch3"/>
        <chart:plot-area chart:style-name="ch4" table:cell-range-address="Sheet1.A1:Sheet1.A61 Sheet1.C1:Sheet1.C61 Sheet1.G1:Sheet1.G61 Sheet1.K1:Sheet1.K61 Sheet1.O1:Sheet1.O61 Sheet1.S1:Sheet1.S61" chart:data-source-has-labels="both" svg:x="0.32cm" svg:y="1.275cm" svg:width="13.197cm" svg:height="7.551cm">
          <chartooo:coordinate-region svg:x="1.047cm" svg:y="1.474cm" svg:width="12.47cm" svg:height="6.56cm"/>
          <chart:axis chart:dimension="x" chart:name="primary-x" chart:style-name="ch5" chartooo:axis-type="auto">
            <chartooo:date-scale/>
            <chart:categories table:cell-range-address="Sheet1.A2:Sheet1.A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61" chart:label-cell-address="Sheet1.C1:Sheet1.C1" chart:class="chart:line">
            <chart:data-point chart:repeated="60"/>
          </chart:series>
          <chart:series chart:style-name="ch8" chart:values-cell-range-address="Sheet1.G2:Sheet1.G61" chart:label-cell-address="Sheet1.G1:Sheet1.G1" chart:class="chart:line">
            <chart:data-point chart:repeated="60"/>
          </chart:series>
          <chart:series chart:style-name="ch9" chart:values-cell-range-address="Sheet1.K2:Sheet1.K61" chart:label-cell-address="Sheet1.K1:Sheet1.K1" chart:class="chart:line">
            <chart:data-point chart:repeated="60"/>
          </chart:series>
          <chart:series chart:style-name="ch7" chart:values-cell-range-address="Sheet1.O2:Sheet1.O61" chart:label-cell-address="Sheet1.O1:Sheet1.O1" chart:class="chart:line">
            <chart:data-point chart:repeated="60"/>
          </chart:series>
          <chart:series chart:style-name="ch8" chart:values-cell-range-address="Sheet1.S2:Sheet1.S61" chart:label-cell-address="Sheet1.S1:Sheet1.S1" chart:class="chart:line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0</text:p>
                <draw:g>
                  <svg:desc>Sheet1.C1:Sheet1.C1</svg:desc>
                </draw:g>
              </table:table-cell>
              <table:table-cell office:value-type="string">
                <text:p>loss1</text:p>
                <draw:g>
                  <svg:desc>Sheet1.G1:Sheet1.G1</svg:desc>
                </draw:g>
              </table:table-cell>
              <table:table-cell office:value-type="string">
                <text:p>loss2</text:p>
                <draw:g>
                  <svg:desc>Sheet1.K1:Sheet1.K1</svg:desc>
                </draw:g>
              </table:table-cell>
              <table:table-cell office:value-type="string">
                <text:p>loss3</text:p>
                <draw:g>
                  <svg:desc>Sheet1.O1:Sheet1.O1</svg:desc>
                </draw:g>
              </table:table-cell>
              <table:table-cell office:value-type="string">
                <text:p>loss4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61</svg:desc>
                </draw:g>
              </table:table-cell>
              <table:table-cell office:value-type="float" office:value="0.727638728401008">
                <text:p>0.727638728401008</text:p>
                <draw:g>
                  <svg:desc>Sheet1.C2:Sheet1.C61</svg:desc>
                </draw:g>
              </table:table-cell>
              <table:table-cell office:value-type="float" office:value="0.727908368395228">
                <text:p>0.727908368395228</text:p>
                <draw:g>
                  <svg:desc>Sheet1.G2:Sheet1.G61</svg:desc>
                </draw:g>
              </table:table-cell>
              <table:table-cell office:value-type="float" office:value="0.711750729272932">
                <text:p>0.711750729272932</text:p>
                <draw:g>
                  <svg:desc>Sheet1.K2:Sheet1.K61</svg:desc>
                </draw:g>
              </table:table-cell>
              <table:table-cell office:value-type="float" office:value="0.734803342233331">
                <text:p>0.734803342233331</text:p>
                <draw:g>
                  <svg:desc>Sheet1.O2:Sheet1.O61</svg:desc>
                </draw:g>
              </table:table-cell>
              <table:table-cell office:value-type="float" office:value="0.743682102011582">
                <text:p>0.743682102011582</text:p>
                <draw:g>
                  <svg:desc>Sheet1.S2:Sheet1.S6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70091761928145">
                <text:p>0.670091761928145</text:p>
              </table:table-cell>
              <table:table-cell office:value-type="float" office:value="0.661328286799409">
                <text:p>0.661328286799409</text:p>
              </table:table-cell>
              <table:table-cell office:value-type="float" office:value="0.66476866922742">
                <text:p>0.66476866922742</text:p>
              </table:table-cell>
              <table:table-cell office:value-type="float" office:value="0.696569603448407">
                <text:p>0.696569603448407</text:p>
              </table:table-cell>
              <table:table-cell office:value-type="float" office:value="0.70004022952427">
                <text:p>0.7000402295242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38547889686515">
                <text:p>0.638547889686515</text:p>
              </table:table-cell>
              <table:table-cell office:value-type="float" office:value="0.630025458730451">
                <text:p>0.630025458730451</text:p>
              </table:table-cell>
              <table:table-cell office:value-type="float" office:value="0.632910973808113">
                <text:p>0.632910973808113</text:p>
              </table:table-cell>
              <table:table-cell office:value-type="float" office:value="0.65484974036365">
                <text:p>0.65484974036365</text:p>
              </table:table-cell>
              <table:table-cell office:value-type="float" office:value="0.695299950801023">
                <text:p>0.6952999508010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28378874619483">
                <text:p>0.628378874619483</text:p>
              </table:table-cell>
              <table:table-cell office:value-type="float" office:value="0.625488560560833">
                <text:p>0.625488560560833</text:p>
              </table:table-cell>
              <table:table-cell office:value-type="float" office:value="0.627629286547004">
                <text:p>0.627629286547004</text:p>
              </table:table-cell>
              <table:table-cell office:value-type="float" office:value="0.628456599195838">
                <text:p>0.628456599195838</text:p>
              </table:table-cell>
              <table:table-cell office:value-type="float" office:value="0.694210644232234">
                <text:p>0.6942106442322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21762385638571">
                <text:p>0.621762385638571</text:p>
              </table:table-cell>
              <table:table-cell office:value-type="float" office:value="0.616254490440564">
                <text:p>0.616254490440564</text:p>
              </table:table-cell>
              <table:table-cell office:value-type="float" office:value="0.621287510471574">
                <text:p>0.621287510471574</text:p>
              </table:table-cell>
              <table:table-cell office:value-type="float" office:value="0.626215050847026">
                <text:p>0.626215050847026</text:p>
              </table:table-cell>
              <table:table-cell office:value-type="float" office:value="0.694998351657163">
                <text:p>0.6949983516571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18061121811001">
                <text:p>0.618061121811001</text:p>
              </table:table-cell>
              <table:table-cell office:value-type="float" office:value="0.615854668940082">
                <text:p>0.615854668940082</text:p>
              </table:table-cell>
              <table:table-cell office:value-type="float" office:value="0.618985496229728">
                <text:p>0.618985496229728</text:p>
              </table:table-cell>
              <table:table-cell office:value-type="float" office:value="0.61974350290528">
                <text:p>0.61974350290528</text:p>
              </table:table-cell>
              <table:table-cell office:value-type="float" office:value="0.678189426152374">
                <text:p>0.6781894261523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16363731346494">
                <text:p>0.616363731346494</text:p>
              </table:table-cell>
              <table:table-cell office:value-type="float" office:value="0.616497864634725">
                <text:p>0.616497864634725</text:p>
              </table:table-cell>
              <table:table-cell office:value-type="float" office:value="0.614828832768868">
                <text:p>0.614828832768868</text:p>
              </table:table-cell>
              <table:table-cell office:value-type="float" office:value="0.61677888570841">
                <text:p>0.61677888570841</text:p>
              </table:table-cell>
              <table:table-cell office:value-type="float" office:value="0.657418334735193">
                <text:p>0.6574183347351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16512694533395">
                <text:p>0.616512694533395</text:p>
              </table:table-cell>
              <table:table-cell office:value-type="float" office:value="0.613251286679309">
                <text:p>0.613251286679309</text:p>
              </table:table-cell>
              <table:table-cell office:value-type="float" office:value="0.610372340726996">
                <text:p>0.610372340726996</text:p>
              </table:table-cell>
              <table:table-cell office:value-type="float" office:value="0.615201351575651">
                <text:p>0.615201351575651</text:p>
              </table:table-cell>
              <table:table-cell office:value-type="float" office:value="0.651182745500218">
                <text:p>0.6511827455002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15349580495503">
                <text:p>0.615349580495503</text:p>
              </table:table-cell>
              <table:table-cell office:value-type="float" office:value="0.612812881065587">
                <text:p>0.612812881065587</text:p>
              </table:table-cell>
              <table:table-cell office:value-type="float" office:value="0.61029776467483">
                <text:p>0.61029776467483</text:p>
              </table:table-cell>
              <table:table-cell office:value-type="float" office:value="0.609064354521102">
                <text:p>0.609064354521102</text:p>
              </table:table-cell>
              <table:table-cell office:value-type="float" office:value="0.644895893102185">
                <text:p>0.6448958931021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11823480729473">
                <text:p>0.611823480729473</text:p>
              </table:table-cell>
              <table:table-cell office:value-type="float" office:value="0.604857094428963">
                <text:p>0.604857094428963</text:p>
              </table:table-cell>
              <table:table-cell office:value-type="float" office:value="0.607611770914455">
                <text:p>0.607611770914455</text:p>
              </table:table-cell>
              <table:table-cell office:value-type="float" office:value="0.606242154581975">
                <text:p>0.606242154581975</text:p>
              </table:table-cell>
              <table:table-cell office:value-type="float" office:value="0.642478969116268">
                <text:p>0.6424789691162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19609379840112">
                <text:p>0.619609379840112</text:p>
              </table:table-cell>
              <table:table-cell office:value-type="float" office:value="0.617839715366019">
                <text:p>0.617839715366019</text:p>
              </table:table-cell>
              <table:table-cell office:value-type="float" office:value="0.610485698000239">
                <text:p>0.610485698000239</text:p>
              </table:table-cell>
              <table:table-cell office:value-type="float" office:value="0.611865521971895">
                <text:p>0.611865521971895</text:p>
              </table:table-cell>
              <table:table-cell office:value-type="float" office:value="0.641461718046558">
                <text:p>0.6414617180465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13923107011388">
                <text:p>0.613923107011388</text:p>
              </table:table-cell>
              <table:table-cell office:value-type="float" office:value="0.615897727227857">
                <text:p>0.615897727227857</text:p>
              </table:table-cell>
              <table:table-cell office:value-type="float" office:value="0.602877767059724">
                <text:p>0.602877767059724</text:p>
              </table:table-cell>
              <table:table-cell office:value-type="float" office:value="0.608129640878622">
                <text:p>0.608129640878622</text:p>
              </table:table-cell>
              <table:table-cell office:value-type="float" office:value="0.642167413784723">
                <text:p>0.64216741378472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10993931621104">
                <text:p>0.610993931621104</text:p>
              </table:table-cell>
              <table:table-cell office:value-type="float" office:value="0.610926964876047">
                <text:p>0.610926964876047</text:p>
              </table:table-cell>
              <table:table-cell office:value-type="float" office:value="0.595929843611799">
                <text:p>0.595929843611799</text:p>
              </table:table-cell>
              <table:table-cell office:value-type="float" office:value="0.596655909132694">
                <text:p>0.596655909132694</text:p>
              </table:table-cell>
              <table:table-cell office:value-type="float" office:value="0.638135194718658">
                <text:p>0.63813519471865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11907634476841">
                <text:p>0.611907634476841</text:p>
              </table:table-cell>
              <table:table-cell office:value-type="float" office:value="0.613727916685963">
                <text:p>0.613727916685963</text:p>
              </table:table-cell>
              <table:table-cell office:value-type="float" office:value="0.595005636468694">
                <text:p>0.595005636468694</text:p>
              </table:table-cell>
              <table:table-cell office:value-type="float" office:value="0.596774793257087">
                <text:p>0.596774793257087</text:p>
              </table:table-cell>
              <table:table-cell office:value-type="float" office:value="0.638980450398226">
                <text:p>0.63898045039822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10623236226223">
                <text:p>0.610623236226223</text:p>
              </table:table-cell>
              <table:table-cell office:value-type="float" office:value="0.611785912884394">
                <text:p>0.611785912884394</text:p>
              </table:table-cell>
              <table:table-cell office:value-type="float" office:value="0.588012209507742">
                <text:p>0.588012209507742</text:p>
              </table:table-cell>
              <table:table-cell office:value-type="float" office:value="0.591624692246811">
                <text:p>0.591624692246811</text:p>
              </table:table-cell>
              <table:table-cell office:value-type="float" office:value="0.635386547628592">
                <text:p>0.6353865476285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06586315208596">
                <text:p>0.606586315208596</text:p>
              </table:table-cell>
              <table:table-cell office:value-type="float" office:value="0.604422211647034">
                <text:p>0.604422211647034</text:p>
              </table:table-cell>
              <table:table-cell office:value-type="float" office:value="0.584507449639358">
                <text:p>0.584507449639358</text:p>
              </table:table-cell>
              <table:table-cell office:value-type="float" office:value="0.590579220500131">
                <text:p>0.590579220500131</text:p>
              </table:table-cell>
              <table:table-cell office:value-type="float" office:value="0.632138975644662">
                <text:p>0.6321389756446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02706248865443">
                <text:p>0.602706248865443</text:p>
              </table:table-cell>
              <table:table-cell office:value-type="float" office:value="0.605121356912458">
                <text:p>0.605121356912458</text:p>
              </table:table-cell>
              <table:table-cell office:value-type="float" office:value="0.582714889269535">
                <text:p>0.582714889269535</text:p>
              </table:table-cell>
              <table:table-cell office:value-type="float" office:value="0.589292641568447">
                <text:p>0.589292641568447</text:p>
              </table:table-cell>
              <table:table-cell office:value-type="float" office:value="0.631172930225805">
                <text:p>0.6311729302258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0021044850469">
                <text:p>0.60021044850469</text:p>
              </table:table-cell>
              <table:table-cell office:value-type="float" office:value="0.603033743387718">
                <text:p>0.603033743387718</text:p>
              </table:table-cell>
              <table:table-cell office:value-type="float" office:value="0.57523161400046">
                <text:p>0.57523161400046</text:p>
              </table:table-cell>
              <table:table-cell office:value-type="float" office:value="0.579115710801323">
                <text:p>0.579115710801323</text:p>
              </table:table-cell>
              <table:table-cell office:value-type="float" office:value="0.631805302685457">
                <text:p>0.6318053026854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93721819796796">
                <text:p>0.593721819796796</text:p>
              </table:table-cell>
              <table:table-cell office:value-type="float" office:value="0.597272792634897">
                <text:p>0.597272792634897</text:p>
              </table:table-cell>
              <table:table-cell office:value-type="float" office:value="0.572172588785529">
                <text:p>0.572172588785529</text:p>
              </table:table-cell>
              <table:table-cell office:value-type="float" office:value="0.578425357609599">
                <text:p>0.578425357609599</text:p>
              </table:table-cell>
              <table:table-cell office:value-type="float" office:value="0.632105533612767">
                <text:p>0.6321055336127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93112263540805">
                <text:p>0.593112263540805</text:p>
              </table:table-cell>
              <table:table-cell office:value-type="float" office:value="0.593888592098278">
                <text:p>0.593888592098278</text:p>
              </table:table-cell>
              <table:table-cell office:value-type="float" office:value="0.565435784690478">
                <text:p>0.565435784690478</text:p>
              </table:table-cell>
              <table:table-cell office:value-type="float" office:value="0.577208436719154">
                <text:p>0.577208436719154</text:p>
              </table:table-cell>
              <table:table-cell office:value-type="float" office:value="0.630526076228832">
                <text:p>0.6305260762288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88639638010214">
                <text:p>0.588639638010214</text:p>
              </table:table-cell>
              <table:table-cell office:value-type="float" office:value="0.592466741411712">
                <text:p>0.592466741411712</text:p>
              </table:table-cell>
              <table:table-cell office:value-type="float" office:value="0.562101459670569">
                <text:p>0.562101459670569</text:p>
              </table:table-cell>
              <table:table-cell office:value-type="float" office:value="0.571891256416573">
                <text:p>0.571891256416573</text:p>
              </table:table-cell>
              <table:table-cell office:value-type="float" office:value="0.630765127860675">
                <text:p>0.6307651278606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90716700795421">
                <text:p>0.590716700795421</text:p>
              </table:table-cell>
              <table:table-cell office:value-type="float" office:value="0.590538742011385">
                <text:p>0.590538742011385</text:p>
              </table:table-cell>
              <table:table-cell office:value-type="float" office:value="0.551931066104139">
                <text:p>0.551931066104139</text:p>
              </table:table-cell>
              <table:table-cell office:value-type="float" office:value="0.564826444732987">
                <text:p>0.564826444732987</text:p>
              </table:table-cell>
              <table:table-cell office:value-type="float" office:value="0.635183897515836">
                <text:p>0.63518389751583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86702086382668">
                <text:p>0.586702086382668</text:p>
              </table:table-cell>
              <table:table-cell office:value-type="float" office:value="0.58557915508209">
                <text:p>0.58557915508209</text:p>
              </table:table-cell>
              <table:table-cell office:value-type="float" office:value="0.547024515591031">
                <text:p>0.547024515591031</text:p>
              </table:table-cell>
              <table:table-cell office:value-type="float" office:value="0.54984542945682">
                <text:p>0.54984542945682</text:p>
              </table:table-cell>
              <table:table-cell office:value-type="float" office:value="0.633338761604657">
                <text:p>0.63333876160465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80661015321642">
                <text:p>0.580661015321642</text:p>
              </table:table-cell>
              <table:table-cell office:value-type="float" office:value="0.581567746406811">
                <text:p>0.581567746406811</text:p>
              </table:table-cell>
              <table:table-cell office:value-type="float" office:value="0.548188965562115">
                <text:p>0.548188965562115</text:p>
              </table:table-cell>
              <table:table-cell office:value-type="float" office:value="0.550090594361036">
                <text:p>0.550090594361036</text:p>
              </table:table-cell>
              <table:table-cell office:value-type="float" office:value="0.631759631239184">
                <text:p>0.63175963123918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83755917331519">
                <text:p>0.583755917331519</text:p>
              </table:table-cell>
              <table:table-cell office:value-type="float" office:value="0.57433306094756">
                <text:p>0.57433306094756</text:p>
              </table:table-cell>
              <table:table-cell office:value-type="float" office:value="0.538060814889527">
                <text:p>0.538060814889527</text:p>
              </table:table-cell>
              <table:table-cell office:value-type="float" office:value="0.545759051649597">
                <text:p>0.545759051649597</text:p>
              </table:table-cell>
              <table:table-cell office:value-type="float" office:value="0.632152203451786">
                <text:p>0.63215220345178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73355709478154">
                <text:p>0.573355709478154</text:p>
              </table:table-cell>
              <table:table-cell office:value-type="float" office:value="0.573543359546987">
                <text:p>0.573543359546987</text:p>
              </table:table-cell>
              <table:table-cell office:value-type="float" office:value="0.536114642529215">
                <text:p>0.536114642529215</text:p>
              </table:table-cell>
              <table:table-cell office:value-type="float" office:value="0.534507803985085">
                <text:p>0.534507803985085</text:p>
              </table:table-cell>
              <table:table-cell office:value-type="float" office:value="0.624612332346925">
                <text:p>0.6246123323469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67709270846043">
                <text:p>0.567709270846043</text:p>
              </table:table-cell>
              <table:table-cell office:value-type="float" office:value="0.569026339556293">
                <text:p>0.569026339556293</text:p>
              </table:table-cell>
              <table:table-cell office:value-type="float" office:value="0.520774915859238">
                <text:p>0.520774915859238</text:p>
              </table:table-cell>
              <table:table-cell office:value-type="float" office:value="0.530518864855962">
                <text:p>0.530518864855962</text:p>
              </table:table-cell>
              <table:table-cell office:value-type="float" office:value="0.626743665490012">
                <text:p>0.62674366549001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566668673587539">
                <text:p>0.566668673587539</text:p>
              </table:table-cell>
              <table:table-cell office:value-type="float" office:value="0.557655406213452">
                <text:p>0.557655406213452</text:p>
              </table:table-cell>
              <table:table-cell office:value-type="float" office:value="0.522804583207057">
                <text:p>0.522804583207057</text:p>
              </table:table-cell>
              <table:table-cell office:value-type="float" office:value="0.523417492418614">
                <text:p>0.523417492418614</text:p>
              </table:table-cell>
              <table:table-cell office:value-type="float" office:value="0.625026512707966">
                <text:p>0.62502651270796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59462721751949">
                <text:p>0.559462721751949</text:p>
              </table:table-cell>
              <table:table-cell office:value-type="float" office:value="0.564257907054369">
                <text:p>0.564257907054369</text:p>
              </table:table-cell>
              <table:table-cell office:value-type="float" office:value="0.513702257107588">
                <text:p>0.513702257107588</text:p>
              </table:table-cell>
              <table:table-cell office:value-type="float" office:value="0.518137988080471">
                <text:p>0.518137988080471</text:p>
              </table:table-cell>
              <table:table-cell office:value-type="float" office:value="0.629503079080056">
                <text:p>0.62950307908005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57479452225963">
                <text:p>0.557479452225963</text:p>
              </table:table-cell>
              <table:table-cell office:value-type="float" office:value="0.551748628661769">
                <text:p>0.551748628661769</text:p>
              </table:table-cell>
              <table:table-cell office:value-type="float" office:value="0.510125852127372">
                <text:p>0.510125852127372</text:p>
              </table:table-cell>
              <table:table-cell office:value-type="float" office:value="0.516288964834471">
                <text:p>0.516288964834471</text:p>
              </table:table-cell>
              <table:table-cell office:value-type="float" office:value="0.622596489988574">
                <text:p>0.6225964899885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49237122058629">
                <text:p>0.549237122058629</text:p>
              </table:table-cell>
              <table:table-cell office:value-type="float" office:value="0.547156349287827">
                <text:p>0.547156349287827</text:p>
              </table:table-cell>
              <table:table-cell office:value-type="float" office:value="0.503912780803807">
                <text:p>0.503912780803807</text:p>
              </table:table-cell>
              <table:table-cell office:value-type="float" office:value="0.505902233967929">
                <text:p>0.505902233967929</text:p>
              </table:table-cell>
              <table:table-cell office:value-type="float" office:value="0.626250837965978">
                <text:p>0.62625083796597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554399280753753">
                <text:p>0.554399280753753</text:p>
              </table:table-cell>
              <table:table-cell office:value-type="float" office:value="0.536166323462843">
                <text:p>0.536166323462843</text:p>
              </table:table-cell>
              <table:table-cell office:value-type="float" office:value="0.497098832694793">
                <text:p>0.497098832694793</text:p>
              </table:table-cell>
              <table:table-cell office:value-type="float" office:value="0.498918264865158">
                <text:p>0.498918264865158</text:p>
              </table:table-cell>
              <table:table-cell office:value-type="float" office:value="0.622331242922436">
                <text:p>0.62233124292243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45368646128606">
                <text:p>0.545368646128606</text:p>
              </table:table-cell>
              <table:table-cell office:value-type="float" office:value="0.535538537392286">
                <text:p>0.535538537392286</text:p>
              </table:table-cell>
              <table:table-cell office:value-type="float" office:value="0.498041679621221">
                <text:p>0.498041679621221</text:p>
              </table:table-cell>
              <table:table-cell office:value-type="float" office:value="0.501227829377415">
                <text:p>0.501227829377415</text:p>
              </table:table-cell>
              <table:table-cell office:value-type="float" office:value="0.61940584396766">
                <text:p>0.6194058439676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44374239839307">
                <text:p>0.544374239839307</text:p>
              </table:table-cell>
              <table:table-cell office:value-type="float" office:value="0.538026431917307">
                <text:p>0.538026431917307</text:p>
              </table:table-cell>
              <table:table-cell office:value-type="float" office:value="0.48739619318437">
                <text:p>0.48739619318437</text:p>
              </table:table-cell>
              <table:table-cell office:value-type="float" office:value="0.479937352830453">
                <text:p>0.479937352830453</text:p>
              </table:table-cell>
              <table:table-cell office:value-type="float" office:value="0.621584987209936">
                <text:p>0.62158498720993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541825748314948">
                <text:p>0.541825748314948</text:p>
              </table:table-cell>
              <table:table-cell office:value-type="float" office:value="0.51961882156857">
                <text:p>0.51961882156857</text:p>
              </table:table-cell>
              <table:table-cell office:value-type="float" office:value="0.485537492344109">
                <text:p>0.485537492344109</text:p>
              </table:table-cell>
              <table:table-cell office:value-type="float" office:value="0.477400691961214">
                <text:p>0.477400691961214</text:p>
              </table:table-cell>
              <table:table-cell office:value-type="float" office:value="0.622222533197317">
                <text:p>0.62222253319731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37912393943477">
                <text:p>0.537912393943477</text:p>
              </table:table-cell>
              <table:table-cell office:value-type="float" office:value="0.519652343292533">
                <text:p>0.519652343292533</text:p>
              </table:table-cell>
              <table:table-cell office:value-type="float" office:value="0.483155746039082">
                <text:p>0.483155746039082</text:p>
              </table:table-cell>
              <table:table-cell office:value-type="float" office:value="0.476564462589046">
                <text:p>0.476564462589046</text:p>
              </table:table-cell>
              <table:table-cell office:value-type="float" office:value="0.616592491163294">
                <text:p>0.61659249116329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30895198479579">
                <text:p>0.530895198479579</text:p>
              </table:table-cell>
              <table:table-cell office:value-type="float" office:value="0.513060162933086">
                <text:p>0.513060162933086</text:p>
              </table:table-cell>
              <table:table-cell office:value-type="float" office:value="0.475860174166164">
                <text:p>0.475860174166164</text:p>
              </table:table-cell>
              <table:table-cell office:value-type="float" office:value="0.460870041471785">
                <text:p>0.460870041471785</text:p>
              </table:table-cell>
              <table:table-cell office:value-type="float" office:value="0.617555456151934">
                <text:p>0.61755545615193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529842502524406">
                <text:p>0.529842502524406</text:p>
              </table:table-cell>
              <table:table-cell office:value-type="float" office:value="0.51486300985696">
                <text:p>0.51486300985696</text:p>
              </table:table-cell>
              <table:table-cell office:value-type="float" office:value="0.467944537266088">
                <text:p>0.467944537266088</text:p>
              </table:table-cell>
              <table:table-cell office:value-type="float" office:value="0.450692489788071">
                <text:p>0.450692489788071</text:p>
              </table:table-cell>
              <table:table-cell office:value-type="float" office:value="0.62970980239608">
                <text:p>0.6297098023960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530384139168107">
                <text:p>0.530384139168107</text:p>
              </table:table-cell>
              <table:table-cell office:value-type="float" office:value="0.503296064338091">
                <text:p>0.503296064338091</text:p>
              </table:table-cell>
              <table:table-cell office:value-type="float" office:value="0.459739318044638">
                <text:p>0.459739318044638</text:p>
              </table:table-cell>
              <table:table-cell office:value-type="float" office:value="0.447212758220904">
                <text:p>0.447212758220904</text:p>
              </table:table-cell>
              <table:table-cell office:value-type="float" office:value="0.62414261731604">
                <text:p>0.6241426173160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514524331602194">
                <text:p>0.514524331602194</text:p>
              </table:table-cell>
              <table:table-cell office:value-type="float" office:value="0.497517570778503">
                <text:p>0.497517570778503</text:p>
              </table:table-cell>
              <table:table-cell office:value-type="float" office:value="0.46519572846031">
                <text:p>0.46519572846031</text:p>
              </table:table-cell>
              <table:table-cell office:value-type="float" office:value="0.439324820322641">
                <text:p>0.439324820322641</text:p>
              </table:table-cell>
              <table:table-cell office:value-type="float" office:value="0.634751524286739">
                <text:p>0.6347515242867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11914517659481">
                <text:p>0.511914517659481</text:p>
              </table:table-cell>
              <table:table-cell office:value-type="float" office:value="0.487406745687531">
                <text:p>0.487406745687531</text:p>
              </table:table-cell>
              <table:table-cell office:value-type="float" office:value="0.45649623966504">
                <text:p>0.45649623966504</text:p>
              </table:table-cell>
              <table:table-cell office:value-type="float" office:value="0.434804643019511">
                <text:p>0.434804643019511</text:p>
              </table:table-cell>
              <table:table-cell office:value-type="float" office:value="0.688993028018515">
                <text:p>0.68899302801851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515617779886711">
                <text:p>0.515617779886711</text:p>
              </table:table-cell>
              <table:table-cell office:value-type="float" office:value="0.480231638896908">
                <text:p>0.480231638896908</text:p>
              </table:table-cell>
              <table:table-cell office:value-type="float" office:value="0.449119250986019">
                <text:p>0.449119250986019</text:p>
              </table:table-cell>
              <table:table-cell office:value-type="float" office:value="0.43015815029173">
                <text:p>0.43015815029173</text:p>
              </table:table-cell>
              <table:table-cell office:value-type="float" office:value="0.68053760033553">
                <text:p>0.6805376003355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511637515564979">
                <text:p>0.511637515564979</text:p>
              </table:table-cell>
              <table:table-cell office:value-type="float" office:value="0.483555750149781">
                <text:p>0.483555750149781</text:p>
              </table:table-cell>
              <table:table-cell office:value-type="float" office:value="0.448844584024538">
                <text:p>0.448844584024538</text:p>
              </table:table-cell>
              <table:table-cell office:value-type="float" office:value="0.418082072568633">
                <text:p>0.418082072568633</text:p>
              </table:table-cell>
              <table:table-cell office:value-type="float" office:value="0.66632863164785">
                <text:p>0.6663286316478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508350878505554">
                <text:p>0.508350878505554</text:p>
              </table:table-cell>
              <table:table-cell office:value-type="float" office:value="0.469833484623832">
                <text:p>0.469833484623832</text:p>
              </table:table-cell>
              <table:table-cell office:value-type="float" office:value="0.449292415482111">
                <text:p>0.449292415482111</text:p>
              </table:table-cell>
              <table:table-cell office:value-type="float" office:value="0.415745492684566">
                <text:p>0.415745492684566</text:p>
              </table:table-cell>
              <table:table-cell office:value-type="float" office:value="0.658960857087655">
                <text:p>0.65896085708765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505576170495185">
                <text:p>0.505576170495185</text:p>
              </table:table-cell>
              <table:table-cell office:value-type="float" office:value="0.47389528188208">
                <text:p>0.47389528188208</text:p>
              </table:table-cell>
              <table:table-cell office:value-type="float" office:value="0.443032200740596">
                <text:p>0.443032200740596</text:p>
              </table:table-cell>
              <table:table-cell office:value-type="float" office:value="0.403748236873085">
                <text:p>0.403748236873085</text:p>
              </table:table-cell>
              <table:table-cell office:value-type="float" office:value="0.652945434616705">
                <text:p>0.65294543461670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499506197996819">
                <text:p>0.499506197996819</text:p>
              </table:table-cell>
              <table:table-cell office:value-type="float" office:value="0.466999932570587">
                <text:p>0.466999932570587</text:p>
              </table:table-cell>
              <table:table-cell office:value-type="float" office:value="0.443278883440923">
                <text:p>0.443278883440923</text:p>
              </table:table-cell>
              <table:table-cell office:value-type="float" office:value="0.397711074131064">
                <text:p>0.397711074131064</text:p>
              </table:table-cell>
              <table:table-cell office:value-type="float" office:value="0.652066334140456">
                <text:p>0.65206633414045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501829299309787">
                <text:p>0.501829299309787</text:p>
              </table:table-cell>
              <table:table-cell office:value-type="float" office:value="0.458587227846938">
                <text:p>0.458587227846938</text:p>
              </table:table-cell>
              <table:table-cell office:value-type="float" office:value="0.43380643210655">
                <text:p>0.43380643210655</text:p>
              </table:table-cell>
              <table:table-cell office:value-type="float" office:value="0.399647556790856">
                <text:p>0.399647556790856</text:p>
              </table:table-cell>
              <table:table-cell office:value-type="float" office:value="0.64599036823663">
                <text:p>0.6459903682366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493927126363622">
                <text:p>0.493927126363622</text:p>
              </table:table-cell>
              <table:table-cell office:value-type="float" office:value="0.45956726932717">
                <text:p>0.45956726932717</text:p>
              </table:table-cell>
              <table:table-cell office:value-type="float" office:value="0.433320666268214">
                <text:p>0.433320666268214</text:p>
              </table:table-cell>
              <table:table-cell office:value-type="float" office:value="0.388936254062289">
                <text:p>0.388936254062289</text:p>
              </table:table-cell>
              <table:table-cell office:value-type="float" office:value="0.646575339160927">
                <text:p>0.64657533916092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496864682693061">
                <text:p>0.496864682693061</text:p>
              </table:table-cell>
              <table:table-cell office:value-type="float" office:value="0.455858091742488">
                <text:p>0.455858091742488</text:p>
              </table:table-cell>
              <table:table-cell office:value-type="float" office:value="0.437168352552498">
                <text:p>0.437168352552498</text:p>
              </table:table-cell>
              <table:table-cell office:value-type="float" office:value="0.373833571925924">
                <text:p>0.373833571925924</text:p>
              </table:table-cell>
              <table:table-cell office:value-type="float" office:value="0.645151823011779">
                <text:p>0.64515182301177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49866280189847">
                <text:p>0.49866280189847</text:p>
              </table:table-cell>
              <table:table-cell office:value-type="float" office:value="0.446893988306089">
                <text:p>0.446893988306089</text:p>
              </table:table-cell>
              <table:table-cell office:value-type="float" office:value="0.437671154468445">
                <text:p>0.437671154468445</text:p>
              </table:table-cell>
              <table:table-cell office:value-type="float" office:value="0.36816931891824">
                <text:p>0.36816931891824</text:p>
              </table:table-cell>
              <table:table-cell office:value-type="float" office:value="0.641739316964699">
                <text:p>0.6417393169646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87035772416632">
                <text:p>0.487035772416632</text:p>
              </table:table-cell>
              <table:table-cell office:value-type="float" office:value="0.445248530824541">
                <text:p>0.445248530824541</text:p>
              </table:table-cell>
              <table:table-cell office:value-type="float" office:value="0.41129746716264">
                <text:p>0.41129746716264</text:p>
              </table:table-cell>
              <table:table-cell office:value-type="float" office:value="0.366358074704288">
                <text:p>0.366358074704288</text:p>
              </table:table-cell>
              <table:table-cell office:value-type="float" office:value="0.642595621922549">
                <text:p>0.64259562192254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484968303916686">
                <text:p>0.484968303916686</text:p>
              </table:table-cell>
              <table:table-cell office:value-type="float" office:value="0.444325003335804">
                <text:p>0.444325003335804</text:p>
              </table:table-cell>
              <table:table-cell office:value-type="float" office:value="0.421334809889884">
                <text:p>0.421334809889884</text:p>
              </table:table-cell>
              <table:table-cell office:value-type="float" office:value="0.379585205014037">
                <text:p>0.379585205014037</text:p>
              </table:table-cell>
              <table:table-cell office:value-type="float" office:value="0.644649897080845">
                <text:p>0.64464989708084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478397880956426">
                <text:p>0.478397880956426</text:p>
              </table:table-cell>
              <table:table-cell office:value-type="float" office:value="0.439310828685282">
                <text:p>0.439310828685282</text:p>
              </table:table-cell>
              <table:table-cell office:value-type="float" office:value="0.415599489642481">
                <text:p>0.415599489642481</text:p>
              </table:table-cell>
              <table:table-cell office:value-type="float" office:value="0.367294646104575">
                <text:p>0.367294646104575</text:p>
              </table:table-cell>
              <table:table-cell office:value-type="float" office:value="0.64414266579847">
                <text:p>0.6441426657984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483501107277818">
                <text:p>0.483501107277818</text:p>
              </table:table-cell>
              <table:table-cell office:value-type="float" office:value="0.432792731160027">
                <text:p>0.432792731160027</text:p>
              </table:table-cell>
              <table:table-cell office:value-type="float" office:value="0.411940396967958">
                <text:p>0.411940396967958</text:p>
              </table:table-cell>
              <table:table-cell office:value-type="float" office:value="0.361172555771132">
                <text:p>0.361172555771132</text:p>
              </table:table-cell>
              <table:table-cell office:value-type="float" office:value="0.644325953967115">
                <text:p>0.64432595396711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482917194081883">
                <text:p>0.482917194081883</text:p>
              </table:table-cell>
              <table:table-cell office:value-type="float" office:value="0.440152970784406">
                <text:p>0.440152970784406</text:p>
              </table:table-cell>
              <table:table-cell office:value-type="float" office:value="0.422112627218336">
                <text:p>0.422112627218336</text:p>
              </table:table-cell>
              <table:table-cell office:value-type="float" office:value="0.35300006900532">
                <text:p>0.35300006900532</text:p>
              </table:table-cell>
              <table:table-cell office:value-type="float" office:value="0.642321666360738">
                <text:p>0.64232166636073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471360008659191">
                <text:p>0.471360008659191</text:p>
              </table:table-cell>
              <table:table-cell office:value-type="float" office:value="0.436269478011155">
                <text:p>0.436269478011155</text:p>
              </table:table-cell>
              <table:table-cell office:value-type="float" office:value="0.406989697019458">
                <text:p>0.406989697019458</text:p>
              </table:table-cell>
              <table:table-cell office:value-type="float" office:value="0.343162328542893">
                <text:p>0.343162328542893</text:p>
              </table:table-cell>
              <table:table-cell office:value-type="float" office:value="0.638746842637344">
                <text:p>0.63874684263734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486114285475273">
                <text:p>0.486114285475273</text:p>
              </table:table-cell>
              <table:table-cell office:value-type="float" office:value="0.433557700429302">
                <text:p>0.433557700429302</text:p>
              </table:table-cell>
              <table:table-cell office:value-type="float" office:value="0.396221500162853">
                <text:p>0.396221500162853</text:p>
              </table:table-cell>
              <table:table-cell office:value-type="float" office:value="0.349231308238317">
                <text:p>0.349231308238317</text:p>
              </table:table-cell>
              <table:table-cell office:value-type="float" office:value="0.638713162904278">
                <text:p>0.63871316290427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470904193407554">
                <text:p>0.470904193407554</text:p>
              </table:table-cell>
              <table:table-cell office:value-type="float" office:value="0.419060618193482">
                <text:p>0.419060618193482</text:p>
              </table:table-cell>
              <table:table-cell office:value-type="float" office:value="0.411004245879059">
                <text:p>0.411004245879059</text:p>
              </table:table-cell>
              <table:table-cell office:value-type="float" office:value="0.343995169507584">
                <text:p>0.343995169507584</text:p>
              </table:table-cell>
              <table:table-cell office:value-type="float" office:value="0.638908379773797">
                <text:p>0.63890837977379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475915121787051">
                <text:p>0.475915121787051</text:p>
              </table:table-cell>
              <table:table-cell office:value-type="float" office:value="0.419091287593067">
                <text:p>0.419091287593067</text:p>
              </table:table-cell>
              <table:table-cell office:value-type="float" office:value="0.394775044535443">
                <text:p>0.394775044535443</text:p>
              </table:table-cell>
              <table:table-cell office:value-type="float" office:value="0.328161758728467">
                <text:p>0.328161758728467</text:p>
              </table:table-cell>
              <table:table-cell office:value-type="float" office:value="0.639570430563828">
                <text:p>0.63957043056382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467302003230829">
                <text:p>0.467302003230829</text:p>
              </table:table-cell>
              <table:table-cell office:value-type="float" office:value="0.40592870986091">
                <text:p>0.40592870986091</text:p>
              </table:table-cell>
              <table:table-cell office:value-type="float" office:value="0.412948844425657">
                <text:p>0.412948844425657</text:p>
              </table:table-cell>
              <table:table-cell office:value-type="float" office:value="0.326431944443206">
                <text:p>0.326431944443206</text:p>
              </table:table-cell>
              <table:table-cell office:value-type="float" office:value="0.641061832577199">
                <text:p>0.6410618325771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title svg:x="7.189cm" svg:y="0.316cm" chart:style-name="ch2">
          <text:p>val_acc</text:p>
        </chart:title>
        <chart:legend chart:legend-position="end" svg:x="13.333cm" svg:y="3.208cm" style:legend-expansion="high" chart:style-name="ch3"/>
        <chart:plot-area chart:style-name="ch4" table:cell-range-address="Sheet1.A1:Sheet1.A61 Sheet1.D1:Sheet1.D61 Sheet1.H1:Sheet1.H61 Sheet1.L1:Sheet1.L61 Sheet1.P1:Sheet1.P61 Sheet1.T1:Sheet1.T61" chart:data-source-has-labels="both" svg:x="0.32cm" svg:y="1.275cm" svg:width="12.693cm" svg:height="7.551cm">
          <chartooo:coordinate-region svg:x="1.047cm" svg:y="1.474cm" svg:width="11.966cm" svg:height="6.56cm"/>
          <chart:axis chart:dimension="x" chart:name="primary-x" chart:style-name="ch5" chartooo:axis-type="auto">
            <chartooo:date-scale/>
            <chart:categories table:cell-range-address="Sheet1.A2:Sheet1.A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61" chart:label-cell-address="Sheet1.D1:Sheet1.D1" chart:class="chart:line">
            <chart:data-point chart:repeated="60"/>
          </chart:series>
          <chart:series chart:style-name="ch8" chart:values-cell-range-address="Sheet1.H2:Sheet1.H61" chart:label-cell-address="Sheet1.H1:Sheet1.H1" chart:class="chart:line">
            <chart:data-point chart:repeated="60"/>
          </chart:series>
          <chart:series chart:style-name="ch9" chart:values-cell-range-address="Sheet1.L2:Sheet1.L61" chart:label-cell-address="Sheet1.L1:Sheet1.L1" chart:class="chart:line">
            <chart:data-point chart:repeated="60"/>
          </chart:series>
          <chart:series chart:style-name="ch7" chart:values-cell-range-address="Sheet1.P2:Sheet1.P61" chart:label-cell-address="Sheet1.P1:Sheet1.P1" chart:class="chart:line">
            <chart:data-point chart:repeated="60"/>
          </chart:series>
          <chart:series chart:style-name="ch8" chart:values-cell-range-address="Sheet1.T2:Sheet1.T61" chart:label-cell-address="Sheet1.T1:Sheet1.T1" chart:class="chart:line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_acc0</text:p>
                <draw:g>
                  <svg:desc>Sheet1.D1:Sheet1.D1</svg:desc>
                </draw:g>
              </table:table-cell>
              <table:table-cell office:value-type="string">
                <text:p>val_acc1</text:p>
                <draw:g>
                  <svg:desc>Sheet1.H1:Sheet1.H1</svg:desc>
                </draw:g>
              </table:table-cell>
              <table:table-cell office:value-type="string">
                <text:p>val_acc2</text:p>
                <draw:g>
                  <svg:desc>Sheet1.L1:Sheet1.L1</svg:desc>
                </draw:g>
              </table:table-cell>
              <table:table-cell office:value-type="string">
                <text:p>val_acc3</text:p>
                <draw:g>
                  <svg:desc>Sheet1.P1:Sheet1.P1</svg:desc>
                </draw:g>
              </table:table-cell>
              <table:table-cell office:value-type="string">
                <text:p>val_acc4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61</svg:desc>
                </draw:g>
              </table:table-cell>
              <table:table-cell office:value-type="float" office:value="0.527607364888572">
                <text:p>0.527607364888572</text:p>
                <draw:g>
                  <svg:desc>Sheet1.D2:Sheet1.D61</svg:desc>
                </draw:g>
              </table:table-cell>
              <table:table-cell office:value-type="float" office:value="0.506134970787844">
                <text:p>0.506134970787844</text:p>
                <draw:g>
                  <svg:desc>Sheet1.H2:Sheet1.H61</svg:desc>
                </draw:g>
              </table:table-cell>
              <table:table-cell office:value-type="float" office:value="0.500000007313453">
                <text:p>0.500000007313453</text:p>
                <draw:g>
                  <svg:desc>Sheet1.L2:Sheet1.L61</svg:desc>
                </draw:g>
              </table:table-cell>
              <table:table-cell office:value-type="float" office:value="0.490797541715616">
                <text:p>0.490797541715616</text:p>
                <draw:g>
                  <svg:desc>Sheet1.P2:Sheet1.P61</svg:desc>
                </draw:g>
              </table:table-cell>
              <table:table-cell office:value-type="float" office:value="0.48466258400057">
                <text:p>0.48466258400057</text:p>
                <draw:g>
                  <svg:desc>Sheet1.T2:Sheet1.T6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15337426603937">
                <text:p>0.515337426603937</text:p>
              </table:table-cell>
              <table:table-cell office:value-type="float" office:value="0.503067489050649">
                <text:p>0.503067489050649</text:p>
              </table:table-cell>
              <table:table-cell office:value-type="float" office:value="0.530674846625767">
                <text:p>0.530674846625767</text:p>
              </table:table-cell>
              <table:table-cell office:value-type="float" office:value="0.509202455816093">
                <text:p>0.509202455816093</text:p>
              </table:table-cell>
              <table:table-cell office:value-type="float" office:value="0.518404912363532">
                <text:p>0.51840491236353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28834364604365">
                <text:p>0.628834364604365</text:p>
              </table:table-cell>
              <table:table-cell office:value-type="float" office:value="0.668711671068624">
                <text:p>0.668711671068624</text:p>
              </table:table-cell>
              <table:table-cell office:value-type="float" office:value="0.552147229390642">
                <text:p>0.552147229390642</text:p>
              </table:table-cell>
              <table:table-cell office:value-type="float" office:value="0.567484656725924">
                <text:p>0.567484656725924</text:p>
              </table:table-cell>
              <table:table-cell office:value-type="float" office:value="0.521472398671636">
                <text:p>0.52147239867163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80981598017406">
                <text:p>0.680981598017406</text:p>
              </table:table-cell>
              <table:table-cell office:value-type="float" office:value="0.601226985088887">
                <text:p>0.601226985088887</text:p>
              </table:table-cell>
              <table:table-cell office:value-type="float" office:value="0.610429448218433">
                <text:p>0.610429448218433</text:p>
              </table:table-cell>
              <table:table-cell office:value-type="float" office:value="0.598159508836781">
                <text:p>0.598159508836781</text:p>
              </table:table-cell>
              <table:table-cell office:value-type="float" office:value="0.490797545646597">
                <text:p>0.4907975456465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7177915280582">
                <text:p>0.67177915280582</text:p>
              </table:table-cell>
              <table:table-cell office:value-type="float" office:value="0.659509211230132">
                <text:p>0.659509211230132</text:p>
              </table:table-cell>
              <table:table-cell office:value-type="float" office:value="0.601226990573977">
                <text:p>0.601226990573977</text:p>
              </table:table-cell>
              <table:table-cell office:value-type="float" office:value="0.582822083329862">
                <text:p>0.582822083329862</text:p>
              </table:table-cell>
              <table:table-cell office:value-type="float" office:value="0.493865038079718">
                <text:p>0.4938650380797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34969328078756">
                <text:p>0.634969328078756</text:p>
              </table:table-cell>
              <table:table-cell office:value-type="float" office:value="0.61349692392203">
                <text:p>0.61349692392203</text:p>
              </table:table-cell>
              <table:table-cell office:value-type="float" office:value="0.650306745540876">
                <text:p>0.650306745540876</text:p>
              </table:table-cell>
              <table:table-cell office:value-type="float" office:value="0.561349706050077">
                <text:p>0.561349706050077</text:p>
              </table:table-cell>
              <table:table-cell office:value-type="float" office:value="0.634969318936939">
                <text:p>0.6349693189369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87116561491797">
                <text:p>0.687116561491797</text:p>
              </table:table-cell>
              <table:table-cell office:value-type="float" office:value="0.570552153090026">
                <text:p>0.570552153090026</text:p>
              </table:table-cell>
              <table:table-cell office:value-type="float" office:value="0.582822097956769">
                <text:p>0.582822097956769</text:p>
              </table:table-cell>
              <table:table-cell office:value-type="float" office:value="0.564417178279783">
                <text:p>0.564417178279783</text:p>
              </table:table-cell>
              <table:table-cell office:value-type="float" office:value="0.500000008867562">
                <text:p>0.5000000088675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84049079754601">
                <text:p>0.684049079754601</text:p>
              </table:table-cell>
              <table:table-cell office:value-type="float" office:value="0.616564423028677">
                <text:p>0.616564423028677</text:p>
              </table:table-cell>
              <table:table-cell office:value-type="float" office:value="0.625766877016407">
                <text:p>0.625766877016407</text:p>
              </table:table-cell>
              <table:table-cell office:value-type="float" office:value="0.582822092837351">
                <text:p>0.582822092837351</text:p>
              </table:table-cell>
              <table:table-cell office:value-type="float" office:value="0.564417180473819">
                <text:p>0.5644171804738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77914101653304">
                <text:p>0.677914101653304</text:p>
              </table:table-cell>
              <table:table-cell office:value-type="float" office:value="0.61349692392203">
                <text:p>0.61349692392203</text:p>
              </table:table-cell>
              <table:table-cell office:value-type="float" office:value="0.616564411692824">
                <text:p>0.616564411692824</text:p>
              </table:table-cell>
              <table:table-cell office:value-type="float" office:value="0.628834353268512">
                <text:p>0.628834353268512</text:p>
              </table:table-cell>
              <table:table-cell office:value-type="float" office:value="0.518404903221715">
                <text:p>0.5184049032217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47239255027537">
                <text:p>0.647239255027537</text:p>
              </table:table-cell>
              <table:table-cell office:value-type="float" office:value="0.601226985088887">
                <text:p>0.601226985088887</text:p>
              </table:table-cell>
              <table:table-cell office:value-type="float" office:value="0.588957058140105">
                <text:p>0.588957058140105</text:p>
              </table:table-cell>
              <table:table-cell office:value-type="float" office:value="0.582822076016409">
                <text:p>0.582822076016409</text:p>
              </table:table-cell>
              <table:table-cell office:value-type="float" office:value="0.644171764148525">
                <text:p>0.6441717641485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50306756876729">
                <text:p>0.650306756876729</text:p>
              </table:table-cell>
              <table:table-cell office:value-type="float" office:value="0.619631878803113">
                <text:p>0.619631878803113</text:p>
              </table:table-cell>
              <table:table-cell office:value-type="float" office:value="0.613496917522758">
                <text:p>0.613496917522758</text:p>
              </table:table-cell>
              <table:table-cell office:value-type="float" office:value="0.613496929955629">
                <text:p>0.613496929955629</text:p>
              </table:table-cell>
              <table:table-cell office:value-type="float" office:value="0.653374233128834">
                <text:p>0.6533742331288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10429439076617">
                <text:p>0.610429439076617</text:p>
              </table:table-cell>
              <table:table-cell office:value-type="float" office:value="0.592024543168355">
                <text:p>0.592024543168355</text:p>
              </table:table-cell>
              <table:table-cell office:value-type="float" office:value="0.585889565067057">
                <text:p>0.585889565067057</text:p>
              </table:table-cell>
              <table:table-cell office:value-type="float" office:value="0.601226988379941">
                <text:p>0.601226988379941</text:p>
              </table:table-cell>
              <table:table-cell office:value-type="float" office:value="0.625766868240263">
                <text:p>0.6257668682402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84049073903839">
                <text:p>0.684049073903839</text:p>
              </table:table-cell>
              <table:table-cell office:value-type="float" office:value="0.641104291553146">
                <text:p>0.641104291553146</text:p>
              </table:table-cell>
              <table:table-cell office:value-type="float" office:value="0.619631908056926">
                <text:p>0.619631908056926</text:p>
              </table:table-cell>
              <table:table-cell office:value-type="float" office:value="0.558282204200885">
                <text:p>0.558282204200885</text:p>
              </table:table-cell>
              <table:table-cell office:value-type="float" office:value="0.518404912363532">
                <text:p>0.51840491236353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53374227278072">
                <text:p>0.653374227278072</text:p>
              </table:table-cell>
              <table:table-cell office:value-type="float" office:value="0.647239258318591">
                <text:p>0.647239258318591</text:p>
              </table:table-cell>
              <table:table-cell office:value-type="float" office:value="0.567484660016978">
                <text:p>0.567484660016978</text:p>
              </table:table-cell>
              <table:table-cell office:value-type="float" office:value="0.582822080038808">
                <text:p>0.582822080038808</text:p>
              </table:table-cell>
              <table:table-cell office:value-type="float" office:value="0.662576690224782">
                <text:p>0.66257669022478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80981592166643">
                <text:p>0.680981592166643</text:p>
              </table:table-cell>
              <table:table-cell office:value-type="float" office:value="0.582822097956769">
                <text:p>0.582822097956769</text:p>
              </table:table-cell>
              <table:table-cell office:value-type="float" office:value="0.57055215638108">
                <text:p>0.57055215638108</text:p>
              </table:table-cell>
              <table:table-cell office:value-type="float" office:value="0.628834353268512">
                <text:p>0.628834353268512</text:p>
              </table:table-cell>
              <table:table-cell office:value-type="float" office:value="0.619631908056926">
                <text:p>0.6196319080569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31901840490798">
                <text:p>0.631901840490798</text:p>
              </table:table-cell>
              <table:table-cell office:value-type="float" office:value="0.592024539877301">
                <text:p>0.592024539877301</text:p>
              </table:table-cell>
              <table:table-cell office:value-type="float" office:value="0.5490797549669">
                <text:p>0.5490797549669</text:p>
              </table:table-cell>
              <table:table-cell office:value-type="float" office:value="0.558282194144887">
                <text:p>0.558282194144887</text:p>
              </table:table-cell>
              <table:table-cell office:value-type="float" office:value="0.680981598017406">
                <text:p>0.68098159801740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80981592166643">
                <text:p>0.680981592166643</text:p>
              </table:table-cell>
              <table:table-cell office:value-type="float" office:value="0.579754616219573">
                <text:p>0.579754616219573</text:p>
              </table:table-cell>
              <table:table-cell office:value-type="float" office:value="0.573619638118276">
                <text:p>0.573619638118276</text:p>
              </table:table-cell>
              <table:table-cell office:value-type="float" office:value="0.576687109250964">
                <text:p>0.576687109250964</text:p>
              </table:table-cell>
              <table:table-cell office:value-type="float" office:value="0.674846619916108">
                <text:p>0.6748466199161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64417187787272">
                <text:p>0.564417187787272</text:p>
              </table:table-cell>
              <table:table-cell office:value-type="float" office:value="0.588957058140105">
                <text:p>0.588957058140105</text:p>
              </table:table-cell>
              <table:table-cell office:value-type="float" office:value="0.567484665502068">
                <text:p>0.567484665502068</text:p>
              </table:table-cell>
              <table:table-cell office:value-type="float" office:value="0.54601226993865">
                <text:p>0.54601226993865</text:p>
              </table:table-cell>
              <table:table-cell office:value-type="float" office:value="0.638036824442858">
                <text:p>0.63803682444285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16564417177914">
                <text:p>0.616564417177914</text:p>
              </table:table-cell>
              <table:table-cell office:value-type="float" office:value="0.588957046804253">
                <text:p>0.588957046804253</text:p>
              </table:table-cell>
              <table:table-cell office:value-type="float" office:value="0.536809828018118">
                <text:p>0.536809828018118</text:p>
              </table:table-cell>
              <table:table-cell office:value-type="float" office:value="0.536809829297973">
                <text:p>0.536809829297973</text:p>
              </table:table-cell>
              <table:table-cell office:value-type="float" office:value="0.662576690224782">
                <text:p>0.66257669022478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19631910250962">
                <text:p>0.619631910250962</text:p>
              </table:table-cell>
              <table:table-cell office:value-type="float" office:value="0.610429444927379">
                <text:p>0.610429444927379</text:p>
              </table:table-cell>
              <table:table-cell office:value-type="float" office:value="0.564417189615636">
                <text:p>0.564417189615636</text:p>
              </table:table-cell>
              <table:table-cell office:value-type="float" office:value="0.552147229390642">
                <text:p>0.552147229390642</text:p>
              </table:table-cell>
              <table:table-cell office:value-type="float" office:value="0.601226999715793">
                <text:p>0.6012269997157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68711661926808">
                <text:p>0.668711661926808</text:p>
              </table:table-cell>
              <table:table-cell office:value-type="float" office:value="0.56134969142317">
                <text:p>0.56134969142317</text:p>
              </table:table-cell>
              <table:table-cell office:value-type="float" office:value="0.564417174988729">
                <text:p>0.564417174988729</text:p>
              </table:table-cell>
              <table:table-cell office:value-type="float" office:value="0.539877291837353">
                <text:p>0.539877291837353</text:p>
              </table:table-cell>
              <table:table-cell office:value-type="float" office:value="0.653374233128834">
                <text:p>0.65337423312883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653374223987018">
                <text:p>0.653374223987018</text:p>
              </table:table-cell>
              <table:table-cell office:value-type="float" office:value="0.573619645431729">
                <text:p>0.573619645431729</text:p>
              </table:table-cell>
              <table:table-cell office:value-type="float" office:value="0.564417178279783">
                <text:p>0.564417178279783</text:p>
              </table:table-cell>
              <table:table-cell office:value-type="float" office:value="0.607361960447639">
                <text:p>0.607361960447639</text:p>
              </table:table-cell>
              <table:table-cell office:value-type="float" office:value="0.638036824442858">
                <text:p>0.63803682444285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01226990573977">
                <text:p>0.601226990573977</text:p>
              </table:table-cell>
              <table:table-cell office:value-type="float" office:value="0.601226999715793">
                <text:p>0.601226999715793</text:p>
              </table:table-cell>
              <table:table-cell office:value-type="float" office:value="0.579754601592667">
                <text:p>0.579754601592667</text:p>
              </table:table-cell>
              <table:table-cell office:value-type="float" office:value="0.542944771746185">
                <text:p>0.542944771746185</text:p>
              </table:table-cell>
              <table:table-cell office:value-type="float" office:value="0.668711656441718">
                <text:p>0.66871165644171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67484662211014">
                <text:p>0.567484662211014</text:p>
              </table:table-cell>
              <table:table-cell office:value-type="float" office:value="0.592024528541448">
                <text:p>0.592024528541448</text:p>
              </table:table-cell>
              <table:table-cell office:value-type="float" office:value="0.567484656725924">
                <text:p>0.567484656725924</text:p>
              </table:table-cell>
              <table:table-cell office:value-type="float" office:value="0.570552145776573">
                <text:p>0.570552145776573</text:p>
              </table:table-cell>
              <table:table-cell office:value-type="float" office:value="0.634969328078756">
                <text:p>0.63496932807875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44171782066486">
                <text:p>0.644171782066486</text:p>
              </table:table-cell>
              <table:table-cell office:value-type="float" office:value="0.579754598301613">
                <text:p>0.579754598301613</text:p>
              </table:table-cell>
              <table:table-cell office:value-type="float" office:value="0.53987730646426">
                <text:p>0.53987730646426</text:p>
              </table:table-cell>
              <table:table-cell office:value-type="float" office:value="0.579754601592667">
                <text:p>0.579754601592667</text:p>
              </table:table-cell>
              <table:table-cell office:value-type="float" office:value="0.63190184634156">
                <text:p>0.6319018463415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19631895624055">
                <text:p>0.619631895624055</text:p>
              </table:table-cell>
              <table:table-cell office:value-type="float" office:value="0.521472377645457">
                <text:p>0.521472377645457</text:p>
              </table:table-cell>
              <table:table-cell office:value-type="float" office:value="0.555214733068197">
                <text:p>0.555214733068197</text:p>
              </table:table-cell>
              <table:table-cell office:value-type="float" office:value="0.549079766302752">
                <text:p>0.549079766302752</text:p>
              </table:table-cell>
              <table:table-cell office:value-type="float" office:value="0.662576692967327">
                <text:p>0.66257669296732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98159508836781">
                <text:p>0.598159508836781</text:p>
              </table:table-cell>
              <table:table-cell office:value-type="float" office:value="0.536809815585248">
                <text:p>0.536809815585248</text:p>
              </table:table-cell>
              <table:table-cell office:value-type="float" office:value="0.530674846625767">
                <text:p>0.530674846625767</text:p>
              </table:table-cell>
              <table:table-cell office:value-type="float" office:value="0.57055216040348">
                <text:p>0.57055216040348</text:p>
              </table:table-cell>
              <table:table-cell office:value-type="float" office:value="0.616564423028677">
                <text:p>0.61656442302867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588957066916249">
                <text:p>0.588957066916249</text:p>
              </table:table-cell>
              <table:table-cell office:value-type="float" office:value="0.542944779059638">
                <text:p>0.542944779059638</text:p>
              </table:table-cell>
              <table:table-cell office:value-type="float" office:value="0.592024543168355">
                <text:p>0.592024543168355</text:p>
              </table:table-cell>
              <table:table-cell office:value-type="float" office:value="0.610429448218433">
                <text:p>0.610429448218433</text:p>
              </table:table-cell>
              <table:table-cell office:value-type="float" office:value="0.607361948563277">
                <text:p>0.60736194856327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92024548653445">
                <text:p>0.592024548653445</text:p>
              </table:table-cell>
              <table:table-cell office:value-type="float" office:value="0.607361977817091">
                <text:p>0.607361977817091</text:p>
              </table:table-cell>
              <table:table-cell office:value-type="float" office:value="0.5490797549669">
                <text:p>0.5490797549669</text:p>
              </table:table-cell>
              <table:table-cell office:value-type="float" office:value="0.579754595559067">
                <text:p>0.579754595559067</text:p>
              </table:table-cell>
              <table:table-cell office:value-type="float" office:value="0.628834335350551">
                <text:p>0.62883433535055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70552147239264">
                <text:p>0.570552147239264</text:p>
              </table:table-cell>
              <table:table-cell office:value-type="float" office:value="0.552147231584678">
                <text:p>0.552147231584678</text:p>
              </table:table-cell>
              <table:table-cell office:value-type="float" office:value="0.549079751675846">
                <text:p>0.549079751675846</text:p>
              </table:table-cell>
              <table:table-cell office:value-type="float" office:value="0.555214727034598">
                <text:p>0.555214727034598</text:p>
              </table:table-cell>
              <table:table-cell office:value-type="float" office:value="0.64110427692624">
                <text:p>0.641104276926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39877293300044">
                <text:p>0.539877293300044</text:p>
              </table:table-cell>
              <table:table-cell office:value-type="float" office:value="0.552147238898131">
                <text:p>0.552147238898131</text:p>
              </table:table-cell>
              <table:table-cell office:value-type="float" office:value="0.567484656725924">
                <text:p>0.567484656725924</text:p>
              </table:table-cell>
              <table:table-cell office:value-type="float" office:value="0.536809822898701">
                <text:p>0.536809822898701</text:p>
              </table:table-cell>
              <table:table-cell office:value-type="float" office:value="0.613496926664575">
                <text:p>0.61349692666457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552147231584678">
                <text:p>0.552147231584678</text:p>
              </table:table-cell>
              <table:table-cell office:value-type="float" office:value="0.521472382764875">
                <text:p>0.521472382764875</text:p>
              </table:table-cell>
              <table:table-cell office:value-type="float" office:value="0.542944780888002">
                <text:p>0.542944780888002</text:p>
              </table:table-cell>
              <table:table-cell office:value-type="float" office:value="0.592024539877301">
                <text:p>0.592024539877301</text:p>
              </table:table-cell>
              <table:table-cell office:value-type="float" office:value="0.650306736764732">
                <text:p>0.6503067367647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7055214394821">
                <text:p>0.57055214394821</text:p>
              </table:table-cell>
              <table:table-cell office:value-type="float" office:value="0.521472397391782">
                <text:p>0.521472397391782</text:p>
              </table:table-cell>
              <table:table-cell office:value-type="float" office:value="0.539877289094808">
                <text:p>0.539877289094808</text:p>
              </table:table-cell>
              <table:table-cell office:value-type="float" office:value="0.512269934262235">
                <text:p>0.512269934262235</text:p>
              </table:table-cell>
              <table:table-cell office:value-type="float" office:value="0.613496941291481">
                <text:p>0.61349694129148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98159508836781">
                <text:p>0.598159508836781</text:p>
              </table:table-cell>
              <table:table-cell office:value-type="float" office:value="0.527607360866172">
                <text:p>0.527607360866172</text:p>
              </table:table-cell>
              <table:table-cell office:value-type="float" office:value="0.564417172246184">
                <text:p>0.564417172246184</text:p>
              </table:table-cell>
              <table:table-cell office:value-type="float" office:value="0.610429442184834">
                <text:p>0.610429442184834</text:p>
              </table:table-cell>
              <table:table-cell office:value-type="float" office:value="0.644171773290342">
                <text:p>0.64417177329034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54601227542374">
                <text:p>0.54601227542374</text:p>
              </table:table-cell>
              <table:table-cell office:value-type="float" office:value="0.493865017876303">
                <text:p>0.493865017876303</text:p>
              </table:table-cell>
              <table:table-cell office:value-type="float" office:value="0.576687116564417">
                <text:p>0.576687116564417</text:p>
              </table:table-cell>
              <table:table-cell office:value-type="float" office:value="0.567484668610286">
                <text:p>0.567484668610286</text:p>
              </table:table-cell>
              <table:table-cell office:value-type="float" office:value="0.702453988095734">
                <text:p>0.70245398809573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42944779059638">
                <text:p>0.542944779059638</text:p>
              </table:table-cell>
              <table:table-cell office:value-type="float" office:value="0.503067485028249">
                <text:p>0.503067485028249</text:p>
              </table:table-cell>
              <table:table-cell office:value-type="float" office:value="0.552147245297403">
                <text:p>0.552147245297403</text:p>
              </table:table-cell>
              <table:table-cell office:value-type="float" office:value="0.582822077296263">
                <text:p>0.582822077296263</text:p>
              </table:table-cell>
              <table:table-cell office:value-type="float" office:value="0.674846634543015">
                <text:p>0.67484663454301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52147253525038">
                <text:p>0.552147253525038</text:p>
              </table:table-cell>
              <table:table-cell office:value-type="float" office:value="0.493865025189757">
                <text:p>0.493865025189757</text:p>
              </table:table-cell>
              <table:table-cell office:value-type="float" office:value="0.549079751675846">
                <text:p>0.549079751675846</text:p>
              </table:table-cell>
              <table:table-cell office:value-type="float" office:value="0.582822100150805">
                <text:p>0.582822100150805</text:p>
              </table:table-cell>
              <table:table-cell office:value-type="float" office:value="0.582822080038808">
                <text:p>0.58282208003880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57055214394821">
                <text:p>0.57055214394821</text:p>
              </table:table-cell>
              <table:table-cell office:value-type="float" office:value="0.555214733068197">
                <text:p>0.555214733068197</text:p>
              </table:table-cell>
              <table:table-cell office:value-type="float" office:value="0.552147230670496">
                <text:p>0.552147230670496</text:p>
              </table:table-cell>
              <table:table-cell office:value-type="float" office:value="0.588957061431159">
                <text:p>0.588957061431159</text:p>
              </table:table-cell>
              <table:table-cell office:value-type="float" office:value="0.668711659732772">
                <text:p>0.66871165973277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561349684109717">
                <text:p>0.561349684109717</text:p>
              </table:table-cell>
              <table:table-cell office:value-type="float" office:value="0.512269944866742">
                <text:p>0.512269944866742</text:p>
              </table:table-cell>
              <table:table-cell office:value-type="float" office:value="0.527607364888572">
                <text:p>0.527607364888572</text:p>
              </table:table-cell>
              <table:table-cell office:value-type="float" office:value="0.625766859098446">
                <text:p>0.625766859098446</text:p>
              </table:table-cell>
              <table:table-cell office:value-type="float" office:value="0.634969328078756">
                <text:p>0.63496932807875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570552147239264">
                <text:p>0.570552147239264</text:p>
              </table:table-cell>
              <table:table-cell office:value-type="float" office:value="0.515337419290484">
                <text:p>0.515337419290484</text:p>
              </table:table-cell>
              <table:table-cell office:value-type="float" office:value="0.604294481452989">
                <text:p>0.604294481452989</text:p>
              </table:table-cell>
              <table:table-cell office:value-type="float" office:value="0.546012267196105">
                <text:p>0.546012267196105</text:p>
              </table:table-cell>
              <table:table-cell office:value-type="float" office:value="0.518404905050079">
                <text:p>0.51840490505007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36809818876302">
                <text:p>0.536809818876302</text:p>
              </table:table-cell>
              <table:table-cell office:value-type="float" office:value="0.539877295128407">
                <text:p>0.539877295128407</text:p>
              </table:table-cell>
              <table:table-cell office:value-type="float" office:value="0.601226985088887">
                <text:p>0.601226985088887</text:p>
              </table:table-cell>
              <table:table-cell office:value-type="float" office:value="0.536809810100158">
                <text:p>0.536809810100158</text:p>
              </table:table-cell>
              <table:table-cell office:value-type="float" office:value="0.503067481737195">
                <text:p>0.50306748173719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536809822898701">
                <text:p>0.536809822898701</text:p>
              </table:table-cell>
              <table:table-cell office:value-type="float" office:value="0.493865025189757">
                <text:p>0.493865025189757</text:p>
              </table:table-cell>
              <table:table-cell office:value-type="float" office:value="0.564417167675276">
                <text:p>0.564417167675276</text:p>
              </table:table-cell>
              <table:table-cell office:value-type="float" office:value="0.585889579693964">
                <text:p>0.585889579693964</text:p>
              </table:table-cell>
              <table:table-cell office:value-type="float" office:value="0.674846619916108">
                <text:p>0.67484661991610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53987731194935">
                <text:p>0.53987731194935</text:p>
              </table:table-cell>
              <table:table-cell office:value-type="float" office:value="0.518404922968039">
                <text:p>0.518404922968039</text:p>
              </table:table-cell>
              <table:table-cell office:value-type="float" office:value="0.607361975074546">
                <text:p>0.607361975074546</text:p>
              </table:table-cell>
              <table:table-cell office:value-type="float" office:value="0.552147248039948">
                <text:p>0.552147248039948</text:p>
              </table:table-cell>
              <table:table-cell office:value-type="float" office:value="0.671779150063275">
                <text:p>0.67177915006327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512269932433871">
                <text:p>0.512269932433871</text:p>
              </table:table-cell>
              <table:table-cell office:value-type="float" office:value="0.484662572664717">
                <text:p>0.484662572664717</text:p>
              </table:table-cell>
              <table:table-cell office:value-type="float" office:value="0.530674861252674">
                <text:p>0.530674861252674</text:p>
              </table:table-cell>
              <table:table-cell office:value-type="float" office:value="0.555214727034598">
                <text:p>0.555214727034598</text:p>
              </table:table-cell>
              <table:table-cell office:value-type="float" office:value="0.622699369133616">
                <text:p>0.62269936913361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512269944866742">
                <text:p>0.512269944866742</text:p>
              </table:table-cell>
              <table:table-cell office:value-type="float" office:value="0.515337419290484">
                <text:p>0.515337419290484</text:p>
              </table:table-cell>
              <table:table-cell office:value-type="float" office:value="0.546012267196105">
                <text:p>0.546012267196105</text:p>
              </table:table-cell>
              <table:table-cell office:value-type="float" office:value="0.539877289094808">
                <text:p>0.539877289094808</text:p>
              </table:table-cell>
              <table:table-cell office:value-type="float" office:value="0.693251539593094">
                <text:p>0.69325153959309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530674840775004">
                <text:p>0.530674840775004</text:p>
              </table:table-cell>
              <table:table-cell office:value-type="float" office:value="0.490797540161507">
                <text:p>0.490797540161507</text:p>
              </table:table-cell>
              <table:table-cell office:value-type="float" office:value="0.552147245297403">
                <text:p>0.552147245297403</text:p>
              </table:table-cell>
              <table:table-cell office:value-type="float" office:value="0.524539880408831">
                <text:p>0.524539880408831</text:p>
              </table:table-cell>
              <table:table-cell office:value-type="float" office:value="0.708588948279071">
                <text:p>0.70858894827907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539877297322443">
                <text:p>0.539877297322443</text:p>
              </table:table-cell>
              <table:table-cell office:value-type="float" office:value="0.527607364888572">
                <text:p>0.527607364888572</text:p>
              </table:table-cell>
              <table:table-cell office:value-type="float" office:value="0.607361963190184">
                <text:p>0.607361963190184</text:p>
              </table:table-cell>
              <table:table-cell office:value-type="float" office:value="0.515337427883792">
                <text:p>0.515337427883792</text:p>
              </table:table-cell>
              <table:table-cell office:value-type="float" office:value="0.687116561491797">
                <text:p>0.68711656149179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564417180473819">
                <text:p>0.564417180473819</text:p>
              </table:table-cell>
              <table:table-cell office:value-type="float" office:value="0.490797537418962">
                <text:p>0.490797537418962</text:p>
              </table:table-cell>
              <table:table-cell office:value-type="float" office:value="0.542944784179056">
                <text:p>0.542944784179056</text:p>
              </table:table-cell>
              <table:table-cell office:value-type="float" office:value="0.53987730646426">
                <text:p>0.53987730646426</text:p>
              </table:table-cell>
              <table:table-cell office:value-type="float" office:value="0.610429448218433">
                <text:p>0.61042944821843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536809810100158">
                <text:p>0.536809810100158</text:p>
              </table:table-cell>
              <table:table-cell office:value-type="float" office:value="0.564417189615636">
                <text:p>0.564417189615636</text:p>
              </table:table-cell>
              <table:table-cell office:value-type="float" office:value="0.573619634827222">
                <text:p>0.573619634827222</text:p>
              </table:table-cell>
              <table:table-cell office:value-type="float" office:value="0.567484671352831">
                <text:p>0.567484671352831</text:p>
              </table:table-cell>
              <table:table-cell office:value-type="float" office:value="0.604294478710444">
                <text:p>0.60429447871044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5490797549669">
                <text:p>0.5490797549669</text:p>
              </table:table-cell>
              <table:table-cell office:value-type="float" office:value="0.552147236704095">
                <text:p>0.552147236704095</text:p>
              </table:table-cell>
              <table:table-cell office:value-type="float" office:value="0.536809817413611">
                <text:p>0.536809817413611</text:p>
              </table:table-cell>
              <table:table-cell office:value-type="float" office:value="0.552147245297403">
                <text:p>0.552147245297403</text:p>
              </table:table-cell>
              <table:table-cell office:value-type="float" office:value="0.680981598017406">
                <text:p>0.68098159801740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55214720635326">
                <text:p>0.555214720635326</text:p>
              </table:table-cell>
              <table:table-cell office:value-type="float" office:value="0.564417180473819">
                <text:p>0.564417180473819</text:p>
              </table:table-cell>
              <table:table-cell office:value-type="float" office:value="0.527607357575118">
                <text:p>0.527607357575118</text:p>
              </table:table-cell>
              <table:table-cell office:value-type="float" office:value="0.558282211514338">
                <text:p>0.558282211514338</text:p>
              </table:table-cell>
              <table:table-cell office:value-type="float" office:value="0.690184057855899">
                <text:p>0.69018405785589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524539859382653">
                <text:p>0.524539859382653</text:p>
              </table:table-cell>
              <table:table-cell office:value-type="float" office:value="0.521472390078328">
                <text:p>0.521472390078328</text:p>
              </table:table-cell>
              <table:table-cell office:value-type="float" office:value="0.607361975074546">
                <text:p>0.607361975074546</text:p>
              </table:table-cell>
              <table:table-cell office:value-type="float" office:value="0.561349693251534">
                <text:p>0.561349693251534</text:p>
              </table:table-cell>
              <table:table-cell office:value-type="float" office:value="0.644171770547797">
                <text:p>0.64417177054779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533742333848052">
                <text:p>0.533742333848052</text:p>
              </table:table-cell>
              <table:table-cell office:value-type="float" office:value="0.558282211514338">
                <text:p>0.558282211514338</text:p>
              </table:table-cell>
              <table:table-cell office:value-type="float" office:value="0.499999997257455">
                <text:p>0.499999997257455</text:p>
              </table:table-cell>
              <table:table-cell office:value-type="float" office:value="0.527607357575118">
                <text:p>0.527607357575118</text:p>
              </table:table-cell>
              <table:table-cell office:value-type="float" office:value="0.687116561491797">
                <text:p>0.68711656149179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552147238898131">
                <text:p>0.552147238898131</text:p>
              </table:table-cell>
              <table:table-cell office:value-type="float" office:value="0.582822083329862">
                <text:p>0.582822083329862</text:p>
              </table:table-cell>
              <table:table-cell office:value-type="float" office:value="0.552147230670496">
                <text:p>0.552147230670496</text:p>
              </table:table-cell>
              <table:table-cell office:value-type="float" office:value="0.576687119855471">
                <text:p>0.576687119855471</text:p>
              </table:table-cell>
              <table:table-cell office:value-type="float" office:value="0.70245398480468">
                <text:p>0.7024539848046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512269939747325">
                <text:p>0.512269939747325</text:p>
              </table:table-cell>
              <table:table-cell office:value-type="float" office:value="0.54601226993865">
                <text:p>0.54601226993865</text:p>
              </table:table-cell>
              <table:table-cell office:value-type="float" office:value="0.536809810100158">
                <text:p>0.536809810100158</text:p>
              </table:table-cell>
              <table:table-cell office:value-type="float" office:value="0.518404912363532">
                <text:p>0.518404912363532</text:p>
              </table:table-cell>
              <table:table-cell office:value-type="float" office:value="0.619631890138965">
                <text:p>0.61963189013896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512269952180195">
                <text:p>0.512269952180195</text:p>
              </table:table-cell>
              <table:table-cell office:value-type="float" office:value="0.604294470117136">
                <text:p>0.604294470117136</text:p>
              </table:table-cell>
              <table:table-cell office:value-type="float" office:value="0.521472384044729">
                <text:p>0.521472384044729</text:p>
              </table:table-cell>
              <table:table-cell office:value-type="float" office:value="0.533742328362962">
                <text:p>0.533742328362962</text:p>
              </table:table-cell>
              <table:table-cell office:value-type="float" office:value="0.610429433591527">
                <text:p>0.61042943359152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521472390078328">
                <text:p>0.521472390078328</text:p>
              </table:table-cell>
              <table:table-cell office:value-type="float" office:value="0.570552141754174">
                <text:p>0.570552141754174</text:p>
              </table:table-cell>
              <table:table-cell office:value-type="float" office:value="0.539877296408261">
                <text:p>0.539877296408261</text:p>
              </table:table-cell>
              <table:table-cell office:value-type="float" office:value="0.53987730646426">
                <text:p>0.53987730646426</text:p>
              </table:table-cell>
              <table:table-cell office:value-type="float" office:value="0.714723911753461">
                <text:p>0.71472391175346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53067483748395">
                <text:p>0.53067483748395</text:p>
              </table:table-cell>
              <table:table-cell office:value-type="float" office:value="0.558282214805392">
                <text:p>0.558282214805392</text:p>
              </table:table-cell>
              <table:table-cell office:value-type="float" office:value="0.567484656725924">
                <text:p>0.567484656725924</text:p>
              </table:table-cell>
              <table:table-cell office:value-type="float" office:value="0.521472379473821">
                <text:p>0.521472379473821</text:p>
              </table:table-cell>
              <table:table-cell office:value-type="float" office:value="0.680981583390499">
                <text:p>0.68098158339049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506134968959481">
                <text:p>0.506134968959481</text:p>
              </table:table-cell>
              <table:table-cell office:value-type="float" office:value="0.546012284565557">
                <text:p>0.546012284565557</text:p>
              </table:table-cell>
              <table:table-cell office:value-type="float" office:value="0.555214715150236">
                <text:p>0.555214715150236</text:p>
              </table:table-cell>
              <table:table-cell office:value-type="float" office:value="0.542944778145457">
                <text:p>0.542944778145457</text:p>
              </table:table-cell>
              <table:table-cell office:value-type="float" office:value="0.65644171486603">
                <text:p>0.6564417148660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503067472595379">
                <text:p>0.503067472595379</text:p>
              </table:table-cell>
              <table:table-cell office:value-type="float" office:value="0.527607368179625">
                <text:p>0.527607368179625</text:p>
              </table:table-cell>
              <table:table-cell office:value-type="float" office:value="0.546012262625197">
                <text:p>0.546012262625197</text:p>
              </table:table-cell>
              <table:table-cell office:value-type="float" office:value="0.542944773574548">
                <text:p>0.542944773574548</text:p>
              </table:table-cell>
              <table:table-cell office:value-type="float" office:value="0.647239255027537">
                <text:p>0.6472392550275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legend chart:legend-position="end" svg:x="13.254cm" svg:y="3.207cm" style:legend-expansion="high" chart:style-name="ch2"/>
        <chart:plot-area chart:style-name="ch3" table:cell-range-address="Sheet1.A1:Sheet1.A61 Sheet1.E1:Sheet1.E61 Sheet1.I1:Sheet1.I61 Sheet1.M1:Sheet1.M61 Sheet1.Q1:Sheet1.Q61 Sheet1.U1:Sheet1.U61" chart:data-source-has-labels="both" svg:x="0.32cm" svg:y="0.18cm" svg:width="12.614cm" svg:height="8.645cm">
          <chartooo:coordinate-region svg:x="1.047cm" svg:y="0.38cm" svg:width="11.887cm" svg:height="7.653cm"/>
          <chart:axis chart:dimension="x" chart:name="primary-x" chart:style-name="ch4" chartooo:axis-type="auto">
            <chartooo:date-scale/>
            <chart:categories table:cell-range-address="Sheet1.A2:Sheet1.A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61" chart:label-cell-address="Sheet1.E1:Sheet1.E1" chart:class="chart:line">
            <chart:data-point chart:repeated="60"/>
          </chart:series>
          <chart:series chart:style-name="ch7" chart:values-cell-range-address="Sheet1.I2:Sheet1.I61" chart:label-cell-address="Sheet1.I1:Sheet1.I1" chart:class="chart:line">
            <chart:data-point chart:repeated="60"/>
          </chart:series>
          <chart:series chart:style-name="ch8" chart:values-cell-range-address="Sheet1.M2:Sheet1.M61" chart:label-cell-address="Sheet1.M1:Sheet1.M1" chart:class="chart:line">
            <chart:data-point chart:repeated="60"/>
          </chart:series>
          <chart:series chart:style-name="ch6" chart:values-cell-range-address="Sheet1.Q2:Sheet1.Q61" chart:label-cell-address="Sheet1.Q1:Sheet1.Q1" chart:class="chart:line">
            <chart:data-point chart:repeated="60"/>
          </chart:series>
          <chart:series chart:style-name="ch7" chart:values-cell-range-address="Sheet1.U2:Sheet1.U61" chart:label-cell-address="Sheet1.U1:Sheet1.U1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_loss0</text:p>
                <draw:g>
                  <svg:desc>Sheet1.E1:Sheet1.E1</svg:desc>
                </draw:g>
              </table:table-cell>
              <table:table-cell office:value-type="string">
                <text:p>val_loss1</text:p>
                <draw:g>
                  <svg:desc>Sheet1.I1:Sheet1.I1</svg:desc>
                </draw:g>
              </table:table-cell>
              <table:table-cell office:value-type="string">
                <text:p>val_loss2</text:p>
                <draw:g>
                  <svg:desc>Sheet1.M1:Sheet1.M1</svg:desc>
                </draw:g>
              </table:table-cell>
              <table:table-cell office:value-type="string">
                <text:p>val_loss3</text:p>
                <draw:g>
                  <svg:desc>Sheet1.Q1:Sheet1.Q1</svg:desc>
                </draw:g>
              </table:table-cell>
              <table:table-cell office:value-type="string">
                <text:p>val_loss4</text:p>
                <draw:g>
                  <svg:desc>Sheet1.U1:Sheet1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61</svg:desc>
                </draw:g>
              </table:table-cell>
              <table:table-cell office:value-type="float" office:value="0.692693786387063">
                <text:p>0.692693786387063</text:p>
                <draw:g>
                  <svg:desc>Sheet1.E2:Sheet1.E61</svg:desc>
                </draw:g>
              </table:table-cell>
              <table:table-cell office:value-type="float" office:value="0.691762866783727">
                <text:p>0.691762866783727</text:p>
                <draw:g>
                  <svg:desc>Sheet1.I2:Sheet1.I61</svg:desc>
                </draw:g>
              </table:table-cell>
              <table:table-cell office:value-type="float" office:value="0.694670029213092">
                <text:p>0.694670029213092</text:p>
                <draw:g>
                  <svg:desc>Sheet1.M2:Sheet1.M61</svg:desc>
                </draw:g>
              </table:table-cell>
              <table:table-cell office:value-type="float" office:value="0.696151812018061">
                <text:p>0.696151812018061</text:p>
                <draw:g>
                  <svg:desc>Sheet1.Q2:Sheet1.Q61</svg:desc>
                </draw:g>
              </table:table-cell>
              <table:table-cell office:value-type="float" office:value="0.695333427812424">
                <text:p>0.695333427812424</text:p>
                <draw:g>
                  <svg:desc>Sheet1.U2:Sheet1.U6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90313888839417">
                <text:p>0.690313888839417</text:p>
              </table:table-cell>
              <table:table-cell office:value-type="float" office:value="0.686100614582834">
                <text:p>0.686100614582834</text:p>
              </table:table-cell>
              <table:table-cell office:value-type="float" office:value="0.683964979429186">
                <text:p>0.683964979429186</text:p>
              </table:table-cell>
              <table:table-cell office:value-type="float" office:value="0.693231724888269">
                <text:p>0.693231724888269</text:p>
              </table:table-cell>
              <table:table-cell office:value-type="float" office:value="0.691473229896803">
                <text:p>0.69147322989680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66903680087599">
                <text:p>0.666903680087599</text:p>
              </table:table-cell>
              <table:table-cell office:value-type="float" office:value="0.652995036057899">
                <text:p>0.652995036057899</text:p>
              </table:table-cell>
              <table:table-cell office:value-type="float" office:value="0.671584725014271">
                <text:p>0.671584725014271</text:p>
              </table:table-cell>
              <table:table-cell office:value-type="float" office:value="0.671556294330059">
                <text:p>0.671556294330059</text:p>
              </table:table-cell>
              <table:table-cell office:value-type="float" office:value="0.693083215710576">
                <text:p>0.6930832157105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37077894313204">
                <text:p>0.637077894313204</text:p>
              </table:table-cell>
              <table:table-cell office:value-type="float" office:value="0.635448429116442">
                <text:p>0.635448429116442</text:p>
              </table:table-cell>
              <table:table-cell office:value-type="float" office:value="0.650899329434143">
                <text:p>0.650899329434143</text:p>
              </table:table-cell>
              <table:table-cell office:value-type="float" office:value="0.647525679845751">
                <text:p>0.647525679845751</text:p>
              </table:table-cell>
              <table:table-cell office:value-type="float" office:value="0.69419693215493">
                <text:p>0.694196932154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8927310273691">
                <text:p>0.598927310273691</text:p>
              </table:table-cell>
              <table:table-cell office:value-type="float" office:value="0.629168439862187">
                <text:p>0.629168439862187</text:p>
              </table:table-cell>
              <table:table-cell office:value-type="float" office:value="0.66000945015919">
                <text:p>0.66000945015919</text:p>
              </table:table-cell>
              <table:table-cell office:value-type="float" office:value="0.706404327614907">
                <text:p>0.706404327614907</text:p>
              </table:table-cell>
              <table:table-cell office:value-type="float" office:value="0.693581545645474">
                <text:p>0.6935815456454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36057204264073">
                <text:p>0.636057204264073</text:p>
              </table:table-cell>
              <table:table-cell office:value-type="float" office:value="0.631988243091326">
                <text:p>0.631988243091326</text:p>
              </table:table-cell>
              <table:table-cell office:value-type="float" office:value="0.680577183062314">
                <text:p>0.680577183062314</text:p>
              </table:table-cell>
              <table:table-cell office:value-type="float" office:value="0.707793778985556">
                <text:p>0.707793778985556</text:p>
              </table:table-cell>
              <table:table-cell office:value-type="float" office:value="0.63373331643321">
                <text:p>0.633733316433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08136053099954">
                <text:p>0.608136053099954</text:p>
              </table:table-cell>
              <table:table-cell office:value-type="float" office:value="0.666298193068592">
                <text:p>0.666298193068592</text:p>
              </table:table-cell>
              <table:table-cell office:value-type="float" office:value="0.718088864000297">
                <text:p>0.718088864000297</text:p>
              </table:table-cell>
              <table:table-cell office:value-type="float" office:value="0.733448267348705">
                <text:p>0.733448267348705</text:p>
              </table:table-cell>
              <table:table-cell office:value-type="float" office:value="0.692874311669473">
                <text:p>0.69287431166947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34365478907626">
                <text:p>0.634365478907626</text:p>
              </table:table-cell>
              <table:table-cell office:value-type="float" office:value="0.718308509858839">
                <text:p>0.718308509858839</text:p>
              </table:table-cell>
              <table:table-cell office:value-type="float" office:value="0.722586622998758">
                <text:p>0.722586622998758</text:p>
              </table:table-cell>
              <table:table-cell office:value-type="float" office:value="0.700582092159365">
                <text:p>0.700582092159365</text:p>
              </table:table-cell>
              <table:table-cell office:value-type="float" office:value="0.667698858705766">
                <text:p>0.6676988587057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16544577973021">
                <text:p>0.616544577973021</text:p>
              </table:table-cell>
              <table:table-cell office:value-type="float" office:value="0.669656829965627">
                <text:p>0.669656829965627</text:p>
              </table:table-cell>
              <table:table-cell office:value-type="float" office:value="0.696598589420319">
                <text:p>0.696598589420319</text:p>
              </table:table-cell>
              <table:table-cell office:value-type="float" office:value="0.679039552899226">
                <text:p>0.679039552899226</text:p>
              </table:table-cell>
              <table:table-cell office:value-type="float" office:value="0.696046461722602">
                <text:p>0.6960464617226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21793179789935">
                <text:p>0.621793179789935</text:p>
              </table:table-cell>
              <table:table-cell office:value-type="float" office:value="0.712138064799865">
                <text:p>0.712138064799865</text:p>
              </table:table-cell>
              <table:table-cell office:value-type="float" office:value="0.725854395540214">
                <text:p>0.725854395540214</text:p>
              </table:table-cell>
              <table:table-cell office:value-type="float" office:value="0.818532032103626">
                <text:p>0.818532032103626</text:p>
              </table:table-cell>
              <table:table-cell office:value-type="float" office:value="0.622278976476997">
                <text:p>0.6222789764769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40480622740611">
                <text:p>0.640480622740611</text:p>
              </table:table-cell>
              <table:table-cell office:value-type="float" office:value="0.649428619563214">
                <text:p>0.649428619563214</text:p>
              </table:table-cell>
              <table:table-cell office:value-type="float" office:value="0.701486233004763">
                <text:p>0.701486233004763</text:p>
              </table:table-cell>
              <table:table-cell office:value-type="float" office:value="0.739073010310074">
                <text:p>0.739073010310074</text:p>
              </table:table-cell>
              <table:table-cell office:value-type="float" office:value="0.608248692714363">
                <text:p>0.60824869271436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72158655030596">
                <text:p>0.672158655030596</text:p>
              </table:table-cell>
              <table:table-cell office:value-type="float" office:value="0.670220261336836">
                <text:p>0.670220261336836</text:p>
              </table:table-cell>
              <table:table-cell office:value-type="float" office:value="0.799378592178134">
                <text:p>0.799378592178134</text:p>
              </table:table-cell>
              <table:table-cell office:value-type="float" office:value="0.682067151084268">
                <text:p>0.682067151084268</text:p>
              </table:table-cell>
              <table:table-cell office:value-type="float" office:value="0.619717073952494">
                <text:p>0.6197170739524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49921398404186">
                <text:p>0.649921398404186</text:p>
              </table:table-cell>
              <table:table-cell office:value-type="float" office:value="0.641737762404366">
                <text:p>0.641737762404366</text:p>
              </table:table-cell>
              <table:table-cell office:value-type="float" office:value="0.690478808492239">
                <text:p>0.690478808492239</text:p>
              </table:table-cell>
              <table:table-cell office:value-type="float" office:value="0.721545207719861">
                <text:p>0.721545207719861</text:p>
              </table:table-cell>
              <table:table-cell office:value-type="float" office:value="0.964681441067187">
                <text:p>0.96468144106718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13876880933902">
                <text:p>0.713876880933902</text:p>
              </table:table-cell>
              <table:table-cell office:value-type="float" office:value="0.662094053315239">
                <text:p>0.662094053315239</text:p>
              </table:table-cell>
              <table:table-cell office:value-type="float" office:value="0.753516512962938">
                <text:p>0.753516512962938</text:p>
              </table:table-cell>
              <table:table-cell office:value-type="float" office:value="0.686511889922838">
                <text:p>0.686511889922838</text:p>
              </table:table-cell>
              <table:table-cell office:value-type="float" office:value="0.610232684875558">
                <text:p>0.6102326848755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653995065967">
                <text:p>0.6653995065967</text:p>
              </table:table-cell>
              <table:table-cell office:value-type="float" office:value="0.694281365608145">
                <text:p>0.694281365608145</text:p>
              </table:table-cell>
              <table:table-cell office:value-type="float" office:value="0.726922704763939">
                <text:p>0.726922704763939</text:p>
              </table:table-cell>
              <table:table-cell office:value-type="float" office:value="0.708891284612059">
                <text:p>0.708891284612059</text:p>
              </table:table-cell>
              <table:table-cell office:value-type="float" office:value="0.662346600023515">
                <text:p>0.6623466000235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58484618539459">
                <text:p>0.658484618539459</text:p>
              </table:table-cell>
              <table:table-cell office:value-type="float" office:value="0.714121874124726">
                <text:p>0.714121874124726</text:p>
              </table:table-cell>
              <table:table-cell office:value-type="float" office:value="0.738993388743488">
                <text:p>0.738993388743488</text:p>
              </table:table-cell>
              <table:table-cell office:value-type="float" office:value="0.734765426878549">
                <text:p>0.734765426878549</text:p>
              </table:table-cell>
              <table:table-cell office:value-type="float" office:value="0.631781870602099">
                <text:p>0.6317818706020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68651603299416">
                <text:p>0.668651603299416</text:p>
              </table:table-cell>
              <table:table-cell office:value-type="float" office:value="0.676080845250674">
                <text:p>0.676080845250674</text:p>
              </table:table-cell>
              <table:table-cell office:value-type="float" office:value="0.838007631660239">
                <text:p>0.838007631660239</text:p>
              </table:table-cell>
              <table:table-cell office:value-type="float" office:value="0.83924960139339">
                <text:p>0.83924960139339</text:p>
              </table:table-cell>
              <table:table-cell office:value-type="float" office:value="0.618735129847848">
                <text:p>0.61873512984784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9852333291908">
                <text:p>0.69852333291908</text:p>
              </table:table-cell>
              <table:table-cell office:value-type="float" office:value="0.69605020547937">
                <text:p>0.69605020547937</text:p>
              </table:table-cell>
              <table:table-cell office:value-type="float" office:value="0.729380704325401">
                <text:p>0.729380704325401</text:p>
              </table:table-cell>
              <table:table-cell office:value-type="float" office:value="0.828096784331316">
                <text:p>0.828096784331316</text:p>
              </table:table-cell>
              <table:table-cell office:value-type="float" office:value="0.656672854730688">
                <text:p>0.6566728547306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91169413869366">
                <text:p>0.691169413869366</text:p>
              </table:table-cell>
              <table:table-cell office:value-type="float" office:value="0.705392929308254">
                <text:p>0.705392929308254</text:p>
              </table:table-cell>
              <table:table-cell office:value-type="float" office:value="0.870038841765351">
                <text:p>0.870038841765351</text:p>
              </table:table-cell>
              <table:table-cell office:value-type="float" office:value="0.719536804714086">
                <text:p>0.719536804714086</text:p>
              </table:table-cell>
              <table:table-cell office:value-type="float" office:value="0.623084329022952">
                <text:p>0.62308432902295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16893044168964">
                <text:p>0.716893044168964</text:p>
              </table:table-cell>
              <table:table-cell office:value-type="float" office:value="0.665405989790255">
                <text:p>0.665405989790255</text:p>
              </table:table-cell>
              <table:table-cell office:value-type="float" office:value="0.813803101244148">
                <text:p>0.813803101244148</text:p>
              </table:table-cell>
              <table:table-cell office:value-type="float" office:value="0.744384692490467">
                <text:p>0.744384692490467</text:p>
              </table:table-cell>
              <table:table-cell office:value-type="float" office:value="0.671173819735006">
                <text:p>0.6711738197350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77952456328035">
                <text:p>0.677952456328035</text:p>
              </table:table-cell>
              <table:table-cell office:value-type="float" office:value="0.815148145874585">
                <text:p>0.815148145874585</text:p>
              </table:table-cell>
              <table:table-cell office:value-type="float" office:value="0.842232177593957">
                <text:p>0.842232177593957</text:p>
              </table:table-cell>
              <table:table-cell office:value-type="float" office:value="0.930925151321786">
                <text:p>0.930925151321786</text:p>
              </table:table-cell>
              <table:table-cell office:value-type="float" office:value="0.617787074091976">
                <text:p>0.61778707409197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722747523908966">
                <text:p>0.722747523908966</text:p>
              </table:table-cell>
              <table:table-cell office:value-type="float" office:value="0.789679477916905">
                <text:p>0.789679477916905</text:p>
              </table:table-cell>
              <table:table-cell office:value-type="float" office:value="0.830421484686846">
                <text:p>0.830421484686846</text:p>
              </table:table-cell>
              <table:table-cell office:value-type="float" office:value="0.700599125923555">
                <text:p>0.700599125923555</text:p>
              </table:table-cell>
              <table:table-cell office:value-type="float" office:value="0.651027420547111">
                <text:p>0.65102742054711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703412369533551">
                <text:p>0.703412369533551</text:p>
              </table:table-cell>
              <table:table-cell office:value-type="float" office:value="0.775471603212181">
                <text:p>0.775471603212181</text:p>
              </table:table-cell>
              <table:table-cell office:value-type="float" office:value="0.810813103716798">
                <text:p>0.810813103716798</text:p>
              </table:table-cell>
              <table:table-cell office:value-type="float" office:value="0.799458367692912">
                <text:p>0.799458367692912</text:p>
              </table:table-cell>
              <table:table-cell office:value-type="float" office:value="0.630871465966745">
                <text:p>0.63087146596674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791122679330089">
                <text:p>0.791122679330089</text:p>
              </table:table-cell>
              <table:table-cell office:value-type="float" office:value="0.79372982708223">
                <text:p>0.79372982708223</text:p>
              </table:table-cell>
              <table:table-cell office:value-type="float" office:value="0.878914906934726">
                <text:p>0.878914906934726</text:p>
              </table:table-cell>
              <table:table-cell office:value-type="float" office:value="0.754832509470864">
                <text:p>0.754832509470864</text:p>
              </table:table-cell>
              <table:table-cell office:value-type="float" office:value="0.696039395829651">
                <text:p>0.69603939582965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747255310873312">
                <text:p>0.747255310873312</text:p>
              </table:table-cell>
              <table:table-cell office:value-type="float" office:value="0.770357556138302">
                <text:p>0.770357556138302</text:p>
              </table:table-cell>
              <table:table-cell office:value-type="float" office:value="0.896785933547225">
                <text:p>0.896785933547225</text:p>
              </table:table-cell>
              <table:table-cell office:value-type="float" office:value="0.73039723137405">
                <text:p>0.73039723137405</text:p>
              </table:table-cell>
              <table:table-cell office:value-type="float" office:value="0.640521577896516">
                <text:p>0.64052157789651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96043645933362">
                <text:p>0.796043645933362</text:p>
              </table:table-cell>
              <table:table-cell office:value-type="float" office:value="0.87560398776107">
                <text:p>0.87560398776107</text:p>
              </table:table-cell>
              <table:table-cell office:value-type="float" office:value="0.890898331542688">
                <text:p>0.890898331542688</text:p>
              </table:table-cell>
              <table:table-cell office:value-type="float" office:value="0.870715925664258">
                <text:p>0.870715925664258</text:p>
              </table:table-cell>
              <table:table-cell office:value-type="float" office:value="0.650606495836761">
                <text:p>0.65060649583676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768130286522438">
                <text:p>0.768130286522438</text:p>
              </table:table-cell>
              <table:table-cell office:value-type="float" office:value="0.777944511065454">
                <text:p>0.777944511065454</text:p>
              </table:table-cell>
              <table:table-cell office:value-type="float" office:value="0.918851907633565">
                <text:p>0.918851907633565</text:p>
              </table:table-cell>
              <table:table-cell office:value-type="float" office:value="0.870322419090505">
                <text:p>0.870322419090505</text:p>
              </table:table-cell>
              <table:table-cell office:value-type="float" office:value="0.674444232250284">
                <text:p>0.67444423225028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2316940499961">
                <text:p>0.92316940499961</text:p>
              </table:table-cell>
              <table:table-cell office:value-type="float" office:value="0.828492767606045">
                <text:p>0.828492767606045</text:p>
              </table:table-cell>
              <table:table-cell office:value-type="float" office:value="0.806858322371734">
                <text:p>0.806858322371734</text:p>
              </table:table-cell>
              <table:table-cell office:value-type="float" office:value="0.726844299790318">
                <text:p>0.726844299790318</text:p>
              </table:table-cell>
              <table:table-cell office:value-type="float" office:value="0.674431247579539">
                <text:p>0.67443124757953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818636924759742">
                <text:p>0.818636924759742</text:p>
              </table:table-cell>
              <table:table-cell office:value-type="float" office:value="0.770117862458609">
                <text:p>0.770117862458609</text:p>
              </table:table-cell>
              <table:table-cell office:value-type="float" office:value="0.884922758933225">
                <text:p>0.884922758933225</text:p>
              </table:table-cell>
              <table:table-cell office:value-type="float" office:value="0.735242943822241">
                <text:p>0.735242943822241</text:p>
              </table:table-cell>
              <table:table-cell office:value-type="float" office:value="0.680489645413826">
                <text:p>0.68048964541382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849382457740468">
                <text:p>0.849382457740468</text:p>
              </table:table-cell>
              <table:table-cell office:value-type="float" office:value="0.775370904638723">
                <text:p>0.775370904638723</text:p>
              </table:table-cell>
              <table:table-cell office:value-type="float" office:value="0.874425309933036">
                <text:p>0.874425309933036</text:p>
              </table:table-cell>
              <table:table-cell office:value-type="float" office:value="0.711612036988779">
                <text:p>0.711612036988779</text:p>
              </table:table-cell>
              <table:table-cell office:value-type="float" office:value="0.64535447534608">
                <text:p>0.645354475346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70067188893359">
                <text:p>0.870067188893359</text:p>
              </table:table-cell>
              <table:table-cell office:value-type="float" office:value="0.914899163816604">
                <text:p>0.914899163816604</text:p>
              </table:table-cell>
              <table:table-cell office:value-type="float" office:value="0.933285596180547">
                <text:p>0.933285596180547</text:p>
              </table:table-cell>
              <table:table-cell office:value-type="float" office:value="0.819676321159843">
                <text:p>0.819676321159843</text:p>
              </table:table-cell>
              <table:table-cell office:value-type="float" office:value="0.663409417392286">
                <text:p>0.66340941739228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886460290730365">
                <text:p>0.886460290730365</text:p>
              </table:table-cell>
              <table:table-cell office:value-type="float" office:value="0.933297609259014">
                <text:p>0.933297609259014</text:p>
              </table:table-cell>
              <table:table-cell office:value-type="float" office:value="1.16501940905682">
                <text:p>1.16501940905682</text:p>
              </table:table-cell>
              <table:table-cell office:value-type="float" office:value="0.800210857318223">
                <text:p>0.800210857318223</text:p>
              </table:table-cell>
              <table:table-cell office:value-type="float" office:value="0.623786357282861">
                <text:p>0.62378635728286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851429428608139">
                <text:p>0.851429428608139</text:p>
              </table:table-cell>
              <table:table-cell office:value-type="float" office:value="0.865424790631043">
                <text:p>0.865424790631043</text:p>
              </table:table-cell>
              <table:table-cell office:value-type="float" office:value="0.895083947781405">
                <text:p>0.895083947781405</text:p>
              </table:table-cell>
              <table:table-cell office:value-type="float" office:value="0.810653705172743">
                <text:p>0.810653705172743</text:p>
              </table:table-cell>
              <table:table-cell office:value-type="float" office:value="0.634913467922094">
                <text:p>0.63491346792209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780368622643816">
                <text:p>0.780368622643816</text:p>
              </table:table-cell>
              <table:table-cell office:value-type="float" office:value="0.913004038524043">
                <text:p>0.913004038524043</text:p>
              </table:table-cell>
              <table:table-cell office:value-type="float" office:value="0.913990059513256">
                <text:p>0.913990059513256</text:p>
              </table:table-cell>
              <table:table-cell office:value-type="float" office:value="0.734404306470251">
                <text:p>0.734404306470251</text:p>
              </table:table-cell>
              <table:table-cell office:value-type="float" office:value="0.64784919301425">
                <text:p>0.6478491930142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825405203308796">
                <text:p>0.825405203308796</text:p>
              </table:table-cell>
              <table:table-cell office:value-type="float" office:value="0.956077813005155">
                <text:p>0.956077813005155</text:p>
              </table:table-cell>
              <table:table-cell office:value-type="float" office:value="0.873445280490477">
                <text:p>0.873445280490477</text:p>
              </table:table-cell>
              <table:table-cell office:value-type="float" office:value="0.790708048943362">
                <text:p>0.790708048943362</text:p>
              </table:table-cell>
              <table:table-cell office:value-type="float" office:value="0.631788767554277">
                <text:p>0.63178876755427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843400317284227">
                <text:p>0.843400317284227</text:p>
              </table:table-cell>
              <table:table-cell office:value-type="float" office:value="1.09397082387304">
                <text:p>1.09397082387304</text:p>
              </table:table-cell>
              <table:table-cell office:value-type="float" office:value="0.842792956009964">
                <text:p>0.842792956009964</text:p>
              </table:table-cell>
              <table:table-cell office:value-type="float" office:value="0.771115342532199">
                <text:p>0.771115342532199</text:p>
              </table:table-cell>
              <table:table-cell office:value-type="float" office:value="0.667284954179284">
                <text:p>0.66728495417928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52652413603718">
                <text:p>0.952652413603718</text:p>
              </table:table-cell>
              <table:table-cell office:value-type="float" office:value="0.934218798312673">
                <text:p>0.934218798312673</text:p>
              </table:table-cell>
              <table:table-cell office:value-type="float" office:value="1.07562273631067">
                <text:p>1.07562273631067</text:p>
              </table:table-cell>
              <table:table-cell office:value-type="float" office:value="0.774501876962697">
                <text:p>0.774501876962697</text:p>
              </table:table-cell>
              <table:table-cell office:value-type="float" office:value="0.725536740996355">
                <text:p>0.72553674099635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850129341238115">
                <text:p>0.850129341238115</text:p>
              </table:table-cell>
              <table:table-cell office:value-type="float" office:value="0.957677975022719">
                <text:p>0.957677975022719</text:p>
              </table:table-cell>
              <table:table-cell office:value-type="float" office:value="1.02077962211305">
                <text:p>1.02077962211305</text:p>
              </table:table-cell>
              <table:table-cell office:value-type="float" office:value="0.77467926879602">
                <text:p>0.77467926879602</text:p>
              </table:table-cell>
              <table:table-cell office:value-type="float" office:value="0.643981197860343">
                <text:p>0.64398119786034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752414090136077">
                <text:p>0.752414090136077</text:p>
              </table:table-cell>
              <table:table-cell office:value-type="float" office:value="1.06837467693844">
                <text:p>1.06837467693844</text:p>
              </table:table-cell>
              <table:table-cell office:value-type="float" office:value="1.03180353114941">
                <text:p>1.03180353114941</text:p>
              </table:table-cell>
              <table:table-cell office:value-type="float" office:value="0.820652084482228">
                <text:p>0.820652084482228</text:p>
              </table:table-cell>
              <table:table-cell office:value-type="float" office:value="0.636640063092752">
                <text:p>0.63664006309275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6438110340958">
                <text:p>0.96438110340958</text:p>
              </table:table-cell>
              <table:table-cell office:value-type="float" office:value="0.759479776847582">
                <text:p>0.759479776847582</text:p>
              </table:table-cell>
              <table:table-cell office:value-type="float" office:value="0.872471493446022">
                <text:p>0.872471493446022</text:p>
              </table:table-cell>
              <table:table-cell office:value-type="float" office:value="0.950596121922592">
                <text:p>0.950596121922592</text:p>
              </table:table-cell>
              <table:table-cell office:value-type="float" office:value="0.690429088162498">
                <text:p>0.6904290881624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68004497556599">
                <text:p>0.968004497556599</text:p>
              </table:table-cell>
              <table:table-cell office:value-type="float" office:value="0.919815815299567">
                <text:p>0.919815815299567</text:p>
              </table:table-cell>
              <table:table-cell office:value-type="float" office:value="0.905719868244569">
                <text:p>0.905719868244569</text:p>
              </table:table-cell>
              <table:table-cell office:value-type="float" office:value="1.23543975982198">
                <text:p>1.23543975982198</text:p>
              </table:table-cell>
              <table:table-cell office:value-type="float" office:value="1.6445151194473">
                <text:p>1.644515119447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84961621051917">
                <text:p>0.84961621051917</text:p>
              </table:table-cell>
              <table:table-cell office:value-type="float" office:value="1.02842917032768">
                <text:p>1.02842917032768</text:p>
              </table:table-cell>
              <table:table-cell office:value-type="float" office:value="0.965477814703631">
                <text:p>0.965477814703631</text:p>
              </table:table-cell>
              <table:table-cell office:value-type="float" office:value="0.998340259300419">
                <text:p>0.998340259300419</text:p>
              </table:table-cell>
              <table:table-cell office:value-type="float" office:value="0.630998578905328">
                <text:p>0.63099857890532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02061199767092">
                <text:p>1.02061199767092</text:p>
              </table:table-cell>
              <table:table-cell office:value-type="float" office:value="0.956146868460018">
                <text:p>0.956146868460018</text:p>
              </table:table-cell>
              <table:table-cell office:value-type="float" office:value="0.902541637420654">
                <text:p>0.902541637420654</text:p>
              </table:table-cell>
              <table:table-cell office:value-type="float" office:value="1.01121732574299">
                <text:p>1.01121732574299</text:p>
              </table:table-cell>
              <table:table-cell office:value-type="float" office:value="0.629577370143376">
                <text:p>0.62957737014337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865226687920605">
                <text:p>0.865226687920605</text:p>
              </table:table-cell>
              <table:table-cell office:value-type="float" office:value="1.09027309651755">
                <text:p>1.09027309651755</text:p>
              </table:table-cell>
              <table:table-cell office:value-type="float" office:value="1.06095219170389">
                <text:p>1.06095219170389</text:p>
              </table:table-cell>
              <table:table-cell office:value-type="float" office:value="0.997864462115282">
                <text:p>0.997864462115282</text:p>
              </table:table-cell>
              <table:table-cell office:value-type="float" office:value="0.645031308469597">
                <text:p>0.64503130846959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42279341030706">
                <text:p>0.942279341030706</text:p>
              </table:table-cell>
              <table:table-cell office:value-type="float" office:value="1.05602820153617">
                <text:p>1.05602820153617</text:p>
              </table:table-cell>
              <table:table-cell office:value-type="float" office:value="0.938085063834863">
                <text:p>0.938085063834863</text:p>
              </table:table-cell>
              <table:table-cell office:value-type="float" office:value="1.08476165832917">
                <text:p>1.08476165832917</text:p>
              </table:table-cell>
              <table:table-cell office:value-type="float" office:value="0.581284037031279">
                <text:p>0.58128403703127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865242217947369">
                <text:p>0.865242217947369</text:p>
              </table:table-cell>
              <table:table-cell office:value-type="float" office:value="1.06818421559831">
                <text:p>1.06818421559831</text:p>
              </table:table-cell>
              <table:table-cell office:value-type="float" office:value="1.03909066776556">
                <text:p>1.03909066776556</text:p>
              </table:table-cell>
              <table:table-cell office:value-type="float" office:value="1.43462934011331">
                <text:p>1.43462934011331</text:p>
              </table:table-cell>
              <table:table-cell office:value-type="float" office:value="0.58262644187073">
                <text:p>0.5826264418707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08487426722708">
                <text:p>0.908487426722708</text:p>
              </table:table-cell>
              <table:table-cell office:value-type="float" office:value="1.05462140393403">
                <text:p>1.05462140393403</text:p>
              </table:table-cell>
              <table:table-cell office:value-type="float" office:value="0.846300543451602">
                <text:p>0.846300543451602</text:p>
              </table:table-cell>
              <table:table-cell office:value-type="float" office:value="1.28714940591824">
                <text:p>1.28714940591824</text:p>
              </table:table-cell>
              <table:table-cell office:value-type="float" office:value="0.609353262953963">
                <text:p>0.60935326295396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00447451154147">
                <text:p>1.00447451154147</text:p>
              </table:table-cell>
              <table:table-cell office:value-type="float" office:value="1.28021151302782">
                <text:p>1.28021151302782</text:p>
              </table:table-cell>
              <table:table-cell office:value-type="float" office:value="1.16074980694823">
                <text:p>1.16074980694823</text:p>
              </table:table-cell>
              <table:table-cell office:value-type="float" office:value="1.32061830546958">
                <text:p>1.32061830546958</text:p>
              </table:table-cell>
              <table:table-cell office:value-type="float" office:value="0.752467690435655">
                <text:p>0.75246769043565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27180298632639">
                <text:p>0.927180298632639</text:p>
              </table:table-cell>
              <table:table-cell office:value-type="float" office:value="0.896879868639027">
                <text:p>0.896879868639027</text:p>
              </table:table-cell>
              <table:table-cell office:value-type="float" office:value="0.882044759996098">
                <text:p>0.882044759996098</text:p>
              </table:table-cell>
              <table:table-cell office:value-type="float" office:value="1.43177234322016">
                <text:p>1.43177234322016</text:p>
              </table:table-cell>
              <table:table-cell office:value-type="float" office:value="0.672659695514141">
                <text:p>0.67265969551414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820469991012585">
                <text:p>0.820469991012585</text:p>
              </table:table-cell>
              <table:table-cell office:value-type="float" office:value="1.1752120241797">
                <text:p>1.1752120241797</text:p>
              </table:table-cell>
              <table:table-cell office:value-type="float" office:value="0.981079639466994">
                <text:p>0.981079639466994</text:p>
              </table:table-cell>
              <table:table-cell office:value-type="float" office:value="1.35641685365899">
                <text:p>1.35641685365899</text:p>
              </table:table-cell>
              <table:table-cell office:value-type="float" office:value="0.597112611393256">
                <text:p>0.5971126113932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33103857705929">
                <text:p>0.833103857705929</text:p>
              </table:table-cell>
              <table:table-cell office:value-type="float" office:value="1.08434017560233">
                <text:p>1.08434017560233</text:p>
              </table:table-cell>
              <table:table-cell office:value-type="float" office:value="1.46000006630377">
                <text:p>1.46000006630377</text:p>
              </table:table-cell>
              <table:table-cell office:value-type="float" office:value="1.39099625795165">
                <text:p>1.39099625795165</text:p>
              </table:table-cell>
              <table:table-cell office:value-type="float" office:value="0.594359457492828">
                <text:p>0.59435945749282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44688955516172">
                <text:p>0.944688955516172</text:p>
              </table:table-cell>
              <table:table-cell office:value-type="float" office:value="1.35676900521378">
                <text:p>1.35676900521378</text:p>
              </table:table-cell>
              <table:table-cell office:value-type="float" office:value="0.993395444074291">
                <text:p>0.993395444074291</text:p>
              </table:table-cell>
              <table:table-cell office:value-type="float" office:value="1.16960613091299">
                <text:p>1.16960613091299</text:p>
              </table:table-cell>
              <table:table-cell office:value-type="float" office:value="0.615015903499229">
                <text:p>0.61501590349922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96221837639077">
                <text:p>0.996221837639077</text:p>
              </table:table-cell>
              <table:table-cell office:value-type="float" office:value="1.08433578423927">
                <text:p>1.08433578423927</text:p>
              </table:table-cell>
              <table:table-cell office:value-type="float" office:value="1.16758856744123">
                <text:p>1.16758856744123</text:p>
              </table:table-cell>
              <table:table-cell office:value-type="float" office:value="1.13698700746876">
                <text:p>1.13698700746876</text:p>
              </table:table-cell>
              <table:table-cell office:value-type="float" office:value="0.596127700220588">
                <text:p>0.59612770022058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5103206279819">
                <text:p>0.95103206279819</text:p>
              </table:table-cell>
              <table:table-cell office:value-type="float" office:value="1.20537455389105">
                <text:p>1.20537455389105</text:p>
              </table:table-cell>
              <table:table-cell office:value-type="float" office:value="1.18668521401341">
                <text:p>1.18668521401341</text:p>
              </table:table-cell>
              <table:table-cell office:value-type="float" office:value="1.11800570283199">
                <text:p>1.11800570283199</text:p>
              </table:table-cell>
              <table:table-cell office:value-type="float" office:value="0.594803015512923">
                <text:p>0.59480301551292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64899679451632">
                <text:p>0.964899679451632</text:p>
              </table:table-cell>
              <table:table-cell office:value-type="float" office:value="1.235051419106">
                <text:p>1.235051419106</text:p>
              </table:table-cell>
              <table:table-cell office:value-type="float" office:value="1.15143245202632">
                <text:p>1.15143245202632</text:p>
              </table:table-cell>
              <table:table-cell office:value-type="float" office:value="1.41893087281771">
                <text:p>1.41893087281771</text:p>
              </table:table-cell>
              <table:table-cell office:value-type="float" office:value="0.642193303883441">
                <text:p>0.64219330388344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06518767508992">
                <text:p>1.06518767508992</text:p>
              </table:table-cell>
              <table:table-cell office:value-type="float" office:value="1.04249441440851">
                <text:p>1.04249441440851</text:p>
              </table:table-cell>
              <table:table-cell office:value-type="float" office:value="1.08252330864865">
                <text:p>1.08252330864865</text:p>
              </table:table-cell>
              <table:table-cell office:value-type="float" office:value="1.29030812737401">
                <text:p>1.29030812737401</text:p>
              </table:table-cell>
              <table:table-cell office:value-type="float" office:value="0.630873034702488">
                <text:p>0.63087303470248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01097537604578">
                <text:p>1.01097537604578</text:p>
              </table:table-cell>
              <table:table-cell office:value-type="float" office:value="0.989042982733323">
                <text:p>0.989042982733323</text:p>
              </table:table-cell>
              <table:table-cell office:value-type="float" office:value="1.34579489128721">
                <text:p>1.34579489128721</text:p>
              </table:table-cell>
              <table:table-cell office:value-type="float" office:value="1.46544944143003">
                <text:p>1.46544944143003</text:p>
              </table:table-cell>
              <table:table-cell office:value-type="float" office:value="0.579787495677457">
                <text:p>0.57978749567745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20419171050282">
                <text:p>1.20419171050282</text:p>
              </table:table-cell>
              <table:table-cell office:value-type="float" office:value="1.04526174763229">
                <text:p>1.04526174763229</text:p>
              </table:table-cell>
              <table:table-cell office:value-type="float" office:value="1.32377209034434">
                <text:p>1.32377209034434</text:p>
              </table:table-cell>
              <table:table-cell office:value-type="float" office:value="1.33678301419217">
                <text:p>1.33678301419217</text:p>
              </table:table-cell>
              <table:table-cell office:value-type="float" office:value="0.610647002246482">
                <text:p>0.61064700224648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.16026334619961">
                <text:p>1.16026334619961</text:p>
              </table:table-cell>
              <table:table-cell office:value-type="float" office:value="1.14077787823472">
                <text:p>1.14077787823472</text:p>
              </table:table-cell>
              <table:table-cell office:value-type="float" office:value="1.25790757416216">
                <text:p>1.25790757416216</text:p>
              </table:table-cell>
              <table:table-cell office:value-type="float" office:value="1.25977346502199">
                <text:p>1.25977346502199</text:p>
              </table:table-cell>
              <table:table-cell office:value-type="float" office:value="0.627728430405716">
                <text:p>0.62772843040571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10774644660803">
                <text:p>1.10774644660803</text:p>
              </table:table-cell>
              <table:table-cell office:value-type="float" office:value="1.32732108326777">
                <text:p>1.32732108326777</text:p>
              </table:table-cell>
              <table:table-cell office:value-type="float" office:value="1.31237163865493">
                <text:p>1.31237163865493</text:p>
              </table:table-cell>
              <table:table-cell office:value-type="float" office:value="1.66756885475908">
                <text:p>1.66756885475908</text:p>
              </table:table-cell>
              <table:table-cell office:value-type="float" office:value="0.631131519934882">
                <text:p>0.6311315199348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